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ce style:name="Univers" svg:font-family="Univers" style:font-family-generic="swiss"/>
    <style:font-face style:name="Univers-Bold" svg:font-family="Univers-Bold" style:font-family-generic="swiss"/>
    <style:font-face style:name="monospace" svg:font-family="monospace"/>
  </office:font-face-decls>
  <office:automatic-styles>
    <style:style style:name="P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fo:font-weight="normal" officeooo:paragraph-rsid="00049f96"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fo:font-weight="normal" officeooo:paragraph-rsid="003c2c0d"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normal" officeooo:paragraph-rsid="004a263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normal" officeooo:paragraph-rsid="00534a4f"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officeooo:paragraph-rsid="0054cad2"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officeooo:paragraph-rsid="0062ef5c"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paragraph-rsid="0068f444"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paragraph-rsid="00690bdd"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paragraph-rsid="006b02c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paragraph-rsid="00710467"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paragraph-rsid="0071e1dd"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paragraph-rsid="0067fb7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paragraph-rsid="00727ca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paragraph-rsid="00745838"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paragraph-rsid="00b71429"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paragraph-rsid="00727cad"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paragraph-rsid="0080cb7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0a0859" officeooo:paragraph-rsid="000a085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159a7a" officeooo:paragraph-rsid="00159a7a"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235e18" officeooo:paragraph-rsid="00236e3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2cd9b7" officeooo:paragraph-rsid="002cd9b7"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2cd9b7" officeooo:paragraph-rsid="00727ca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049f96" officeooo:paragraph-rsid="00049f9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32ca04" officeooo:paragraph-rsid="0032ca0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369777" officeooo:paragraph-rsid="0036977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390b3e" officeooo:paragraph-rsid="00390b3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fo:font-weight="normal" officeooo:rsid="003c98da" officeooo:paragraph-rsid="003c98d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fo:font-weight="normal" officeooo:rsid="003c98da" officeooo:paragraph-rsid="004c076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fo:font-weight="normal" officeooo:rsid="003c98da" officeooo:paragraph-rsid="0054cad2"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fo:font-weight="normal" officeooo:rsid="003c98da" officeooo:paragraph-rsid="003d4087"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3c98da" officeooo:paragraph-rsid="005e90a5"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3d4087" officeooo:paragraph-rsid="003d408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153d21" officeooo:paragraph-rsid="00153d2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53d21" officeooo:paragraph-rsid="0062ef5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54a83a" officeooo:paragraph-rsid="0054a83a"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54cad2" officeooo:paragraph-rsid="005e90a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170f0f" officeooo:paragraph-rsid="00170f0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37a724" officeooo:paragraph-rsid="0037a72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5c8580" officeooo:paragraph-rsid="005c8580"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5e90a5" officeooo:paragraph-rsid="005e90a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616977" officeooo:paragraph-rsid="0061697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616977" officeooo:paragraph-rsid="00b53e72"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3eb497" officeooo:paragraph-rsid="0062ef5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534a4f" officeooo:paragraph-rsid="0062ef5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67fb7f" officeooo:paragraph-rsid="0067fb7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690bdd" officeooo:paragraph-rsid="00690bdd"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690bdd" officeooo:paragraph-rsid="00911520"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6b02cf" officeooo:paragraph-rsid="006b02c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497f73" officeooo:paragraph-rsid="0071e1dd"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4b052e" officeooo:paragraph-rsid="00727cad"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2fa054" officeooo:paragraph-rsid="0074583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7f275d" officeooo:paragraph-rsid="007f275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7f275d" officeooo:paragraph-rsid="0099e9eb"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a561c" officeooo:paragraph-rsid="006b02c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57fb96"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81812c" officeooo:paragraph-rsid="0081812c"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8ff91f" officeooo:paragraph-rsid="008ff91f"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999339" officeooo:paragraph-rsid="0099e9eb"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99e9eb" officeooo:paragraph-rsid="0099e9eb"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a18b79" officeooo:paragraph-rsid="00a18b7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a47c0a" officeooo:paragraph-rsid="00a47c0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805baf" officeooo:paragraph-rsid="00a517f9"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a517f9" officeooo:paragraph-rsid="00a517f9"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a517f9" officeooo:paragraph-rsid="00b06a36"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b53e72" officeooo:paragraph-rsid="00b53e72"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b71429" officeooo:paragraph-rsid="00b7142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5d2c5e" officeooo:paragraph-rsid="00690bd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1dda69" officeooo:paragraph-rsid="00439aa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1dda69" officeooo:paragraph-rsid="00a8fd4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44a71d" officeooo:paragraph-rsid="0044a71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44a71d" officeooo:paragraph-rsid="0045739b"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485618" officeooo:paragraph-rsid="00485618"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947fab" officeooo:paragraph-rsid="00a63f0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a73d75" officeooo:paragraph-rsid="00a73d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0b71429" officeooo:paragraph-rsid="00b71429"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text-align="justify" style:justify-single-word="false"/>
      <style:text-properties fo:font-size="12pt" fo:font-style="normal" fo:font-weight="bold" officeooo:rsid="005705a2" style:font-size-asian="12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fo:font-size="12pt" fo:font-style="normal" fo:font-weight="bold" officeooo:rsid="005d2c5e" officeooo:paragraph-rsid="005d2c5e" style:font-size-asian="12pt" style:font-style-asian="normal" style:font-weight-asian="bold" style:font-size-complex="12pt" style:font-style-complex="normal" style:font-weight-complex="bold"/>
    </style:style>
    <style:style style:name="P81" style:family="paragraph" style:parent-style-name="Standard">
      <style:paragraph-properties fo:text-align="justify" style:justify-single-word="false"/>
      <style:text-properties fo:font-size="12pt" fo:font-style="normal" fo:font-weight="bold" officeooo:rsid="00b53e72" officeooo:paragraph-rsid="00b53e72" style:font-size-asian="12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fo:font-size="12pt" fo:font-style="normal" officeooo:paragraph-rsid="0045739b" style:font-size-asian="10.5pt" style:font-style-asian="normal" style:font-size-complex="12pt" style:font-style-complex="normal"/>
    </style:style>
    <style:style style:name="P83" style:family="paragraph" style:parent-style-name="Standard">
      <style:paragraph-properties fo:text-align="justify" style:justify-single-word="false"/>
      <style:text-properties fo:font-size="12pt" fo:font-style="normal" officeooo:paragraph-rsid="00439aa3" style:font-size-asian="10.5pt" style:font-style-asian="normal" style:font-size-complex="12pt" style:font-style-complex="normal"/>
    </style:style>
    <style:style style:name="P84"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Standard">
      <style:paragraph-properties fo:text-align="justify" style:justify-single-word="false"/>
      <style:text-properties fo:font-size="12pt" fo:font-style="italic" fo:font-weight="normal" officeooo:rsid="005d2c5e" officeooo:paragraph-rsid="005d2c5e"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justify" style:justify-single-word="false"/>
      <style:text-properties fo:font-size="12pt" fo:font-style="italic" fo:font-weight="normal" officeooo:rsid="005d2c5e" officeooo:paragraph-rsid="00a57f53"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justify" style:justify-single-word="false"/>
      <style:text-properties fo:font-size="12pt" fo:font-style="italic" fo:font-weight="normal" officeooo:rsid="009e216a" officeooo:paragraph-rsid="009e216a" style:font-size-asian="12pt" style:font-style-asian="italic" style:font-weight-asian="normal" style:font-size-complex="12pt" style:font-style-complex="italic" style:font-weight-complex="normal"/>
    </style:style>
    <style:style style:name="P88" style:family="paragraph" style:parent-style-name="Standard">
      <style:paragraph-properties fo:text-align="start" style:justify-single-word="false"/>
      <style:text-properties fo:font-size="12pt" style:font-size-asian="10.5pt" style:font-size-complex="12pt"/>
    </style:style>
    <style:style style:name="P89" style:family="paragraph" style:parent-style-name="Standard">
      <style:paragraph-properties fo:text-align="start" style:justify-single-word="false"/>
      <style:text-properties fo:font-size="12pt" officeooo:rsid="002fa054" officeooo:paragraph-rsid="002fa054" style:font-size-asian="10.5pt" style:font-size-complex="12pt"/>
    </style:style>
    <style:style style:name="P90" style:family="paragraph" style:parent-style-name="Standard">
      <style:paragraph-properties fo:text-align="start" style:justify-single-word="false"/>
      <style:text-properties fo:font-size="12pt" officeooo:rsid="00745838" officeooo:paragraph-rsid="00745838" style:font-size-asian="10.5pt" style:font-size-complex="12pt"/>
    </style:style>
    <style:style style:name="P91" style:family="paragraph" style:parent-style-name="Standard">
      <style:paragraph-properties fo:text-align="start" style:justify-single-word="false"/>
      <style:text-properties fo:font-size="12pt" officeooo:rsid="007c96a7" officeooo:paragraph-rsid="007c96a7" style:font-size-asian="10.5pt" style:font-size-complex="12pt"/>
    </style:style>
    <style:style style:name="P92" style:family="paragraph" style:parent-style-name="Standard">
      <style:paragraph-properties fo:text-align="start" style:justify-single-word="false"/>
      <style:text-properties fo:font-size="12pt" officeooo:rsid="0088ef97" officeooo:paragraph-rsid="0088ef97" style:font-size-asian="10.5pt" style:font-size-complex="12pt"/>
    </style:style>
    <style:style style:name="P93" style:family="paragraph" style:parent-style-name="Standard">
      <style:paragraph-properties fo:text-align="start" style:justify-single-word="false"/>
      <style:text-properties fo:font-size="12pt" officeooo:rsid="009f5d21" officeooo:paragraph-rsid="009f5d21" style:font-size-asian="10.5pt" style:font-size-complex="12pt"/>
    </style:style>
    <style:style style:name="P9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5" style:family="paragraph" style:parent-style-name="Standard">
      <style:paragraph-properties fo:text-align="justify" style:justify-single-word="false" style:text-autospace="none"/>
      <style:text-properties fo:font-size="12pt" fo:font-weight="normal" officeooo:rsid="0080cb7b" officeooo:paragraph-rsid="0080cb7b" style:font-size-asian="12pt" style:font-weight-asian="normal" style:font-size-complex="12pt" style:font-weight-complex="normal"/>
    </style:style>
    <style:style style:name="P96" style:family="paragraph" style:parent-style-name="Text_20_body">
      <style:paragraph-properties fo:text-align="justify" style:justify-single-word="false" style:text-autospace="none"/>
      <style:text-properties fo:font-size="12pt" fo:font-weight="normal" officeooo:rsid="000ee6a2" officeooo:paragraph-rsid="000ee6a2" style:font-size-asian="12pt" style:font-weight-asian="normal" style:font-size-complex="12pt" style:font-weight-complex="normal"/>
    </style:style>
    <style:style style:name="P97"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98" style:family="paragraph" style:parent-style-name="Text_20_body">
      <style:paragraph-properties fo:text-align="justify" style:justify-single-word="false"/>
      <style:text-properties fo:font-size="12pt" fo:font-weight="normal" officeooo:rsid="001dda69" officeooo:paragraph-rsid="001dda69" style:font-size-asian="10.5pt" style:font-weight-asian="normal" style:font-size-complex="12pt" style:font-weight-complex="normal"/>
    </style:style>
    <style:style style:name="P99" style:family="paragraph" style:parent-style-name="Text_20_body">
      <style:paragraph-properties fo:text-align="justify" style:justify-single-word="false"/>
      <style:text-properties fo:font-size="12pt" fo:font-weight="normal" officeooo:rsid="0080a7b5" officeooo:paragraph-rsid="0080a7b5" style:font-size-asian="10.5pt" style:font-weight-asian="normal" style:font-size-complex="12pt" style:font-weight-complex="normal"/>
    </style:style>
    <style:style style:name="P100" style:family="paragraph" style:parent-style-name="Text_20_body">
      <style:paragraph-properties fo:text-align="justify" style:justify-single-word="false"/>
      <style:text-properties fo:font-size="12pt" fo:font-weight="normal" officeooo:rsid="0057fb96" officeooo:paragraph-rsid="0081812c" style:font-size-asian="10.5pt" style:font-weight-asian="normal" style:font-size-complex="12pt" style:font-weight-complex="normal"/>
    </style:style>
    <style:style style:name="P101" style:family="paragraph" style:parent-style-name="Standard">
      <style:paragraph-properties fo:break-before="page"/>
      <style:text-properties style:font-name="Arial1"/>
    </style:style>
    <style:style style:name="P102" style:family="paragraph" style:parent-style-name="Text_20_body">
      <style:paragraph-properties fo:text-align="justify" style:justify-single-word="false" fo:break-before="page"/>
      <style:text-properties style:font-name="Arial1" fo:font-weight="bold" style:font-weight-asian="bold" style:font-weight-complex="bold"/>
    </style:style>
    <style:style style:name="P103" style:family="paragraph" style:parent-style-name="Text_20_body">
      <style:paragraph-properties fo:text-align="justify" style:justify-single-word="false"/>
      <style:text-properties style:font-name="Arial1" fo:font-weight="bold" style:font-weight-asian="bold" style:font-weight-complex="bold"/>
    </style:style>
    <style:style style:name="P104" style:family="paragraph" style:parent-style-name="Text_20_body">
      <style:text-properties style:font-name="Arial1" fo:font-weight="bold" style:font-weight-asian="bold" style:font-weight-complex="bold"/>
    </style:style>
    <style:style style:name="P105" style:family="paragraph" style:parent-style-name="Standard">
      <style:text-properties style:font-name="Arial1"/>
    </style:style>
    <style:style style:name="P106" style:family="paragraph" style:parent-style-name="Standard">
      <style:paragraph-properties fo:text-align="justify" style:justify-single-word="false"/>
      <style:text-properties style:font-name="Arial1" fo:font-size="14pt" fo:font-style="italic" fo:font-weight="bold" style:font-size-asian="14pt" style:font-style-asian="italic" style:font-weight-asian="bold" style:font-size-complex="14pt" style:font-style-complex="italic" style:font-weight-complex="bold"/>
    </style:style>
    <style:style style:name="P107" style:family="paragraph" style:parent-style-name="Text_20_body">
      <style:paragraph-properties fo:text-align="justify" style:justify-single-word="false"/>
      <style:text-properties style:font-name="Arial1" fo:font-size="14pt" fo:font-weight="bold" style:font-size-asian="14pt" style:font-weight-asian="bold" style:font-size-complex="14pt" style:font-weight-complex="bold"/>
    </style:style>
    <style:style style:name="P108" style:family="paragraph" style:parent-style-name="Standard">
      <style:text-properties style:font-name="Arial1" officeooo:rsid="00049f96"/>
    </style:style>
    <style:style style:name="P109" style:family="paragraph" style:parent-style-name="Standard">
      <style:text-properties style:font-name="Arial1" officeooo:paragraph-rsid="001a2ee1"/>
    </style:style>
    <style:style style:name="P110" style:family="paragraph" style:parent-style-name="Standard">
      <style:text-properties style:font-name="Arial1" officeooo:paragraph-rsid="00204cde"/>
    </style:style>
    <style:style style:name="P111" style:family="paragraph" style:parent-style-name="Standard">
      <style:text-properties style:font-name="Arial1" officeooo:rsid="00204cde" officeooo:paragraph-rsid="00204cde"/>
    </style:style>
    <style:style style:name="P112" style:family="paragraph" style:parent-style-name="Standard">
      <style:text-properties style:font-name="Arial1" fo:font-size="16pt" style:font-size-asian="14pt" style:font-size-complex="16pt"/>
    </style:style>
    <style:style style:name="P113" style:family="paragraph" style:parent-style-name="Standard">
      <style:paragraph-properties fo:text-align="justify" style:justify-single-word="false"/>
      <style:text-properties style:font-name="Arial1" officeooo:rsid="0035cc1f" officeooo:paragraph-rsid="0035cc1f"/>
    </style:style>
    <style:style style:name="P114" style:family="paragraph" style:parent-style-name="Standard">
      <style:paragraph-properties fo:text-align="start" style:justify-single-word="false"/>
      <style:text-properties style:font-name="Arial1" fo:font-size="12pt" fo:font-style="normal" fo:font-weight="normal" officeooo:rsid="0037a724" officeooo:paragraph-rsid="0037a724"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1" fo:font-size="12pt" fo:font-style="normal" fo:font-weight="normal" officeooo:paragraph-rsid="00534a4f"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Arial1" fo:font-size="12pt" fo:font-style="normal" fo:font-weight="normal" officeooo:rsid="00349742" officeooo:paragraph-rsid="0035cc1f"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Arial1" fo:font-size="12pt" fo:font-style="italic" fo:font-weight="bold" style:font-size-asian="12pt" style:font-style-asian="italic" style:font-weight-asian="bold" style:font-size-complex="12pt" style:font-style-complex="italic" style:font-weight-complex="bold"/>
    </style:style>
    <style:style style:name="P118" style:family="paragraph" style:parent-style-name="Standard">
      <style:paragraph-properties fo:text-align="justify" style:justify-single-word="false"/>
      <style:text-properties style:font-name="Arial1" fo:font-size="12pt" fo:font-style="italic" fo:font-weight="bold" officeooo:paragraph-rsid="0004a030" style:font-size-asian="12pt" style:font-style-asian="italic" style:font-weight-asian="bold" style:font-size-complex="12pt" style:font-style-complex="italic" style:font-weight-complex="bold"/>
    </style:style>
    <style:style style:name="P119" style:family="paragraph" style:parent-style-name="Standard">
      <style:paragraph-properties fo:text-align="justify" style:justify-single-word="false"/>
      <style:text-properties style:font-name="Arial1" fo:font-size="12pt" fo:font-style="italic" fo:font-weight="bold" officeooo:rsid="0004a030" officeooo:paragraph-rsid="0004a030" style:font-size-asian="12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style:font-name="Arial1" fo:font-size="12pt" style:font-size-asian="12pt" style:font-size-complex="12pt"/>
    </style:style>
    <style:style style:name="P121" style:family="paragraph" style:parent-style-name="Text_20_body">
      <style:paragraph-properties fo:text-align="justify" style:justify-single-word="false"/>
      <style:text-properties style:font-name="Arial1" fo:font-style="italic" style:font-style-asian="italic" style:font-style-complex="italic"/>
    </style:style>
    <style:style style:name="P122" style:family="paragraph" style:parent-style-name="Text_20_body">
      <style:paragraph-properties fo:text-align="center" style:justify-single-word="false"/>
      <style:text-properties style:font-name="Arial1"/>
    </style:style>
    <style:style style:name="P123" style:family="paragraph" style:parent-style-name="Text_20_body">
      <style:paragraph-properties fo:text-align="justify" style:justify-single-word="false"/>
      <style:text-properties style:font-name="Arial1"/>
    </style:style>
    <style:style style:name="P124" style:family="paragraph" style:parent-style-name="Text_20_body">
      <style:paragraph-properties fo:text-align="justify" style:justify-single-word="false"/>
      <style:text-properties style:font-name="Arial1" officeooo:paragraph-rsid="00076407"/>
    </style:style>
    <style:style style:name="P125" style:family="paragraph" style:parent-style-name="Standard">
      <style:text-properties style:font-name="Arial1" officeooo:paragraph-rsid="00b62f53"/>
    </style:style>
    <style:style style:name="P126" style:family="paragraph" style:parent-style-name="Standard">
      <style:text-properties fo:font-size="16pt" style:font-size-asian="14pt" style:font-size-complex="16pt"/>
    </style:style>
    <style:style style:name="P127" style:family="paragraph" style:parent-style-name="Standard">
      <style:paragraph-properties fo:text-align="center" style:justify-single-word="false"/>
      <style:text-properties fo:font-size="16pt" style:font-size-asian="14pt" style:font-size-complex="16pt"/>
    </style:style>
    <style:style style:name="P128" style:family="paragraph" style:parent-style-name="Standard">
      <style:paragraph-properties fo:text-align="center" style:justify-single-word="false"/>
      <style:text-properties fo:font-size="16pt" fo:font-style="italic" style:font-size-asian="14pt" style:font-style-asian="italic" style:font-size-complex="16pt" style:font-style-complex="italic"/>
    </style:style>
    <style:style style:name="P129"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0"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paragraph-properties fo:text-align="justify" style:justify-single-word="false" style:text-autospace="none"/>
      <style:text-properties fo:font-size="14pt" officeooo:paragraph-rsid="00776bfc" style:font-size-asian="12.25pt" style:font-size-complex="14pt"/>
    </style:style>
    <style:style style:name="P134" style:family="paragraph" style:parent-style-name="Text_20_body">
      <style:paragraph-properties fo:text-align="justify" style:justify-single-word="false" style:text-autospace="none"/>
      <style:text-properties fo:font-size="14pt" officeooo:paragraph-rsid="000606cd" style:font-size-asian="12.25pt" style:font-size-complex="14pt"/>
    </style:style>
    <style:style style:name="P135" style:family="paragraph" style:parent-style-name="Standard">
      <style:paragraph-properties fo:text-align="justify" style:justify-single-word="false"/>
      <style:text-properties fo:font-size="14pt" style:font-size-asian="14pt" style:font-size-complex="14pt"/>
    </style:style>
    <style:style style:name="P136" style:family="paragraph" style:parent-style-name="Standard">
      <style:text-properties fo:font-style="normal" style:font-style-asian="normal" style:font-style-complex="normal"/>
    </style:style>
    <style:style style:name="P137" style:family="paragraph" style:parent-style-name="Standard">
      <style:text-properties fo:font-style="normal" officeooo:rsid="001dda69" officeooo:paragraph-rsid="001dda69" style:font-style-asian="normal" style:font-style-complex="normal"/>
    </style:style>
    <style:style style:name="P138" style:family="paragraph" style:parent-style-name="Standard">
      <style:text-properties fo:font-style="normal" officeooo:paragraph-rsid="0041dee9" style:font-style-asian="normal" style:font-style-complex="normal"/>
    </style:style>
    <style:style style:name="P139" style:family="paragraph" style:parent-style-name="Standard">
      <style:text-properties fo:font-style="normal" officeooo:rsid="00424a51" officeooo:paragraph-rsid="00424a51" style:font-style-asian="normal" style:font-style-complex="normal"/>
    </style:style>
    <style:style style:name="P140" style:family="paragraph" style:parent-style-name="Standard">
      <style:text-properties fo:font-style="normal" officeooo:rsid="00414464" officeooo:paragraph-rsid="006533d7" style:font-style-asian="normal" style:font-style-complex="normal"/>
    </style:style>
    <style:style style:name="P141" style:family="paragraph" style:parent-style-name="Standard">
      <style:paragraph-properties fo:text-align="justify" style:justify-single-word="false"/>
      <style:text-properties fo:font-style="normal" officeooo:rsid="0059cbf2" officeooo:paragraph-rsid="00776bfc" style:font-style-asian="normal" style:font-style-complex="normal"/>
    </style:style>
    <style:style style:name="P142" style:family="paragraph" style:parent-style-name="Standard">
      <style:paragraph-properties fo:text-align="justify" style:justify-single-word="false"/>
      <style:text-properties fo:font-style="normal" officeooo:rsid="0045739b" officeooo:paragraph-rsid="00776bfc" style:font-style-asian="normal" style:font-style-complex="normal"/>
    </style:style>
    <style:style style:name="P143" style:family="paragraph" style:parent-style-name="Standard">
      <style:paragraph-properties fo:text-align="justify" style:justify-single-word="false"/>
      <style:text-properties fo:font-style="normal" officeooo:rsid="0055957e" officeooo:paragraph-rsid="00776bfc" style:font-style-asian="normal" style:font-style-complex="normal"/>
    </style:style>
    <style:style style:name="P144" style:family="paragraph" style:parent-style-name="Standard">
      <style:paragraph-properties fo:text-align="justify" style:justify-single-word="false"/>
      <style:text-properties fo:font-style="normal" officeooo:rsid="00776bfc" officeooo:paragraph-rsid="00776bfc" style:font-style-asian="normal" style:font-style-complex="normal"/>
    </style:style>
    <style:style style:name="P145" style:family="paragraph" style:parent-style-name="Standard">
      <style:paragraph-properties fo:text-align="justify" style:justify-single-word="false"/>
      <style:text-properties fo:font-style="normal" officeooo:rsid="00439aa3" officeooo:paragraph-rsid="00439aa3" style:font-style-asian="normal" style:font-style-complex="normal"/>
    </style:style>
    <style:style style:name="P146" style:family="paragraph" style:parent-style-name="Standard">
      <style:paragraph-properties fo:text-align="justify" style:justify-single-word="false"/>
      <style:text-properties fo:font-style="normal" officeooo:rsid="0094d7bb" officeooo:paragraph-rsid="0094d7bb" style:font-style-asian="normal" style:font-style-complex="normal"/>
    </style:style>
    <style:style style:name="P147" style:family="paragraph" style:parent-style-name="Standard">
      <style:paragraph-properties fo:text-align="justify" style:justify-single-word="false"/>
      <style:text-properties fo:font-style="normal" officeooo:rsid="0094d7bb" officeooo:paragraph-rsid="00a63f0b" style:font-style-asian="normal" style:font-style-complex="normal"/>
    </style:style>
    <style:style style:name="P148" style:family="paragraph" style:parent-style-name="Standard">
      <style:paragraph-properties fo:text-align="justify" style:justify-single-word="false"/>
      <style:text-properties fo:font-style="normal" officeooo:rsid="00497f73" officeooo:paragraph-rsid="009feb26" style:font-style-asian="normal" style:font-style-complex="normal"/>
    </style:style>
    <style:style style:name="P149" style:family="paragraph" style:parent-style-name="Standard">
      <style:paragraph-properties fo:text-align="justify" style:justify-single-word="false"/>
      <style:text-properties officeooo:rsid="0024f8d7" officeooo:paragraph-rsid="0024f8d7"/>
    </style:style>
    <style:style style:name="P150" style:family="paragraph" style:parent-style-name="Standard">
      <style:paragraph-properties fo:text-align="justify" style:justify-single-word="false"/>
      <style:text-properties officeooo:rsid="0024f8d7" officeooo:paragraph-rsid="0035cc1f"/>
    </style:style>
    <style:style style:name="P151" style:family="paragraph" style:parent-style-name="Standard">
      <style:paragraph-properties fo:text-align="justify" style:justify-single-word="false"/>
      <style:text-properties officeooo:rsid="00260590" officeooo:paragraph-rsid="00260590"/>
    </style:style>
    <style:style style:name="P152" style:family="paragraph" style:parent-style-name="Standard">
      <style:paragraph-properties fo:text-align="center" style:justify-single-word="false"/>
      <style:text-properties fo:font-size="20pt" fo:font-weight="bold" officeooo:rsid="0032ca04" officeooo:paragraph-rsid="0032ca04" style:font-size-asian="20pt" style:font-weight-asian="bold" style:font-size-complex="20pt" style:font-weight-complex="bold"/>
    </style:style>
    <style:style style:name="P153" style:family="paragraph" style:parent-style-name="Standard">
      <style:paragraph-properties fo:text-align="start" style:justify-single-word="false"/>
      <style:text-properties style:font-name="monospace" fo:font-size="12pt" fo:font-style="normal" fo:font-weight="normal" officeooo:paragraph-rsid="0037a724"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officeooo:paragraph-rsid="000451eb"/>
    </style:style>
    <style:style style:name="P155" style:family="paragraph" style:parent-style-name="Standard">
      <style:paragraph-properties fo:text-align="justify" style:justify-single-word="false"/>
      <style:text-properties officeooo:paragraph-rsid="0035cc1f"/>
    </style:style>
    <style:style style:name="P156" style:family="paragraph" style:parent-style-name="Text_20_body">
      <style:paragraph-properties fo:text-align="justify" style:justify-single-word="false"/>
    </style:style>
    <style:style style:name="P157" style:family="paragraph" style:parent-style-name="Standard">
      <style:paragraph-properties fo:text-align="justify" style:justify-single-word="false"/>
      <style:text-properties officeooo:paragraph-rsid="0099e9eb"/>
    </style:style>
    <style:style style:name="P158" style:family="paragraph" style:parent-style-name="Standard">
      <style:paragraph-properties fo:text-align="justify" style:justify-single-word="false"/>
      <style:text-properties officeooo:rsid="00349742" officeooo:paragraph-rsid="00349742"/>
    </style:style>
    <style:style style:name="P159" style:family="paragraph" style:parent-style-name="Standard">
      <style:text-properties officeooo:rsid="0044a71d" officeooo:paragraph-rsid="0044a71d"/>
    </style:style>
    <style:style style:name="P160" style:family="paragraph" style:parent-style-name="Standard">
      <style:paragraph-properties fo:text-align="justify" style:justify-single-word="false"/>
      <style:text-properties officeooo:rsid="0044a71d" officeooo:paragraph-rsid="0044a71d"/>
    </style:style>
    <style:style style:name="P161" style:family="paragraph" style:parent-style-name="Standard">
      <style:paragraph-properties fo:text-align="justify"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loext:opacity="100%" style:font-name="Liberation Mono" fo:font-size="12pt" fo:font-style="normal" fo:font-weight="normal" officeooo:paragraph-rsid="0037a724"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officeooo:rsid="004728bc" officeooo:paragraph-rsid="004728bc"/>
    </style:style>
    <style:style style:name="P164" style:family="paragraph" style:parent-style-name="Standard">
      <style:paragraph-properties fo:text-align="justify" style:justify-single-word="false"/>
      <style:text-properties officeooo:rsid="004e74f9" officeooo:paragraph-rsid="004e74f9"/>
    </style:style>
    <style:style style:name="P165" style:family="paragraph" style:parent-style-name="Standard">
      <style:paragraph-properties fo:text-align="justify" style:justify-single-word="false"/>
      <style:text-properties officeooo:rsid="004e74f9" officeooo:paragraph-rsid="004f8b8b"/>
    </style:style>
    <style:style style:name="P166" style:family="paragraph" style:parent-style-name="Standard">
      <style:paragraph-properties fo:text-align="justify" style:justify-single-word="false"/>
      <style:text-properties officeooo:rsid="004e74f9" officeooo:paragraph-rsid="009b45d1"/>
    </style:style>
    <style:style style:name="P167" style:family="paragraph" style:parent-style-name="Standard">
      <style:paragraph-properties fo:text-align="justify" style:justify-single-word="false"/>
      <style:text-properties officeooo:rsid="00509479" officeooo:paragraph-rsid="00509479"/>
    </style:style>
    <style:style style:name="P168" style:family="paragraph" style:parent-style-name="Standard">
      <style:paragraph-properties fo:text-align="justify" style:justify-single-word="false"/>
      <style:text-properties officeooo:rsid="00509479" officeooo:paragraph-rsid="0051d792"/>
    </style:style>
    <style:style style:name="P169" style:family="paragraph" style:parent-style-name="Standard">
      <style:paragraph-properties fo:text-align="justify" style:justify-single-word="false"/>
      <style:text-properties officeooo:rsid="00509479" officeooo:paragraph-rsid="008bd83c"/>
    </style:style>
    <style:style style:name="P170" style:family="paragraph" style:parent-style-name="Standard">
      <style:paragraph-properties fo:text-align="justify" style:justify-single-word="false"/>
      <style:text-properties officeooo:rsid="0051d792" officeooo:paragraph-rsid="0051d792"/>
    </style:style>
    <style:style style:name="P171" style:family="paragraph" style:parent-style-name="Standard">
      <style:paragraph-properties fo:text-align="start" style:justify-single-word="false"/>
      <style:text-properties style:font-name="Liberation Mono" fo:font-size="12pt" fo:font-style="normal" fo:font-weight="normal" officeooo:paragraph-rsid="0037a724"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Liberation Mono" fo:font-size="12pt" fo:font-style="normal" fo:font-weight="normal" officeooo:paragraph-rsid="00534a4f"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officeooo:rsid="0045739b" officeooo:paragraph-rsid="0045739b"/>
    </style:style>
    <style:style style:name="P174" style:family="paragraph" style:parent-style-name="Standard">
      <style:paragraph-properties fo:text-align="justify" style:justify-single-word="false"/>
      <style:text-properties officeooo:rsid="004676a4" officeooo:paragraph-rsid="004676a4"/>
    </style:style>
    <style:style style:name="P175" style:family="paragraph" style:parent-style-name="Standard">
      <style:paragraph-properties fo:text-align="justify" style:justify-single-word="false"/>
      <style:text-properties officeooo:rsid="0059cbf2" officeooo:paragraph-rsid="0059cbf2"/>
    </style:style>
    <style:style style:name="P176" style:family="paragraph" style:parent-style-name="Standard">
      <style:paragraph-properties fo:text-align="justify" style:justify-single-word="false"/>
      <style:text-properties officeooo:rsid="00616977" officeooo:paragraph-rsid="00616977"/>
    </style:style>
    <style:style style:name="P177" style:family="paragraph" style:parent-style-name="Standard">
      <style:text-properties style:font-name="Arial2" fo:font-size="12pt" officeooo:paragraph-rsid="00776bfc" style:font-size-asian="12pt" style:font-size-complex="12pt"/>
    </style:style>
    <style:style style:name="P178" style:family="paragraph" style:parent-style-name="Standard">
      <style:paragraph-properties fo:text-align="start" style:justify-single-word="false"/>
      <style:text-properties style:font-name="Arial2" fo:font-size="12pt" fo:font-style="normal" fo:font-weight="normal" officeooo:paragraph-rsid="00776bfc"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autospace="none"/>
      <style:text-properties style:font-name="Arial2" fo:font-size="12pt" officeooo:paragraph-rsid="00776bfc" style:font-name-asian="Univers-Bold" style:font-size-asian="12pt" style:font-name-complex="Univers-Bold" style:font-size-complex="12pt"/>
    </style:style>
    <style:style style:name="P180" style:family="paragraph" style:parent-style-name="Standard">
      <style:paragraph-properties fo:text-align="justify" style:justify-single-word="false" style:text-autospace="none"/>
      <style:text-properties style:font-name="Arial2" fo:font-size="12pt" officeooo:paragraph-rsid="00776bfc" style:font-name-asian="Univers" style:font-size-asian="12pt" style:font-name-complex="Univers" style:font-size-complex="12pt"/>
    </style:style>
    <style:style style:name="P181" style:family="paragraph" style:parent-style-name="Standard">
      <style:paragraph-properties fo:text-align="start" style:justify-single-word="false" style:text-autospace="none"/>
      <style:text-properties style:font-name="Arial2" fo:font-size="12pt" officeooo:paragraph-rsid="00776bfc" style:font-name-asian="Univers" style:font-size-asian="12pt" style:font-name-complex="Univers" style:font-size-complex="12pt"/>
    </style:style>
    <style:style style:name="P182" style:family="paragraph" style:parent-style-name="Standard">
      <style:paragraph-properties fo:text-align="justify" style:justify-single-word="false" style:text-autospace="none"/>
      <style:text-properties style:font-name="Arial2" fo:font-size="12pt" officeooo:rsid="0024f8d7" officeooo:paragraph-rsid="00776bfc" style:font-name-asian="Univers" style:font-size-asian="12pt" style:font-name-complex="Univers" style:font-size-complex="12pt"/>
    </style:style>
    <style:style style:name="P183" style:family="paragraph" style:parent-style-name="Standard">
      <style:paragraph-properties fo:text-align="justify" style:justify-single-word="false" style:text-autospace="none"/>
      <style:text-properties style:font-name="Arial2" fo:font-size="12pt" officeooo:paragraph-rsid="00776bfc" style:font-name-asian="Univers" style:font-size-asian="10.5pt" style:font-name-complex="Univers" style:font-size-complex="12pt"/>
    </style:style>
    <style:style style:name="P184" style:family="paragraph" style:parent-style-name="Standard">
      <style:paragraph-properties fo:text-align="start" style:justify-single-word="false" style:text-autospace="none"/>
      <style:text-properties style:font-name="Arial2" fo:font-size="12pt" officeooo:paragraph-rsid="00776bfc" style:font-name-asian="Symbol" style:font-size-asian="12pt" style:font-name-complex="Symbol" style:font-size-complex="12pt"/>
    </style:style>
    <style:style style:name="P185" style:family="paragraph" style:parent-style-name="Standard">
      <style:paragraph-properties fo:text-align="justify" style:justify-single-word="false" style:text-autospace="none"/>
      <style:text-properties style:font-name="Arial2" fo:font-size="12pt" officeooo:paragraph-rsid="00776bfc" style:font-size-asian="10.5pt" style:font-size-complex="12pt"/>
    </style:style>
    <style:style style:name="P186" style:family="paragraph" style:parent-style-name="Standard">
      <style:text-properties officeooo:rsid="004616ac" officeooo:paragraph-rsid="00776bfc"/>
    </style:style>
    <style:style style:name="P187" style:family="paragraph" style:parent-style-name="Standard">
      <style:paragraph-properties fo:text-align="justify" style:justify-single-word="false"/>
      <style:text-properties officeooo:rsid="0035d8b6"/>
    </style:style>
    <style:style style:name="P188" style:family="paragraph" style:parent-style-name="Standard">
      <style:paragraph-properties fo:text-align="justify" style:justify-single-word="false"/>
      <style:text-properties officeooo:rsid="007d35f0" officeooo:paragraph-rsid="007d35f0"/>
    </style:style>
    <style:style style:name="P189" style:family="paragraph" style:parent-style-name="Standard">
      <style:paragraph-properties fo:text-align="justify" style:justify-single-word="false"/>
      <style:text-properties officeooo:rsid="008363bd" officeooo:paragraph-rsid="008363bd"/>
    </style:style>
    <style:style style:name="P190" style:family="paragraph" style:parent-style-name="Standard">
      <style:paragraph-properties fo:text-align="justify" style:justify-single-word="false"/>
      <style:text-properties officeooo:rsid="008363bd" officeooo:paragraph-rsid="009b45d1"/>
    </style:style>
    <style:style style:name="P191" style:family="paragraph" style:parent-style-name="Standard">
      <style:paragraph-properties fo:text-align="justify" style:justify-single-word="false"/>
      <style:text-properties officeooo:rsid="008aec6f" officeooo:paragraph-rsid="008aec6f"/>
    </style:style>
    <style:style style:name="P192" style:family="paragraph" style:parent-style-name="Text_20_body">
      <style:paragraph-properties fo:text-align="center" style:justify-single-word="false"/>
    </style:style>
    <style:style style:name="P193" style:family="paragraph" style:parent-style-name="Text_20_body">
      <style:paragraph-properties fo:text-align="justify" style:justify-single-word="false"/>
      <style:text-properties fo:font-weight="bold" style:font-weight-asian="bold" style:font-weight-complex="bold"/>
    </style:style>
    <style:style style:name="P194" style:family="paragraph" style:parent-style-name="Text_20_body">
      <style:paragraph-properties fo:text-align="justify" style:justify-single-word="false"/>
      <style:text-properties officeooo:rsid="000ee6a2" officeooo:paragraph-rsid="000ee6a2"/>
    </style:style>
    <style:style style:name="P195" style:family="paragraph" style:parent-style-name="Standard">
      <style:paragraph-properties fo:text-align="justify" style:justify-single-word="false"/>
      <style:text-properties officeooo:rsid="008d48ff" officeooo:paragraph-rsid="008d48ff"/>
    </style:style>
    <style:style style:name="P196" style:family="paragraph" style:parent-style-name="Standard">
      <style:paragraph-properties fo:text-align="justify" style:justify-single-word="false"/>
      <style:text-properties officeooo:rsid="008d48ff" officeooo:paragraph-rsid="0097e43f"/>
    </style:style>
    <style:style style:name="P197" style:family="paragraph" style:parent-style-name="Standard">
      <style:paragraph-properties fo:text-align="justify" style:justify-single-word="false"/>
      <style:text-properties officeooo:rsid="008d48ff" officeooo:paragraph-rsid="00b38d2c"/>
    </style:style>
    <style:style style:name="P198" style:family="paragraph" style:parent-style-name="Standard">
      <style:paragraph-properties fo:text-align="justify" style:justify-single-word="false"/>
      <style:text-properties officeooo:rsid="005c8580" officeooo:paragraph-rsid="005c8580"/>
    </style:style>
    <style:style style:name="P199" style:family="paragraph" style:parent-style-name="Standard">
      <style:paragraph-properties fo:text-align="justify" style:justify-single-word="false"/>
      <style:text-properties officeooo:rsid="0097e43f" officeooo:paragraph-rsid="0097e43f"/>
    </style:style>
    <style:style style:name="P200" style:family="paragraph" style:parent-style-name="Standard">
      <style:paragraph-properties fo:text-align="justify" style:justify-single-word="false"/>
      <style:text-properties officeooo:rsid="009b45d1" officeooo:paragraph-rsid="009b45d1"/>
    </style:style>
    <style:style style:name="P201" style:family="paragraph" style:parent-style-name="Standard">
      <style:paragraph-properties fo:text-align="justify" style:justify-single-word="false"/>
      <style:text-properties officeooo:rsid="00ad11fb" officeooo:paragraph-rsid="00b38d2c"/>
    </style:style>
    <style:style style:name="P202" style:family="paragraph" style:parent-style-name="Contents_20_1">
      <style:paragraph-properties>
        <style:tab-stops>
          <style:tab-stop style:position="19.001cm" style:type="right" style:leader-style="dotted" style:leader-text="."/>
        </style:tab-stops>
      </style:paragraph-properties>
    </style:style>
    <style:style style:name="P203" style:family="paragraph" style:parent-style-name="Contents_20_2">
      <style:paragraph-properties>
        <style:tab-stops>
          <style:tab-stop style:position="18.501cm" style:type="right" style:leader-style="dotted" style:leader-text="."/>
        </style:tab-stops>
      </style:paragraph-properties>
    </style:style>
    <style:style style:name="P204" style:family="paragraph" style:parent-style-name="Contents_20_Heading">
      <style:paragraph-properties fo:break-before="page"/>
    </style:style>
    <style:style style:name="P205" style:family="paragraph" style:parent-style-name="Heading_20_1">
      <style:paragraph-properties fo:break-before="page"/>
      <style:text-properties fo:font-size="16pt" style:font-size-asian="16pt" style:font-size-complex="16pt"/>
    </style:style>
    <style:style style:name="P206" style:family="paragraph" style:parent-style-name="Heading_20_1">
      <style:paragraph-properties fo:break-before="page"/>
      <style:text-properties fo:font-size="16pt" officeooo:rsid="004055fe" officeooo:paragraph-rsid="004055fe" style:font-size-asian="16pt" style:font-size-complex="16pt"/>
    </style:style>
    <style:style style:name="P207" style:family="paragraph" style:parent-style-name="Heading_20_1">
      <style:paragraph-properties fo:break-before="page"/>
      <style:text-properties fo:font-size="16pt" officeooo:paragraph-rsid="0045739b" style:font-size-asian="16pt" style:font-size-complex="16pt"/>
    </style:style>
    <style:style style:name="P208" style:family="paragraph" style:parent-style-name="Heading_20_1">
      <style:paragraph-properties fo:break-before="page"/>
      <style:text-properties fo:font-size="16pt" officeooo:paragraph-rsid="00439aa3" style:font-size-asian="16pt" style:font-size-complex="16pt"/>
    </style:style>
    <style:style style:name="P209" style:family="paragraph" style:parent-style-name="Heading_20_1">
      <style:paragraph-properties fo:break-before="page"/>
      <style:text-properties fo:font-size="16pt" officeooo:paragraph-rsid="00776bfc" style:font-size-asian="16pt" style:font-size-complex="16pt"/>
    </style:style>
    <style:style style:name="P210" style:family="paragraph" style:parent-style-name="Heading_20_1">
      <style:paragraph-properties fo:break-before="page"/>
      <style:text-properties fo:font-size="16pt" officeooo:paragraph-rsid="000606cd" style:font-size-asian="16pt" style:font-size-complex="16pt"/>
    </style:style>
    <style:style style:name="P211" style:family="paragraph" style:parent-style-name="Heading_20_1">
      <style:paragraph-properties fo:break-before="page"/>
    </style:style>
    <style:style style:name="P212" style:family="paragraph" style:parent-style-name="Heading_20_2">
      <style:text-properties fo:font-style="normal" style:font-style-asian="normal" style:font-style-complex="normal"/>
    </style:style>
    <style:style style:name="P213" style:family="paragraph" style:parent-style-name="Heading_20_2">
      <style:text-properties fo:font-style="normal" officeooo:paragraph-rsid="0059cbf2" style:font-style-asian="normal" style:font-style-complex="normal"/>
    </style:style>
    <style:style style:name="P214" style:family="paragraph" style:parent-style-name="Heading_20_2">
      <style:paragraph-properties fo:text-align="justify" style:justify-single-word="false"/>
      <style:text-properties fo:font-size="14pt" fo:font-style="normal" fo:font-weight="bold" officeooo:rsid="001dda69" officeooo:paragraph-rsid="0045739b" style:font-size-asian="14pt" style:font-style-asian="normal" style:font-weight-asian="bold" style:font-size-complex="14pt" style:font-style-complex="normal" style:font-weight-complex="bold"/>
    </style:style>
    <style:style style:name="P215" style:family="paragraph" style:parent-style-name="Heading_20_2">
      <style:paragraph-properties fo:text-align="justify" style:justify-single-word="false"/>
      <style:text-properties fo:font-size="14pt" fo:font-style="normal" fo:font-weight="bold" officeooo:rsid="001dda69" officeooo:paragraph-rsid="00439aa3" style:font-size-asian="14pt" style:font-style-asian="normal" style:font-weight-asian="bold" style:font-size-complex="14pt" style:font-style-complex="normal" style:font-weight-complex="bold"/>
    </style:style>
    <style:style style:name="P216" style:family="paragraph" style:parent-style-name="Heading_20_2">
      <style:text-properties fo:font-size="14pt" fo:font-style="normal" officeooo:paragraph-rsid="0059cbf2" style:font-size-asian="12.25pt" style:font-style-asian="normal" style:font-size-complex="14pt" style:font-style-complex="normal"/>
    </style:style>
    <style:style style:name="P217"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8" style:family="paragraph" style:parent-style-name="Standard" style:list-style-name="L1">
      <style:paragraph-properties fo:text-align="start" style:justify-single-word="false"/>
      <style:text-properties fo:font-size="12pt" fo:font-style="normal" fo:font-weight="normal" officeooo:rsid="009a27aa" officeooo:paragraph-rsid="009a27aa" style:font-size-asian="12pt" style:font-style-asian="normal" style:font-weight-asian="normal" style:font-size-complex="12pt" style:font-style-complex="normal" style:font-weight-complex="normal"/>
    </style:style>
    <style:style style:name="P219" style:family="paragraph" style:parent-style-name="Standard" style:list-style-name="L2">
      <style:paragraph-properties fo:text-align="start" style:justify-single-word="false"/>
      <style:text-properties fo:font-size="12pt" fo:font-style="normal" fo:font-weight="normal" officeooo:rsid="0080cb7b" officeooo:paragraph-rsid="0080cb7b"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fo:font-size="12pt" fo:font-style="normal" fo:font-weight="normal" officeooo:rsid="00049f96" officeooo:paragraph-rsid="00049f96"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fo:font-size="12pt" fo:font-style="normal" fo:font-weight="normal" officeooo:rsid="00b9406f" officeooo:paragraph-rsid="00b9406f"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fo:font-size="12pt" fo:font-style="normal" fo:font-weight="normal" officeooo:rsid="002cd9b7" officeooo:paragraph-rsid="0037a724"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fo:font-size="12pt" fo:font-style="normal" fo:font-weight="normal" officeooo:rsid="00b06a36" officeooo:paragraph-rsid="00b9406f"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fo:font-size="12pt" fo:font-style="normal" fo:font-weight="normal" officeooo:paragraph-rsid="00b9406f"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justify" style:justify-single-word="false"/>
      <style:text-properties fo:font-size="12pt" fo:font-style="normal" fo:font-weight="normal" officeooo:paragraph-rsid="0068f444"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7" style:family="paragraph" style:parent-style-name="Standard" style:list-style-name="L3">
      <style:paragraph-properties fo:text-align="justify" style:justify-single-word="false"/>
      <style:text-properties fo:font-size="12pt" fo:font-style="normal" fo:font-weight="normal" officeooo:rsid="004728bc" officeooo:paragraph-rsid="004728bc" style:font-size-asian="10.5pt" style:font-style-asian="normal" style:font-weight-asian="normal" style:font-size-complex="12pt" style:font-style-complex="normal" style:font-weight-complex="normal"/>
    </style:style>
    <style:style style:name="P228" style:family="paragraph" style:parent-style-name="Standard" style:list-style-name="L3">
      <style:paragraph-properties fo:text-align="justify" style:justify-single-word="false"/>
      <style:text-properties fo:font-size="12pt" fo:font-style="normal" fo:font-weight="normal" officeooo:rsid="00485499" officeooo:paragraph-rsid="00485499" style:font-size-asian="10.5pt" style:font-style-asian="normal" style:font-weight-asian="normal" style:font-size-complex="12pt" style:font-style-complex="normal" style:font-weight-complex="normal"/>
    </style:style>
    <style:style style:name="P229" style:family="paragraph" style:parent-style-name="Standard" style:list-style-name="L3">
      <style:paragraph-properties fo:text-align="justify" style:justify-single-word="false"/>
      <style:text-properties fo:font-size="12pt" fo:font-style="normal" fo:font-weight="normal" officeooo:rsid="00485499" officeooo:paragraph-rsid="00485618" style:font-size-asian="10.5pt" style:font-style-asian="normal" style:font-weight-asian="normal" style:font-size-complex="12pt" style:font-style-complex="normal" style:font-weight-complex="normal"/>
    </style:style>
    <style:style style:name="P230" style:family="paragraph" style:parent-style-name="Standard" style:list-style-name="L3">
      <style:paragraph-properties fo:text-align="justify" style:justify-single-word="false"/>
      <style:text-properties fo:font-size="12pt" fo:font-style="normal" fo:font-weight="normal" officeooo:rsid="00a73d75" officeooo:paragraph-rsid="00a73d75" style:font-size-asian="10.5pt" style:font-style-asian="normal" style:font-weight-asian="normal" style:font-size-complex="12pt" style:font-style-complex="normal" style:font-weight-complex="normal"/>
    </style:style>
    <style:style style:name="P231" style:family="paragraph" style:parent-style-name="Standard" style:list-style-name="L3">
      <style:paragraph-properties fo:text-align="justify" style:justify-single-word="false"/>
      <style:text-properties fo:font-size="12pt" fo:font-style="normal" fo:font-weight="normal" officeooo:rsid="00485618" officeooo:paragraph-rsid="00485618" style:font-size-asian="10.5pt" style:font-style-asian="normal" style:font-weight-asian="normal" style:font-size-complex="12pt" style:font-style-complex="normal" style:font-weight-complex="normal"/>
    </style:style>
    <style:style style:name="P232" style:family="paragraph" style:parent-style-name="Standard" style:list-style-name="L3">
      <style:paragraph-properties fo:text-align="justify" style:justify-single-word="false"/>
      <style:text-properties fo:font-size="12pt" fo:font-style="normal" fo:font-weight="normal" officeooo:rsid="0088ef97" officeooo:paragraph-rsid="0088ef97" style:font-size-asian="10.5pt" style:font-style-asian="normal" style:font-weight-asian="normal" style:font-size-complex="12pt" style:font-style-complex="normal" style:font-weight-complex="normal"/>
    </style:style>
    <style:style style:name="P233" style:family="paragraph" style:parent-style-name="Standard" style:list-style-name="L3">
      <style:text-properties fo:font-size="12pt" fo:font-style="normal" fo:font-weight="normal" officeooo:rsid="0044a71d" officeooo:paragraph-rsid="0044a71d"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justify" style:justify-single-word="false"/>
      <style:text-properties fo:font-size="12pt" fo:font-style="normal" fo:font-weight="normal" officeooo:rsid="00b71429" officeooo:paragraph-rsid="00b71429"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fo:font-size="12pt" fo:font-style="normal" fo:font-weight="normal" officeooo:rsid="00947fab" officeooo:paragraph-rsid="00947fab"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fo:font-size="12pt" fo:font-style="normal" fo:font-weight="normal" officeooo:rsid="00bad2eb" officeooo:paragraph-rsid="00bad2eb"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officeooo:paragraph-rsid="00b9406f" style:font-size-asian="10.5pt" style:font-size-complex="12pt"/>
    </style:style>
    <style:style style:name="P238" style:family="paragraph" style:parent-style-name="Standard">
      <style:paragraph-properties fo:text-align="start" style:justify-single-word="false"/>
      <style:text-properties fo:font-size="12pt" officeooo:rsid="00b57ebf" officeooo:paragraph-rsid="00b57ebf" style:font-size-asian="10.5pt" style:font-size-complex="12pt"/>
    </style:style>
    <style:style style:name="P239" style:family="paragraph" style:parent-style-name="Standard">
      <style:paragraph-properties fo:text-align="start" style:justify-single-word="false"/>
      <style:text-properties fo:font-size="12pt" officeooo:rsid="00b9406f" officeooo:paragraph-rsid="00b9406f" style:font-size-asian="10.5pt" style:font-size-complex="12pt"/>
    </style:style>
    <style:style style:name="P240" style:family="paragraph" style:parent-style-name="Standard" style:list-style-name="L1">
      <style:paragraph-properties fo:text-align="start" style:justify-single-word="false"/>
      <style:text-properties fo:font-style="italic" officeooo:paragraph-rsid="003e9a6a" style:font-style-asian="italic" style:font-style-complex="italic"/>
    </style:style>
    <style:style style:name="P241" style:family="paragraph" style:parent-style-name="Standard" style:list-style-name="L1">
      <style:paragraph-properties fo:text-align="start" style:justify-single-word="false"/>
      <style:text-properties fo:font-style="italic" officeooo:rsid="003e9a6a" officeooo:paragraph-rsid="003e9a6a" style:font-style-asian="italic" style:font-style-complex="italic"/>
    </style:style>
    <style:style style:name="P242" style:family="paragraph" style:parent-style-name="Standard" style:list-style-name="L1">
      <style:paragraph-properties fo:text-align="start" style:justify-single-word="false"/>
      <style:text-properties officeooo:rsid="003e9a6a" officeooo:paragraph-rsid="003e9a6a"/>
    </style:style>
    <style:style style:name="P243" style:family="paragraph" style:parent-style-name="Standard" style:list-style-name="L1">
      <style:paragraph-properties fo:text-align="start" style:justify-single-word="false"/>
      <style:text-properties officeooo:rsid="003e7feb" officeooo:paragraph-rsid="003e7feb"/>
    </style:style>
    <style:style style:name="P244" style:family="paragraph" style:parent-style-name="Standard" style:list-style-name="L1">
      <style:paragraph-properties fo:text-align="start" style:justify-single-word="false"/>
      <style:text-properties officeooo:rsid="003e7feb" officeooo:paragraph-rsid="003e9a6a"/>
    </style:style>
    <style:style style:name="P245" style:family="paragraph" style:parent-style-name="Standard" style:list-style-name="L3"/>
    <style:style style:name="P246" style:family="paragraph" style:parent-style-name="Standard" style:list-style-name="L3">
      <style:paragraph-properties fo:text-align="justify" style:justify-single-word="false"/>
      <style:text-properties officeooo:rsid="00485499" officeooo:paragraph-rsid="00485499"/>
    </style:style>
    <style:style style:name="P247" style:family="paragraph" style:parent-style-name="Standard" style:list-style-name="L3">
      <style:paragraph-properties fo:text-align="justify" style:justify-single-word="false"/>
      <style:text-properties officeooo:rsid="00485618" officeooo:paragraph-rsid="00485618"/>
    </style:style>
    <style:style style:name="P248" style:family="paragraph" style:parent-style-name="Standard" style:list-style-name="L3">
      <style:text-properties officeooo:rsid="0044a71d" officeooo:paragraph-rsid="0044a71d"/>
    </style:style>
    <style:style style:name="P249" style:family="paragraph" style:parent-style-name="Standard" style:list-style-name="L3">
      <style:paragraph-properties fo:text-align="justify" style:justify-single-word="false"/>
      <style:text-properties officeooo:rsid="0044a71d" officeooo:paragraph-rsid="0044a71d"/>
    </style:style>
    <style:style style:name="P250" style:family="paragraph" style:parent-style-name="Standard" style:list-style-name="L4">
      <style:paragraph-properties fo:text-align="justify" style:justify-single-word="false"/>
      <style:text-properties fo:font-style="normal" style:font-style-asian="normal" style:font-style-complex="normal"/>
    </style:style>
    <style:style style:name="P251" style:family="paragraph" style:parent-style-name="Standard" style:list-style-name="L4">
      <style:paragraph-properties fo:text-align="justify" style:justify-single-word="false"/>
      <style:text-properties fo:font-style="normal" officeooo:paragraph-rsid="0094d7bb" style:font-style-asian="normal" style:font-style-complex="normal"/>
    </style:style>
    <style:style style:name="P252" style:family="paragraph" style:parent-style-name="Standard" style:list-style-name="L4">
      <style:paragraph-properties fo:text-align="justify" style:justify-single-word="false"/>
      <style:text-properties fo:font-style="normal" officeooo:rsid="00429334" officeooo:paragraph-rsid="00429334" style:font-style-asian="normal" style:font-style-complex="normal"/>
    </style:style>
    <style:style style:name="P253" style:family="paragraph" style:parent-style-name="Standard" style:list-style-name="L4">
      <style:paragraph-properties fo:text-align="justify" style:justify-single-word="false"/>
      <style:text-properties fo:font-style="normal" officeooo:rsid="001dda69" officeooo:paragraph-rsid="001dda69" style:font-style-asian="normal" style:font-style-complex="normal"/>
    </style:style>
    <style:style style:name="P254" style:family="paragraph" style:parent-style-name="Standard" style:list-style-name="L4">
      <style:paragraph-properties fo:text-align="justify" style:justify-single-word="false"/>
      <style:text-properties fo:font-style="normal" officeooo:rsid="00439aa3" officeooo:paragraph-rsid="00439aa3" style:font-style-asian="normal" style:font-style-complex="normal"/>
    </style:style>
    <style:style style:name="P255" style:family="paragraph" style:parent-style-name="Standard" style:list-style-name="L4">
      <style:paragraph-properties fo:text-align="justify" style:justify-single-word="false"/>
      <style:text-properties fo:font-style="normal" officeooo:rsid="00414464" officeooo:paragraph-rsid="006533d7" style:font-style-asian="normal" style:font-style-complex="normal"/>
    </style:style>
    <style:style style:name="P256" style:family="paragraph" style:parent-style-name="Standard" style:list-style-name="L5">
      <style:paragraph-properties fo:text-align="justify" style:justify-single-word="false"/>
      <style:text-properties officeooo:rsid="00776bfc" officeooo:paragraph-rsid="00776bfc"/>
    </style:style>
    <style:style style:name="P257" style:family="paragraph" style:parent-style-name="Standard" style:list-style-name="L5">
      <style:paragraph-properties fo:text-align="justify" style:justify-single-word="false"/>
      <style:text-properties officeooo:rsid="0078553c" officeooo:paragraph-rsid="0078553c"/>
    </style:style>
    <style:style style:name="P258" style:family="paragraph" style:parent-style-name="Standard" style:list-style-name="L5">
      <style:paragraph-properties fo:text-align="justify" style:justify-single-word="false"/>
      <style:text-properties officeooo:rsid="004616ac" officeooo:paragraph-rsid="00776bfc"/>
    </style:style>
    <style:style style:name="P259" style:family="paragraph" style:parent-style-name="Standard" style:list-style-name="L5">
      <style:paragraph-properties fo:text-align="justify" style:justify-single-word="false"/>
      <style:text-properties officeooo:rsid="0048156a" officeooo:paragraph-rsid="00776bfc"/>
    </style:style>
    <style:style style:name="P260" style:family="paragraph" style:parent-style-name="Standard" style:list-style-name="L5">
      <style:paragraph-properties fo:text-align="justify" style:justify-single-word="false"/>
      <style:text-properties officeooo:rsid="00497f73" officeooo:paragraph-rsid="00776bfc"/>
    </style:style>
    <style:style style:name="P261" style:family="paragraph" style:parent-style-name="Standard" style:list-style-name="L5">
      <style:paragraph-properties fo:text-align="justify" style:justify-single-word="false"/>
      <style:text-properties officeooo:rsid="007946a7" officeooo:paragraph-rsid="007946a7"/>
    </style:style>
    <style:style style:name="P262" style:family="paragraph" style:parent-style-name="Standard" style:list-style-name="L5">
      <style:paragraph-properties fo:text-align="justify" style:justify-single-word="false"/>
      <style:text-properties officeooo:rsid="007b3959" officeooo:paragraph-rsid="007b3959"/>
    </style:style>
    <style:style style:name="P263" style:family="paragraph" style:parent-style-name="Standard" style:list-style-name="L5">
      <style:paragraph-properties fo:text-align="justify" style:justify-single-word="false"/>
      <style:text-properties officeooo:rsid="007c96a7" officeooo:paragraph-rsid="007c96a7"/>
    </style:style>
    <style:style style:name="P264" style:family="paragraph" style:parent-style-name="Standard" style:list-style-name="L5">
      <style:paragraph-properties fo:text-align="justify" style:justify-single-word="false"/>
      <style:text-properties officeooo:rsid="007f275d" officeooo:paragraph-rsid="007f275d"/>
    </style:style>
    <style:style style:name="P265" style:family="paragraph" style:parent-style-name="Standard" style:list-style-name="L5">
      <style:paragraph-properties fo:text-align="justify" style:justify-single-word="false"/>
      <style:text-properties officeooo:rsid="0080a7b5" officeooo:paragraph-rsid="0080a7b5"/>
    </style:style>
    <style:style style:name="P266" style:family="paragraph" style:parent-style-name="Standard" style:list-style-name="L5">
      <style:paragraph-properties fo:text-align="justify" style:justify-single-word="false"/>
      <style:text-properties officeooo:rsid="0080cb7b" officeooo:paragraph-rsid="0080cb7b"/>
    </style:style>
    <style:style style:name="P267" style:family="paragraph" style:parent-style-name="Standard" style:list-style-name="L5">
      <style:paragraph-properties fo:text-align="justify" style:justify-single-word="false"/>
      <style:text-properties officeooo:rsid="0085654b" officeooo:paragraph-rsid="0085654b"/>
    </style:style>
    <style:style style:name="P268" style:family="paragraph" style:parent-style-name="Standard" style:list-style-name="L5">
      <style:paragraph-properties fo:text-align="justify" style:justify-single-word="false"/>
      <style:text-properties officeooo:rsid="0094defb" officeooo:paragraph-rsid="0094defb"/>
    </style:style>
    <style:style style:name="P269" style:family="paragraph" style:parent-style-name="Standard" style:list-style-name="L5">
      <style:paragraph-properties fo:text-align="justify" style:justify-single-word="false"/>
      <style:text-properties officeooo:rsid="009a27aa" officeooo:paragraph-rsid="009a27aa"/>
    </style:style>
    <style:style style:name="P270" style:family="paragraph" style:parent-style-name="Standard" style:list-style-name="L5">
      <style:paragraph-properties fo:text-align="justify" style:justify-single-word="false"/>
      <style:text-properties officeooo:rsid="009feb26" officeooo:paragraph-rsid="009feb26"/>
    </style:style>
    <style:style style:name="P271" style:family="paragraph" style:parent-style-name="Standard" style:list-style-name="L5">
      <style:paragraph-properties fo:text-align="justify" style:justify-single-word="false"/>
      <style:text-properties officeooo:rsid="00a18b79" officeooo:paragraph-rsid="00a18b79"/>
    </style:style>
    <style:style style:name="P272" style:family="paragraph" style:parent-style-name="Standard" style:list-style-name="L5">
      <style:paragraph-properties fo:text-align="justify" style:justify-single-word="false"/>
      <style:text-properties officeooo:rsid="00a63f0b" officeooo:paragraph-rsid="00a63f0b"/>
    </style:style>
    <style:style style:name="P273" style:family="paragraph" style:parent-style-name="Standard" style:list-style-name="L5">
      <style:paragraph-properties fo:text-align="justify" style:justify-single-word="false"/>
      <style:text-properties officeooo:rsid="00a8fd43" officeooo:paragraph-rsid="00aacdc2"/>
    </style:style>
    <style:style style:name="P274" style:family="paragraph" style:parent-style-name="Standard" style:list-style-name="L5">
      <style:paragraph-properties fo:text-align="justify" style:justify-single-word="false"/>
      <style:text-properties officeooo:rsid="00b57ebf" officeooo:paragraph-rsid="00b57ebf"/>
    </style:style>
    <style:style style:name="P275" style:family="paragraph" style:parent-style-name="Standard" style:list-style-name="L5">
      <style:paragraph-properties fo:text-align="justify" style:justify-single-word="false"/>
      <style:text-properties officeooo:rsid="00b71429" officeooo:paragraph-rsid="00b71429"/>
    </style:style>
    <style:style style:name="P276" style:family="paragraph" style:parent-style-name="Standard" style:list-style-name="L5">
      <style:paragraph-properties fo:text-align="justify" style:justify-single-word="false"/>
      <style:text-properties officeooo:rsid="00b1a51b" officeooo:paragraph-rsid="00bad2eb"/>
    </style:style>
    <style:style style:name="P277" style:family="paragraph" style:parent-style-name="Standard">
      <style:paragraph-properties fo:text-align="justify" style:justify-single-word="false"/>
      <style:text-properties officeooo:rsid="0024f8d7" officeooo:paragraph-rsid="00b9406f"/>
    </style:style>
    <style:style style:name="P278" style:family="paragraph" style:parent-style-name="Standard">
      <style:paragraph-properties fo:text-align="justify" style:justify-single-word="false"/>
      <style:text-properties officeooo:rsid="00b9406f" officeooo:paragraph-rsid="00b9406f"/>
    </style:style>
    <style:style style:name="P279" style:family="paragraph" style:parent-style-name="Standard">
      <style:paragraph-properties fo:text-align="justify" style:justify-single-word="false"/>
      <style:text-properties officeooo:rsid="008d48ff" officeooo:paragraph-rsid="00b38d2c"/>
    </style:style>
    <style:style style:name="P280" style:family="paragraph" style:parent-style-name="Standard" style:list-style-name="L5">
      <style:paragraph-properties fo:text-align="justify" style:justify-single-word="false"/>
      <style:text-properties officeooo:rsid="00bad2eb" officeooo:paragraph-rsid="00bad2eb"/>
    </style:style>
    <style:style style:name="P281" style:family="paragraph" style:parent-style-name="Text_20_body" style:list-style-name="L6">
      <style:paragraph-properties fo:text-align="justify" style:justify-single-word="false"/>
    </style:style>
    <style:style style:name="P282" style:family="paragraph" style:parent-style-name="Text_20_body" style:list-style-name="L7">
      <style:paragraph-properties fo:text-align="justify" style:justify-single-word="false"/>
      <style:text-properties style:font-name="Arial1"/>
    </style:style>
    <style:style style:name="P283" style:family="paragraph" style:parent-style-name="Text_20_body" style:list-style-name="L8">
      <style:paragraph-properties fo:text-align="justify" style:justify-single-word="false"/>
      <style:text-properties style:font-name="Arial1"/>
    </style:style>
    <style:style style:name="P284" style:family="paragraph" style:parent-style-name="Text_20_body" style:list-style-name="L9">
      <style:paragraph-properties fo:text-align="justify" style:justify-single-word="false"/>
      <style:text-properties style:font-name="Arial1"/>
    </style:style>
    <style:style style:name="T1" style:family="text">
      <style:text-properties style:text-line-through-style="solid" style:text-line-through-type="single" style:text-line-through-text="X"/>
    </style:style>
    <style:style style:name="T2" style:family="text">
      <style:text-properties style:text-line-through-style="solid" style:text-line-through-type="single" style:text-line-through-text="X" style:font-size-asian="10.5pt"/>
    </style:style>
    <style:style style:name="T3" style:family="text">
      <style:text-properties style:text-line-through-style="none" style:text-line-through-type="none"/>
    </style:style>
    <style:style style:name="T4" style:family="text">
      <style:text-properties fo:font-weight="bold" style:font-weight-asian="bold" style:font-weight-complex="bold"/>
    </style:style>
    <style:style style:name="T5" style:family="text">
      <style:text-properties fo:font-weight="bold" officeooo:rsid="004055fe" style:font-weight-asian="bold" style:font-weight-complex="bold"/>
    </style:style>
    <style:style style:name="T6" style:family="text">
      <style:text-properties fo:font-weight="bold" officeooo:rsid="0054a83a" style:font-weight-asian="bold" style:font-weight-complex="bold"/>
    </style:style>
    <style:style style:name="T7" style:family="text">
      <style:text-properties fo:font-weight="bold" officeooo:rsid="00616977" style:font-weight-asian="bold" style:font-weight-complex="bold"/>
    </style:style>
    <style:style style:name="T8" style:family="text">
      <style:text-properties fo:font-weight="bold" officeooo:rsid="006dd517" style:font-weight-asian="bold" style:font-weight-complex="bold"/>
    </style:style>
    <style:style style:name="T9" style:family="text">
      <style:text-properties fo:font-weight="bold" officeooo:rsid="004728bc" style:font-weight-asian="bold" style:font-weight-complex="bold"/>
    </style:style>
    <style:style style:name="T10" style:family="text">
      <style:text-properties fo:font-weight="bold" officeooo:rsid="00439aa3" style:font-weight-asian="bold" style:font-weight-complex="bold"/>
    </style:style>
    <style:style style:name="T11" style:family="text">
      <style:text-properties fo:font-weight="bold" officeooo:rsid="006608dd" style:font-weight-asian="bold" style:font-weight-complex="bold"/>
    </style:style>
    <style:style style:name="T12" style:family="text">
      <style:text-properties fo:font-weight="bold" officeooo:rsid="0088ef97" style:font-weight-asian="bold" style:font-weight-complex="bold"/>
    </style:style>
    <style:style style:name="T13" style:family="text">
      <style:text-properties fo:font-weight="bold" officeooo:rsid="009a27aa" style:font-weight-asian="bold" style:font-weight-complex="bold"/>
    </style:style>
    <style:style style:name="T14" style:family="text">
      <style:text-properties fo:font-weight="bold" officeooo:rsid="00a73d75" style:font-weight-asian="bold" style:font-weight-complex="bold"/>
    </style:style>
    <style:style style:name="T15" style:family="text">
      <style:text-properties fo:font-weight="bold" officeooo:rsid="00a8fd43" style:font-weight-asian="bold" style:font-weight-complex="bold"/>
    </style:style>
    <style:style style:name="T16" style:family="text">
      <style:text-properties fo:font-weight="bold" officeooo:rsid="0080cb7b" style:font-weight-asian="bold" style:font-weight-complex="bold"/>
    </style:style>
    <style:style style:name="T17" style:family="text">
      <style:text-properties fo:font-weight="bold" style:font-name-asian="Univers" style:font-weight-asian="bold" style:font-name-complex="Univers" style:font-weight-complex="bold"/>
    </style:style>
    <style:style style:name="T18" style:family="text">
      <style:text-properties style:font-name-asian="Univers" style:font-name-complex="Univers"/>
    </style:style>
    <style:style style:name="T19" style:family="text">
      <style:text-properties officeooo:rsid="000606cd" style:font-name-asian="Univers" style:font-name-complex="Univers"/>
    </style:style>
    <style:style style:name="T20" style:family="text">
      <style:text-properties officeooo:rsid="0024f8d7" style:font-name-asian="Univers" style:font-name-complex="Univers"/>
    </style:style>
    <style:style style:name="T21" style:family="text">
      <style:text-properties style:font-name-asian="Univers-Bold" style:font-name-complex="Univers-Bold"/>
    </style:style>
    <style:style style:name="T22" style:family="text">
      <style:text-properties officeooo:rsid="003a3ba7" style:font-name-asian="Univers-Bold" style:font-name-complex="Univers-Bold"/>
    </style:style>
    <style:style style:name="T23" style:family="text">
      <style:text-properties officeooo:rsid="009a27aa" style:font-name-asian="Univers-Bold" style:font-name-complex="Univers-Bold"/>
    </style:style>
    <style:style style:name="T24" style:family="text">
      <style:text-properties style:font-name-asian="Symbol" style:font-name-complex="Symbol"/>
    </style:style>
    <style:style style:name="T25" style:family="text">
      <style:text-properties fo:font-style="italic" fo:font-weight="bold" style:font-name-asian="Univers" style:font-style-asian="italic" style:font-weight-asian="bold" style:font-name-complex="Univers" style:font-style-complex="italic"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369777" style:font-style-asian="italic" style:font-weight-asian="bold" style:font-style-complex="italic" style:font-weight-complex="bold"/>
    </style:style>
    <style:style style:name="T28" style:family="text">
      <style:text-properties fo:font-style="italic" fo:font-weight="bold" officeooo:rsid="00a2de75"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4c0769" style:font-style-asian="normal" style:font-style-complex="normal"/>
    </style:style>
    <style:style style:name="T33" style:family="text">
      <style:text-properties fo:font-style="normal" officeooo:rsid="0044a71d" style:font-style-asian="normal" style:font-style-complex="normal"/>
    </style:style>
    <style:style style:name="T34" style:family="text">
      <style:text-properties fo:font-style="normal" officeooo:rsid="0059cbf2" style:font-style-asian="normal" style:font-style-complex="normal"/>
    </style:style>
    <style:style style:name="T35" style:family="text">
      <style:text-properties fo:font-style="normal" officeooo:rsid="00442844" style:font-style-asian="normal" style:font-style-complex="normal"/>
    </style:style>
    <style:style style:name="T36" style:family="text">
      <style:text-properties fo:font-style="normal" officeooo:rsid="0099e9eb" style:font-style-asian="normal" style:font-style-complex="normal"/>
    </style:style>
    <style:style style:name="T37" style:family="text">
      <style:text-properties officeooo:rsid="000451eb"/>
    </style:style>
    <style:style style:name="T38" style:family="text">
      <style:text-properties officeooo:rsid="00049f96"/>
    </style:style>
    <style:style style:name="T39" style:family="text">
      <style:text-properties style:font-name="Arial1"/>
    </style:style>
    <style:style style:name="T40" style:family="text">
      <style:text-properties style:font-name="Arial1" officeooo:rsid="00049f96"/>
    </style:style>
    <style:style style:name="T41" style:family="text">
      <style:text-properties officeooo:rsid="0004a030"/>
    </style:style>
    <style:style style:name="T42" style:family="text">
      <style:text-properties officeooo:rsid="000606cd"/>
    </style:style>
    <style:style style:name="T43" style:family="text">
      <style:text-properties officeooo:rsid="00076407"/>
    </style:style>
    <style:style style:name="T44" style:family="text">
      <style:text-properties officeooo:rsid="00081cc1"/>
    </style:style>
    <style:style style:name="T45" style:family="text">
      <style:text-properties officeooo:rsid="000bc1b6"/>
    </style:style>
    <style:style style:name="T46" style:family="text">
      <style:text-properties officeooo:rsid="000ec822"/>
    </style:style>
    <style:style style:name="T47" style:family="text">
      <style:text-properties officeooo:rsid="000ee6a2"/>
    </style:style>
    <style:style style:name="T48" style:family="text">
      <style:text-properties officeooo:rsid="0011e4d4"/>
    </style:style>
    <style:style style:name="T4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0451eb"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284970"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32ca04"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349742"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4c7574"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616977"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68f444" style:font-size-asian="12pt" style:font-style-asian="normal" style:font-weight-asian="normal" style:font-size-complex="12pt" style:font-style-complex="normal" style:font-weight-complex="normal"/>
    </style:style>
    <style:style style:name="T57" style:family="text">
      <style:text-properties fo:font-size="12pt" fo:font-style="normal" fo:font-weight="normal" officeooo:rsid="0048156a"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8363bd"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8f8c81"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96623b"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99e9e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0a2de75" style:font-size-asian="12pt" style:font-style-asian="normal" style:font-weight-asian="normal" style:font-size-complex="12pt" style:font-style-complex="normal" style:font-weight-complex="normal"/>
    </style:style>
    <style:style style:name="T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1dda69"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485499"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947fab"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a73d75"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b71429"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bad2eb" style:font-size-asian="10.5pt" style:font-style-asian="normal" style:font-weight-asian="normal" style:font-size-complex="12pt" style:font-style-complex="normal" style:font-weight-complex="normal"/>
    </style:style>
    <style:style style:name="T70" style:family="text">
      <style:text-properties fo:font-size="12pt" fo:font-style="normal" fo:font-weight="bold" style:font-size-asian="12pt" style:font-style-asian="normal" style:font-weight-asian="bold" style:font-size-complex="12pt" style:font-style-complex="normal" style:font-weight-complex="bold"/>
    </style:style>
    <style:style style:name="T7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2" style:family="text">
      <style:text-properties officeooo:rsid="0012c150"/>
    </style:style>
    <style:style style:name="T73" style:family="text">
      <style:text-properties officeooo:rsid="00170f0f"/>
    </style:style>
    <style:style style:name="T74" style:family="text">
      <style:text-properties officeooo:rsid="0018afe5"/>
    </style:style>
    <style:style style:name="T75" style:family="text">
      <style:text-properties officeooo:rsid="001a2ee1"/>
    </style:style>
    <style:style style:name="T76" style:family="text">
      <style:text-properties officeooo:rsid="00204cde"/>
    </style:style>
    <style:style style:name="T77" style:family="text">
      <style:text-properties officeooo:rsid="0021b745"/>
    </style:style>
    <style:style style:name="T78" style:family="text">
      <style:text-properties officeooo:rsid="00241c5f"/>
    </style:style>
    <style:style style:name="T79" style:family="text">
      <style:text-properties officeooo:rsid="0024f8d7"/>
    </style:style>
    <style:style style:name="T80" style:family="text">
      <style:text-properties officeooo:rsid="00260590"/>
    </style:style>
    <style:style style:name="T81" style:family="text">
      <style:text-properties officeooo:rsid="002b4f48"/>
    </style:style>
    <style:style style:name="T82" style:family="text">
      <style:text-properties officeooo:rsid="002de562"/>
    </style:style>
    <style:style style:name="T83" style:family="text">
      <style:text-properties officeooo:rsid="002fa054"/>
    </style:style>
    <style:style style:name="T84" style:family="text">
      <style:text-properties officeooo:rsid="0032ca04"/>
    </style:style>
    <style:style style:name="T85" style:family="text">
      <style:text-properties fo:color="#000000" loext:opacity="100%" style:font-name="Arial1" fo:background-color="#ffffff" loext:char-shading-value="0"/>
    </style:style>
    <style:style style:name="T86" style:family="text">
      <style:text-properties officeooo:rsid="00349742"/>
    </style:style>
    <style:style style:name="T87" style:family="text">
      <style:text-properties officeooo:rsid="0035cc1f"/>
    </style:style>
    <style:style style:name="T88" style:family="text">
      <style:text-properties officeooo:rsid="00369777"/>
    </style:style>
    <style:style style:name="T89" style:family="text">
      <style:text-properties officeooo:rsid="0037a724"/>
    </style:style>
    <style:style style:name="T90" style:family="text">
      <style:text-properties officeooo:rsid="0039ce9c"/>
    </style:style>
    <style:style style:name="T91" style:family="text">
      <style:text-properties officeooo:rsid="003a561c"/>
    </style:style>
    <style:style style:name="T92" style:family="text">
      <style:text-properties officeooo:rsid="003c2c0d"/>
    </style:style>
    <style:style style:name="T93" style:family="text">
      <style:text-properties officeooo:rsid="003c98da"/>
    </style:style>
    <style:style style:name="T94" style:family="text">
      <style:text-properties officeooo:rsid="003d4087"/>
    </style:style>
    <style:style style:name="T95" style:family="text">
      <style:text-properties officeooo:rsid="003e7feb"/>
    </style:style>
    <style:style style:name="T96" style:family="text">
      <style:text-properties officeooo:rsid="003e9a6a"/>
    </style:style>
    <style:style style:name="T97" style:family="text">
      <style:text-properties officeooo:rsid="004055fe"/>
    </style:style>
    <style:style style:name="T98" style:family="text">
      <style:text-properties fo:font-size="14pt" style:font-size-asian="12.25pt" style:font-size-complex="14pt"/>
    </style:style>
    <style:style style:name="T99" style:family="text">
      <style:text-properties fo:font-size="14pt" officeooo:rsid="00424a51" style:font-size-asian="12.25pt" style:font-size-complex="14pt"/>
    </style:style>
    <style:style style:name="T100" style:family="text">
      <style:text-properties fo:font-size="14pt" officeooo:rsid="007640d5" style:font-size-asian="12.25pt" style:font-size-complex="14pt"/>
    </style:style>
    <style:style style:name="T101" style:family="text">
      <style:text-properties officeooo:rsid="0041dee9"/>
    </style:style>
    <style:style style:name="T102" style:family="text">
      <style:text-properties officeooo:rsid="00424a51"/>
    </style:style>
    <style:style style:name="T103" style:family="text">
      <style:text-properties officeooo:rsid="00429334"/>
    </style:style>
    <style:style style:name="T104" style:family="text">
      <style:text-properties officeooo:rsid="00439aa3"/>
    </style:style>
    <style:style style:name="T105" style:family="text">
      <style:text-properties officeooo:rsid="0044a71d"/>
    </style:style>
    <style:style style:name="T106" style:family="text">
      <style:text-properties officeooo:rsid="004728bc"/>
    </style:style>
    <style:style style:name="T107" style:family="text">
      <style:text-properties officeooo:rsid="004a0df8"/>
    </style:style>
    <style:style style:name="T108" style:family="text">
      <style:text-properties officeooo:rsid="004a2637"/>
    </style:style>
    <style:style style:name="T109" style:family="text">
      <style:text-properties officeooo:rsid="004c0769"/>
    </style:style>
    <style:style style:name="T110" style:family="text">
      <style:text-properties officeooo:rsid="004e74f9"/>
    </style:style>
    <style:style style:name="T111" style:family="text">
      <style:text-properties officeooo:rsid="0051d792"/>
    </style:style>
    <style:style style:name="T112" style:family="text">
      <style:text-properties officeooo:rsid="0052a6ec"/>
    </style:style>
    <style:style style:name="T113" style:family="text">
      <style:text-properties officeooo:rsid="00534a4f"/>
    </style:style>
    <style:style style:name="T114" style:family="text">
      <style:text-properties officeooo:rsid="0054a83a"/>
    </style:style>
    <style:style style:name="T115" style:family="text">
      <style:text-properties officeooo:rsid="0054cad2"/>
    </style:style>
    <style:style style:name="T116" style:family="text">
      <style:text-properties officeooo:rsid="005705a2"/>
    </style:style>
    <style:style style:name="T117" style:family="text">
      <style:text-properties officeooo:rsid="0057fb96"/>
    </style:style>
    <style:style style:name="T118" style:family="text">
      <style:text-properties officeooo:rsid="0059cbf2"/>
    </style:style>
    <style:style style:name="T119" style:family="text">
      <style:text-properties officeooo:rsid="005ade87"/>
    </style:style>
    <style:style style:name="T120" style:family="text">
      <style:text-properties officeooo:rsid="005e90a5"/>
    </style:style>
    <style:style style:name="T121" style:family="text">
      <style:text-properties officeooo:rsid="005fd262"/>
    </style:style>
    <style:style style:name="T122" style:family="text">
      <style:text-properties officeooo:rsid="0062ef5c"/>
    </style:style>
    <style:style style:name="T123" style:family="text">
      <style:text-properties officeooo:rsid="001bc95c"/>
    </style:style>
    <style:style style:name="T124" style:family="text">
      <style:text-properties style:font-name="Liberation Mono"/>
    </style:style>
    <style:style style:name="T125" style:family="text">
      <style:text-properties style:font-name="Liberation Mono" officeooo:rsid="0037a724"/>
    </style:style>
    <style:style style:name="T126" style:family="text">
      <style:text-properties style:font-name="Liberation Mono" officeooo:rsid="005fd262"/>
    </style:style>
    <style:style style:name="T127" style:family="text">
      <style:text-properties style:font-name="Liberation Mono" officeooo:rsid="006dd517"/>
    </style:style>
    <style:style style:name="T128" style:family="text">
      <style:text-properties officeooo:rsid="006533d7"/>
    </style:style>
    <style:style style:name="T129" style:family="text">
      <style:text-properties officeooo:rsid="0067fb7f"/>
    </style:style>
    <style:style style:name="T130" style:family="text">
      <style:text-properties officeooo:rsid="0068f444"/>
    </style:style>
    <style:style style:name="T131" style:family="text">
      <style:text-properties officeooo:rsid="00690bdd"/>
    </style:style>
    <style:style style:name="T132" style:family="text">
      <style:text-properties officeooo:rsid="006b02cf"/>
    </style:style>
    <style:style style:name="T133" style:family="text">
      <style:text-properties officeooo:rsid="006c034c"/>
    </style:style>
    <style:style style:name="T134" style:family="text">
      <style:text-properties officeooo:rsid="006dd517"/>
    </style:style>
    <style:style style:name="T135" style:family="text">
      <style:text-properties fo:font-weight="normal" officeooo:rsid="006dd517" style:font-weight-asian="normal" style:font-weight-complex="normal"/>
    </style:style>
    <style:style style:name="T136" style:family="text">
      <style:text-properties fo:font-weight="normal" officeooo:rsid="0044a71d" style:font-weight-asian="normal" style:font-weight-complex="normal"/>
    </style:style>
    <style:style style:name="T137" style:family="text">
      <style:text-properties fo:font-weight="normal" officeooo:rsid="00439aa3" style:font-weight-asian="normal" style:font-weight-complex="normal"/>
    </style:style>
    <style:style style:name="T138" style:family="text">
      <style:text-properties fo:font-weight="normal" officeooo:rsid="001dda69" style:font-weight-asian="normal" style:font-weight-complex="normal"/>
    </style:style>
    <style:style style:name="T139" style:family="text">
      <style:text-properties officeooo:rsid="00497f73"/>
    </style:style>
    <style:style style:name="T140" style:family="text">
      <style:text-properties officeooo:rsid="00710467"/>
    </style:style>
    <style:style style:name="T141" style:family="text">
      <style:text-properties officeooo:rsid="00513a6e"/>
    </style:style>
    <style:style style:name="T142" style:family="text">
      <style:text-properties officeooo:rsid="0071e1dd"/>
    </style:style>
    <style:style style:name="T143" style:family="text">
      <style:text-properties officeooo:rsid="004b052e"/>
    </style:style>
    <style:style style:name="T144" style:family="text">
      <style:text-properties officeooo:rsid="00727cad"/>
    </style:style>
    <style:style style:name="T145" style:family="text">
      <style:text-properties officeooo:rsid="00745838"/>
    </style:style>
    <style:style style:name="T146" style:family="text">
      <style:text-properties officeooo:rsid="007640d5"/>
    </style:style>
    <style:style style:name="T147" style:family="text">
      <style:text-properties officeooo:rsid="004325a1"/>
    </style:style>
    <style:style style:name="T148" style:family="text">
      <style:text-properties officeooo:rsid="00776bfc"/>
    </style:style>
    <style:style style:name="T149" style:family="text">
      <style:text-properties officeooo:rsid="003a3ba7"/>
    </style:style>
    <style:style style:name="T150" style:family="text">
      <style:text-properties officeooo:rsid="004616ac"/>
    </style:style>
    <style:style style:name="T151" style:family="text">
      <style:text-properties officeooo:rsid="0048156a"/>
    </style:style>
    <style:style style:name="T152" style:family="text">
      <style:text-properties officeooo:rsid="0078553c"/>
    </style:style>
    <style:style style:name="T153" style:family="text">
      <style:text-properties officeooo:rsid="007c96a7"/>
    </style:style>
    <style:style style:name="T154" style:family="text">
      <style:text-properties officeooo:rsid="00442844"/>
    </style:style>
    <style:style style:name="T155" style:family="text">
      <style:text-properties officeooo:rsid="007d35f0"/>
    </style:style>
    <style:style style:name="T156" style:family="text">
      <style:text-properties officeooo:rsid="007f275d"/>
    </style:style>
    <style:style style:name="T157" style:family="text">
      <style:text-properties officeooo:rsid="00805baf"/>
    </style:style>
    <style:style style:name="T158" style:family="text">
      <style:text-properties officeooo:rsid="0080a7b5"/>
    </style:style>
    <style:style style:name="T159" style:family="text">
      <style:text-properties officeooo:rsid="0080cb7b"/>
    </style:style>
    <style:style style:name="T160" style:family="text">
      <style:text-properties officeooo:rsid="0081812c"/>
    </style:style>
    <style:style style:name="T161" style:family="text">
      <style:text-properties officeooo:rsid="008363bd"/>
    </style:style>
    <style:style style:name="T162" style:family="text">
      <style:text-properties officeooo:rsid="00843c39"/>
    </style:style>
    <style:style style:name="T163" style:family="text">
      <style:text-properties officeooo:rsid="0085654b"/>
    </style:style>
    <style:style style:name="T164" style:family="text">
      <style:text-properties officeooo:rsid="0088ef97"/>
    </style:style>
    <style:style style:name="T165" style:family="text">
      <style:text-properties officeooo:rsid="008d48ff"/>
    </style:style>
    <style:style style:name="T166" style:family="text">
      <style:text-properties officeooo:rsid="008dcc75"/>
    </style:style>
    <style:style style:name="T167" style:family="text">
      <style:text-properties officeooo:rsid="008f8c81"/>
    </style:style>
    <style:style style:name="T168" style:family="text">
      <style:text-properties officeooo:rsid="008ff91f"/>
    </style:style>
    <style:style style:name="T169" style:family="text">
      <style:text-properties officeooo:rsid="00911520"/>
    </style:style>
    <style:style style:name="T170" style:family="text">
      <style:text-properties officeooo:rsid="00947fab"/>
    </style:style>
    <style:style style:name="T171" style:family="text">
      <style:text-properties officeooo:rsid="0094d7bb"/>
    </style:style>
    <style:style style:name="T172" style:family="text">
      <style:text-properties officeooo:rsid="0094defb"/>
    </style:style>
    <style:style style:name="T173" style:family="text">
      <style:text-properties officeooo:rsid="0096623b"/>
    </style:style>
    <style:style style:name="T174" style:family="text">
      <style:text-properties officeooo:rsid="00974130"/>
    </style:style>
    <style:style style:name="T175" style:family="text">
      <style:text-properties officeooo:rsid="0097e43f"/>
    </style:style>
    <style:style style:name="T176" style:family="text">
      <style:text-properties officeooo:rsid="00999339"/>
    </style:style>
    <style:style style:name="T177" style:family="text">
      <style:text-properties officeooo:rsid="0099e9eb"/>
    </style:style>
    <style:style style:name="T178" style:family="text">
      <style:text-properties officeooo:rsid="009a27aa"/>
    </style:style>
    <style:style style:name="T179" style:family="text">
      <style:text-properties officeooo:rsid="009b45d1"/>
    </style:style>
    <style:style style:name="T180" style:family="text">
      <style:text-properties officeooo:rsid="009c7217"/>
    </style:style>
    <style:style style:name="T181" style:family="text">
      <style:text-properties officeooo:rsid="009e216a"/>
    </style:style>
    <style:style style:name="T182" style:family="text">
      <style:text-properties style:font-name="Liberation Sans"/>
    </style:style>
    <style:style style:name="T183" style:family="text">
      <style:text-properties officeooo:rsid="009f5d21"/>
    </style:style>
    <style:style style:name="T184" style:family="text">
      <style:text-properties officeooo:rsid="009feb26"/>
    </style:style>
    <style:style style:name="T185" style:family="text">
      <style:text-properties officeooo:rsid="00a05f50"/>
    </style:style>
    <style:style style:name="T186" style:family="text">
      <style:text-properties officeooo:rsid="00a18b79"/>
    </style:style>
    <style:style style:name="T187" style:family="text">
      <style:text-properties officeooo:rsid="00a2de75"/>
    </style:style>
    <style:style style:name="T188" style:family="text">
      <style:text-properties officeooo:rsid="00a47c0a"/>
    </style:style>
    <style:style style:name="T189" style:family="text">
      <style:text-properties officeooo:rsid="00a517f9"/>
    </style:style>
    <style:style style:name="T190" style:family="text">
      <style:text-properties officeooo:rsid="00a57f53"/>
    </style:style>
    <style:style style:name="T191" style:family="text">
      <style:text-properties officeooo:rsid="00a63f0b"/>
    </style:style>
    <style:style style:name="T192" style:family="text">
      <style:text-properties officeooo:rsid="00a73d75"/>
    </style:style>
    <style:style style:name="T193" style:family="text">
      <style:text-properties officeooo:rsid="00485499"/>
    </style:style>
    <style:style style:name="T194" style:family="text">
      <style:text-properties officeooo:rsid="00a8fd43"/>
    </style:style>
    <style:style style:name="T195" style:family="text">
      <style:text-properties style:text-underline-style="none" officeooo:rsid="00aacdc2"/>
    </style:style>
    <style:style style:name="T196" style:family="text">
      <style:text-properties officeooo:rsid="00aacdc2"/>
    </style:style>
    <style:style style:name="T197" style:family="text">
      <style:text-properties officeooo:rsid="00abcd31"/>
    </style:style>
    <style:style style:name="T198" style:family="text">
      <style:text-properties officeooo:rsid="00ac970f"/>
    </style:style>
    <style:style style:name="T199" style:family="text">
      <style:text-properties officeooo:rsid="00ad11fb"/>
    </style:style>
    <style:style style:name="T200" style:family="text">
      <style:text-properties officeooo:rsid="00b06a36"/>
    </style:style>
    <style:style style:name="T201" style:family="text">
      <style:text-properties officeooo:rsid="00b38d2c"/>
    </style:style>
    <style:style style:name="T202" style:family="text">
      <style:text-properties officeooo:rsid="00b53e72"/>
    </style:style>
    <style:style style:name="T203" style:family="text">
      <style:text-properties officeooo:rsid="00b57ebf"/>
    </style:style>
    <style:style style:name="T204" style:family="text">
      <style:text-properties officeooo:rsid="0339139e"/>
    </style:style>
    <style:style style:name="T205" style:family="text">
      <style:text-properties officeooo:rsid="004f9c0c"/>
    </style:style>
    <style:style style:name="T206" style:family="text">
      <style:text-properties officeooo:rsid="00b62f53"/>
    </style:style>
    <style:style style:name="T207" style:family="text">
      <style:text-properties officeooo:rsid="00b71429"/>
    </style:style>
    <style:style style:name="T208" style:family="text">
      <style:text-properties officeooo:rsid="00b9406f"/>
    </style:style>
    <style:style style:name="T209" style:family="text">
      <style:text-properties officeooo:rsid="00bad2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52">COBXREF</text:p>
      <text:p text:style-name="P127"/>
      <text:p text:style-name="P127">A program to <text:span text:style-name="T84">create cross references from Cobol source </text:span>code with all <text:span text:style-name="T109">c</text:span>opy statements included in along with all comments.</text:p>
      <text:p text:style-name="P127"/>
      <text:p text:style-name="P127"/>
      <text:p text:style-name="P129">Set up and Usage Manual</text:p>
      <text:p text:style-name="P129"/>
      <text:p text:style-name="P129"/>
      <text:p text:style-name="P129"/>
      <text:p text:style-name="P129"><draw:frame draw:style-name="fr1" draw:name="graphics1" text:anchor-type="as-char" svg:width="3.36cm" svg:height="1.349cm" draw:z-index="0"><draw:image xlink:href="http://www.gnu.org/graphics/gplv3-127x51.png" xlink:type="simple" xlink:show="embed" xlink:actuate="onLoad" draw:mime-type="image/png"/></draw:frame></text:p>
      <text:p text:style-name="P129"/>
      <text:p text:style-name="P129"/>
      <text:p text:style-name="P101"/>
      <text:p text:style-name="P105">Copyright © <text:s/>Applewood Computers <text:span text:style-name="T84">1967-202</text:span><text:span text:style-name="T207">4</text:span><text:span text:style-name="T84"> and later – Authors &amp; Programmers.</text:span></text:p>
      <text:p text:style-name="P108"/>
      <text:p text:style-name="Standard"><text:span text:style-name="T40">Under FSF GPL v3 -<text:tab/></text:span><text:span text:style-name="T38"><draw:frame draw:style-name="fr1" draw:name="graphics2" text:anchor-type="as-char" svg:width="3.36cm" svg:height="1.349cm" draw:z-index="1"><draw:image xlink:href="http://www.gnu.org/graphics/gplv3-127x51.png" xlink:type="simple" xlink:show="embed" xlink:actuate="onLoad" draw:mime-type="image/png"/></draw:frame></text:span></text:p>
      <text:p text:style-name="P105"/>
      <text:p text:style-name="P105"/>
      <text:p text:style-name="P117">This document and the source code of the program known as '<text:span text:style-name="T84">cobxref</text:span>' is copyright © <text:span text:style-name="T84">1967 - </text:span>20<text:span text:style-name="T173">2</text:span><text:span text:style-name="T207">4</text:span> and may NOT be supplied or any part thereof, embedded or as a separate element, in any programming language or form, with any Cobol Compiler other than <text:span text:style-name="T37">GnuCOBOL</text:span>® without the express authority of the copyright holder. </text:p>
      <text:p text:style-name="P117"/>
      <text:p text:style-name="P117">It's usage in conjunction with the Cobol Compiler known as <text:span text:style-name="T37">GnuCOBOL</text:span> is herewith granted to all users of said product unconditionally.</text:p>
      <text:p text:style-name="P120"/>
      <text:p text:style-name="P119">Documentation Copyright © <text:s/>Applewood Computers <text:span text:style-name="T84">1983</text:span>-<text:span text:style-name="T77">202</text:span><text:span text:style-name="T207">4</text:span> <text:span text:style-name="T77">and later </text:span>– Vincent B Coen.</text:p>
      <text:p text:style-name="P118">Permission is granted to copy<text:span text:style-name="T84"> and</text:span> distribute this document under the terms of the GNU Free Documentation License, Version 1.3 or later version published by the Free Software Foundation; with no Invariant Sections, Front-Cover Texts, and no Back-Cover Texts <text:span text:style-name="T41">other than originally supplied</text:span>.</text:p>
      <text:p text:style-name="P117"/>
      <text:p text:style-name="P117">A copy of the license is included in the section entitled "GNU Free Documentation License".</text:p>
      <text:p text:style-name="P106"/>
      <text:p text:style-name="P105"/>
      <text:p text:style-name="P105"/>
      <text:p text:style-name="P105"/>
      <text:p text:style-name="P105">Applewood Computers</text:p>
      <text:p text:style-name="P111">17 Stag Green Avenue</text:p>
      <text:p text:style-name="P111">Hatfield</text:p>
      <text:p text:style-name="P111">Hertfordshire</text:p>
      <text:p text:style-name="P111">AL9 5EB</text:p>
      <text:p text:style-name="P110">United Kingdom</text:p>
      <text:p text:style-name="P105"/>
      <text:p text:style-name="P105">Phone: 44-(0)1<text:span text:style-name="T76">707-</text:span><text:span text:style-name="T207">913132</text:span></text:p>
      <text:p text:style-name="P105"/>
      <text:p text:style-name="P105">Support email: <text:s/>vbcoen@gmail.com</text:p>
      <text:p text:style-name="P105"/>
      <text:p text:style-name="P105"/>
      <text:p text:style-name="P105"/>
      <text:p text:style-name="P105"/>
      <text:p text:style-name="P125">Author:<text:tab/><text:tab/><text:span text:style-name="T206"><text:tab/></text:span>Vincent <text:span text:style-name="T204">Bryan </text:span>Coen, The author asserts his copyright over this <text:span text:style-name="T205">work.</text:span></text:p>
      <text:p text:style-name="P109">Document update: <text:s/><text:tab/><text:tab/><text:modification-date style:data-style-name="N41">30 August 2024</text:modification-date></text:p>
      <text:p text:style-name="P109">Revision:<text:tab/><text:tab/><text:tab/><text:editing-cycles>68</text:editing-cycles></text:p>
      <text:p text:style-name="P105">Software Version Date:<text:tab/><text:span text:style-name="T209">August</text:span> 20<text:span text:style-name="T179">2</text:span><text:span text:style-name="T207">4</text:span></text:p>
      <text:p text:style-name="P105">Software Version<text:tab/><text:tab/>2.0<text:span text:style-name="T179">3</text:span><text:span text:style-name="T187">.</text:span><text:span text:style-name="T207">1</text:span><text:span text:style-name="T208">5</text:span></text:p>
      <text:p text:style-name="P105">Word Processor:<text:tab/><text:tab/>LibreOffice<text:span text:style-name="T207"> </text:span><text:span text:style-name="T199">7.</text:span><text:span text:style-name="T209">6</text:span>. or later</text:p>
      <text:p text:style-name="P105"/>
      <text:p text:style-name="P105"><text:span text:style-name="T1">1</text:span><text:span text:style-name="T3"> </text:span><text:span text:style-name="T1">3</text:span><text:span text:style-name="T3"> </text:span><text:span text:style-name="T1">5</text:span> 7 9 <text:span text:style-name="T1">0</text:span><text:span text:style-name="T3"> </text:span><text:span text:style-name="T2">2</text:span><text:span text:style-name="T3"> </text:span><text:span text:style-name="T1">4</text:span><text:span text:style-name="T3"> 6 </text:span>8</text:p>
      <text:p text:style-name="P11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4">Contents</text:p>
          </text:index-title>
          <text:p text:style-name="P202">Support for Cobxref<text:tab/>4</text:p>
          <text:p text:style-name="P202">Why is this program needed ?<text:tab/>5</text:p>
          <text:p text:style-name="P202">Copy Support from (v2.00)<text:tab/>7</text:p>
          <text:p text:style-name="P202">Pre usage actions on first install<text:tab/>8</text:p>
          <text:p text:style-name="P203">Program Source code Set up<text:tab/>8</text:p>
          <text:p text:style-name="P202">Cobxref Program Usage<text:tab/>10</text:p>
          <text:p text:style-name="P202">Compiler Requirements for building Cobxref<text:tab/>13</text:p>
          <text:p text:style-name="P202">TODO List in Copy library processing (within PrintCbl)<text:tab/>14</text:p>
          <text:p text:style-name="P203">Noticeable changes since v1.07<text:tab/>14</text:p>
          <text:p text:style-name="P202">Literal treatment within PrintCbl module<text:tab/>15</text:p>
          <text:p text:style-name="P202">Messages used in Cobxref<text:tab/>16</text:p>
          <text:p text:style-name="P203">Processing breakdown<text:tab/>16</text:p>
          <text:p text:style-name="P203"><text:span text:style-name="T31">Display</text:span><text:span text:style-name="T31">s</text:span><text:span text:style-name="T31"> from Cobxref:</text:span><text:tab/>16</text:p>
          <text:p text:style-name="P203">Message Explanations:<text:tab/>16</text:p>
          <text:p text:style-name="P202">Messages used in get-reserved-lists within Cobxref<text:tab/>18</text:p>
          <text:p text:style-name="P203">Displays from get-reserved-lists:<text:tab/>18</text:p>
          <text:p text:style-name="P203">Message Explanations:<text:tab/>18</text:p>
          <text:p text:style-name="P202">Messages used in PrintCbl within Cobxref<text:tab/>19</text:p>
          <text:p text:style-name="P203">Listings from PrintCbl module:<text:tab/>19</text:p>
          <text:p text:style-name="P203">Displays from PrintCbl module:<text:tab/>19</text:p>
          <text:p text:style-name="P203">Message Explanations:<text:tab/>19</text:p>
          <text:p text:style-name="P202">Appendix A - Update Log<text:tab/>21</text:p>
          <text:p text:style-name="P203">Since v1.07<text:tab/>21</text:p>
          <text:p text:style-name="P202">Appendix B - <text:span text:style-name="T31">Copy statement </text:span><text:span text:style-name="T31">F</text:span><text:span text:style-name="T31">ormats</text:span><text:tab/>23</text:p>
          <text:p text:style-name="P202">Appendix C - GNU Free Documentation License<text:tab/>28</text:p>
          <text:p text:style-name="P202">Appendix D - GNU General Public License<text:tab/>34</text:p>
        </text:index-body>
      </text:table-of-content>
      <text:p text:style-name="P128"/>
      <text:h text:style-name="P205" text:outline-level="1"><text:bookmark-start text:name="__RefHeading___Toc3423_1707365915"/>Support for <text:span text:style-name="T84">Cobxref</text:span><text:bookmark-end text:name="__RefHeading___Toc3423_1707365915"/></text:h>
      <text:p text:style-name="P130"/>
      <text:p text:style-name="P1">Please read all of these notes before use <text:span text:style-name="T75">along with the Changelog and README file if present and ensure that the latest entry at the top, matches the current source file version number.</text:span></text:p>
      <text:p text:style-name="P1"/>
      <text:p text:style-name="P68">The program version method used is: aa.bb.cc where aa = major, bb = minor and cc = build.</text:p>
      <text:p text:style-name="P1"/>
      <text:p text:style-name="P2">Latest version at <text:span text:style-name="T38">https://sourceforge.net/p/</text:span><text:span text:style-name="T207">gnu</text:span><text:span text:style-name="T38">cobol/code/HEAD/tree/trunk/contrib/tools/cobxref</text:span></text:p>
      <text:p text:style-name="P26"><text:s/>or https://sourceforge.net/projects/cobxref/files/</text:p>
      <text:p text:style-name="P154"><text:span text:style-name="T49"><text:s/></text:span><text:span text:style-name="T50">or </text:span><text:span text:style-name="T49">http://applewood.</text:span><text:span text:style-name="T51">linkpc.net</text:span><text:span text:style-name="T49">/files/</text:span><text:span text:style-name="T62">C</text:span><text:span text:style-name="T52">obxref</text:span><text:span text:style-name="T49">-latest</text:span><text:span text:style-name="T53">/</text:span></text:p>
      <text:p text:style-name="P116"/>
      <text:p text:style-name="P113"><text:span text:style-name="T53">N</text:span><text:span text:style-name="T49">ote that at Sourceforge, there are two </text:span><text:span text:style-name="T54">Cobxref </text:span><text:span text:style-name="T49">versions</text:span><text:span text:style-name="T54">,</text:span><text:span text:style-name="T49"> one for IBM mainframes under MVS as well as this one for the GnuCobol compiler</text:span><text:span text:style-name="T58"> they are not cross </text:span><text:span text:style-name="T60">compatible.</text:span></text:p>
      <text:p text:style-name="P1"/>
      <text:p text:style-name="P1">If using <text:span text:style-name="T110">the applewood.linkpc.net url, </text:span>you may find (but unlikely) Alpha releases present, that <text:span text:style-name="T173">are</text:span> under initial testing. </text:p>
      <text:p text:style-name="P1">One's marked Beta are somewhat safer to use for production purposes.</text:p>
      <text:p text:style-name="P1"/>
      <text:p text:style-name="P1">Suggestions for updates to vbcoen at gmail.com</text:p>
      <text:p text:style-name="P1">Message subject must be '<text:span text:style-name="T86">cobxref</text:span> requests' or '<text:span text:style-name="T86">cobxref</text:span> bugs' subject to the issue or problem.</text:p>
      <text:p text:style-name="P25">And of course you can use the <text:span text:style-name="T161">Cobxref </text:span><text:s/>website bug reporting tool for all <text:span text:style-name="T207">of my </text:span>tools.</text:p>
      <text:p text:style-name="P25"/>
      <text:p text:style-name="P221">As I have now reached the age of 77 the next section is getting even more important :(</text:p>
      <text:p text:style-name="P221"/>
      <text:p text:style-name="P221">If you would like to work on Cobxref or any other tools as well as ACAS etc, email me at vbcoen@gmail.com with your requirements / interests, etc and I will add you into the svn system or systems, with your known user name at Sourceforge and yes you must be registered.</text:p>
      <text:p text:style-name="P131"/>
      <text:h text:style-name="P205" text:outline-level="1"><text:bookmark-start text:name="__RefHeading___Toc3425_1707365915"/>Why is this program needed ?<text:bookmark-end text:name="__RefHeading___Toc3425_1707365915"/></text:h>
      <text:p text:style-name="P155"><text:span text:style-name="T86">One of the problems involved in programming in Cobol is the heavy usage of working storage definitions as well as procedural code. Quite often the programmer sets up variables of one type or another and ends up not fully using them or forgets where and when they are used. The same applies to section and paragraph names. Older versions of the GnuCobol compiler did not have such a facility and the current version does not go in to enough analysis to match </text:span><text:span text:style-name="T207">my</text:span><text:span text:style-name="T86"> needs but saying this other compilers over the years, suffered similar problems with many not have an xref (cross reference) function at all or at least one that worked, and this is why there is a separate version for running under MVS 3.8J and the IBM ANSI Cobol compiler. For this one, see the Cobxref files section at Sourceforge and on </text:span><text:span text:style-name="T207">my</text:span><text:span text:style-name="T86"> website under </text:span><text:span text:style-name="T85">MVS3.8J</text:span></text:p>
      <text:p text:style-name="P150"/>
      <text:p text:style-name="P158">Cobxref <text:span text:style-name="T110">for GnuCOBOL, </text:span>produces a full listing of the code with copy libraries included<text:span text:style-name="T207">,</text:span> then produces various cross referenced reports by sections showing usage and also where both are not being used.</text:p>
      <text:p text:style-name="P164">[Note that the MVS version does not process COPY verbs at all although there is coding present for it to be added and this is due to the extra libraries that have to be installed <text:span text:style-name="T207">as</text:span> MVS load libraries<text:span text:style-name="T161"> for the processing of PDS datasets</text:span>.]</text:p>
      <text:p text:style-name="P164"/>
      <text:p text:style-name="P158">While <text:span text:style-name="T161">Cobxref is </text:span>not often used during the coding stage it can be used towards the end and during testing to facilitate a satisfactory and timely conclusion<text:span text:style-name="T87"> in development</text:span>.</text:p>
      <text:p text:style-name="P149"/>
      <text:p text:style-name="P149"><text:span text:style-name="T207">I</text:span> use it <text:span text:style-name="T86">for all of the </text:span>other Cobol Tools<text:span text:style-name="T86"> as well as applications</text:span> developed and distributed via sourceforge and other websites as O/S (Open Source) with only the FSF license for re-use.</text:p>
      <text:p text:style-name="P149"/>
      <text:p text:style-name="P277">As examples see <text:span text:style-name="T86">such Cobol tools as Printcbl, D</text:span>ectrans<text:span text:style-name="T87"> and MySQL pre-compilers, </text:span>as well as <text:span text:style-name="T86">applications such as FlightlogC (for recording flight crew</text:span><text:span text:style-name="T207"> (pilots and others)</text:span><text:span text:style-name="T86"> flight times) and </text:span>the Accounting software package ACAS <text:span text:style-name="T86">which</text:span> includes General and IRS (abbreviated version of s<text:span text:style-name="T208">imilar to General but without profit centre or Branch recording</text:span>), Purchase,&amp; Sales Ledgers and Stock Control <text:span text:style-name="T80">with support for Cobol files or using Mysql rdbms tables (others might be added at a later date subject to demand</text:span><text:span text:style-name="T208">/requests</text:span><text:span text:style-name="T80">).</text:span></text:p>
      <text:p text:style-name="P149"/>
      <text:p text:style-name="P151"><text:span text:style-name="T87">Cobxref</text:span> <text:span text:style-name="T86">will also</text:span> produce a print<text:span text:style-name="T86">able</text:span> listing of the Cobol program source that was used as input with all C<text:span text:style-name="T81">OPY files</text:span> added<text:span text:style-name="T81">,</text:span> up to a <text:span text:style-name="T111">maximum </text:span>depth of 9.</text:p>
      <text:p text:style-name="P151"/>
      <text:p text:style-name="P166">This means a COPY verb calling a library that in turn calls another COPY verb and this is up to 8 levels in addition to the original source file. <text:s/>Note that the compiler will not go to this depth <text:span text:style-name="T174">as t</text:span>he Cobol standard specifies source file plus four and many compilers do not go down to this level. <text:s/>Needless to say company standards and mainframe sites <text:span text:style-name="T174">usually </text:span>restrict the level count to two at most as it shows a poor control of the copy libraries per application<text:span text:style-name="T111"> within a project</text:span>.<text:span text:style-name="T161"> </text:span></text:p>
      <text:p text:style-name="P190">Cobxref does not support usage of Panlavet style +++INCLUDES or similar.</text:p>
      <text:p text:style-name="P165"/>
      <text:p text:style-name="P167">Cobxref produces a listing breakdown of where variables are used by section within the procedure division namely and in order<text:span text:style-name="T155"> of</text:span>:</text:p>
      <text:p text:style-name="P167"/>
      <text:p text:style-name="P200">CDF - Compiler Directing Facility - &gt;&gt;DEFINE CONSTANT &amp; &gt;&gt;SET CONSTANT variables</text:p>
      <text:p text:style-name="P167">File</text:p>
      <text:p text:style-name="P167">Working-Storage</text:p>
      <text:p text:style-name="P167">Local-Storage</text:p>
      <text:p text:style-name="P167">Linkage</text:p>
      <text:p text:style-name="P168"><text:span text:style-name="T111">*</text:span>Communication<text:span text:style-name="T111"> <text:tab/>Not used in GnuCOBOL.</text:span></text:p>
      <text:p text:style-name="P167">Report</text:p>
      <text:p text:style-name="P167">Screen</text:p>
      <text:p text:style-name="P200">Global and External variables</text:p>
      <text:p text:style-name="P167"/>
      <text:p text:style-name="P169">In addition breakdown are shown for system Functions, Conditions (88 levels), and Called processes both system and user defined<text:span text:style-name="T111"> as well as variables defined as Global when used with nested program </text:span><text:soft-page-break/><text:span text:style-name="T111">sources, with limited support for one's defined as External</text:span>.</text:p>
      <text:p text:style-name="P169"/>
      <text:p text:style-name="P170">Entries within <text:span text:style-name="T175">the C</text:span>onfiguration<text:span text:style-name="T175"> Section</text:span> is also supported<text:span text:style-name="T175">, such as special-names</text:span>.</text:p>
      <text:p text:style-name="P187">Cobxref also includes both a module for obtaining the current <text:span text:style-name="T179">GnuCOBOL </text:span>compilers list of reserved words, intrinsic functions and system words and a cut down module of our Cobol tool Printcbl which is used for processing copy libraries <text:span text:style-name="T155">see the next chapter </text:span><text:span text:style-name="T155"><text:bookmark-ref text:reference-format="text" text:ref-name="__RefHeading___Toc12031_2248077203">Copy Support from (v2.00)</text:bookmark-ref></text:span><text:span text:style-name="T155"><text:s/>for </text:span>notes regarding support for the<text:span text:style-name="T208"> CDF and </text:span>librarian COPY verb.<text:span text:style-name="T161"> Note all reserved words are </text:span><text:span text:style-name="T179">a maximum of 6</text:span><text:span text:style-name="T180">3</text:span><text:span text:style-name="T161"> character or less and the internal tables the same so no support for odd one's exceeding this size, well at least until that changes !</text:span></text:p>
      <text:p text:style-name="P187"/>
      <text:p text:style-name="P188">This program requires the use of the GnuCobol compiler <text:span text:style-name="T207">v3</text:span><text:span text:style-name="T208">, v4</text:span> and later to update all of the various reserved word tables and therefore will not work with any other compiler<text:span text:style-name="T161">s</text:span>.</text:p>
      <text:p text:style-name="P188"/>
      <text:p text:style-name="P191">Caution: <text:s/><text:span text:style-name="T166">C</text:span>obxref assumes all source code complies with the COBOL <text:span text:style-name="T165">standard </text:span>syntax which includes that all words including formulae <text:span text:style-name="T165">must </text:span>end with a space, comma or full stop. Therefore processing can get confused if you do something like : <text:s/></text:p>
      <text:p text:style-name="P191"/>
      <text:p text:style-name="P191">move aa-var8(1:ix-8)to aa-mmr-length</text:p>
      <text:p text:style-name="P188"/>
      <text:p text:style-name="P191">No space before 'to'.</text:p>
      <text:p text:style-name="P278">Where usage of the compiler (cobc) for your sources include -Wall etc to check for any indifferent syntax outside the normal Cobol standards allow it does not trap all of them.</text:p>
      <text:p text:style-name="P278"/>
      <text:p text:style-name="P189">For use with programs written to use a maximum size of 63 characters for <text:span text:style-name="T162">user supplied </text:span>data names, section, paragraph, program and module names you must be using the latest version of the code base for GnuCobol v3 as of <text:span text:style-name="T162">and after</text:span><text:span text:style-name="T201">,</text:span><text:span text:style-name="T162"> </text:span><text:span text:style-name="T208">July</text:span> 20<text:span text:style-name="T208">23, i.e., v3.2 final</text:span>.</text:p>
      <text:p text:style-name="P189"/>
      <text:p text:style-name="P197">There is one other abnormality in that if you use <text:span text:style-name="T180">a v</text:span>ariable<text:span text:style-name="T180"> which is also a reserved word</text:span><text:span text:style-name="T175">, </text:span>it will <text:s/><text:span text:style-name="T180">ignore such variables</text:span>. <text:span text:style-name="T175">T</text:span>here appears to be no solution other than avoid using such a variable name <text:span text:style-name="T180">that </text:span>is<text:span text:style-name="T175">,</text:span> a reserved word<text:span text:style-name="T180"> although the compiler should be issuing a</text:span><text:span text:style-name="T187">n</text:span><text:span text:style-name="T180"> error or warning message.</text:span><text:span text:style-name="T199"> </text:span></text:p>
      <text:p text:style-name="P201">A good example of this is using as a variable E which is a reserved word<text:span text:style-name="T208"> as it is a function</text:span> - there are some others.</text:p>
      <text:p text:style-name="P195"/>
      <text:p text:style-name="P197">One last possible issue is that you MUST use <text:span text:style-name="T166">C</text:span>obxref parameter 2 to specify the correct source format for the program being cross referenced, i.e., -FREE<text:span text:style-name="T207">, -VARABLE</text:span> or by default as FIXED<text:span text:style-name="T166"> although this has been reduced with the latest Cobxref version</text:span><text:span text:style-name="T201">s</text:span><text:span text:style-name="T166"> it still </text:span>could result in a <text:span text:style-name="T166">possible C</text:span>obxref abort with a range of <text:span text:style-name="T166">different </text:span>error messages<text:span text:style-name="T166"> but mostly saying similar to early end of source file for the program being </text:span><text:span text:style-name="T201">cross </text:span><text:span text:style-name="T166">ref</text:span><text:span text:style-name="T201">erenced</text:span>.</text:p>
      <text:p text:style-name="P197"/>
      <text:p text:style-name="P197"><text:span text:style-name="T187">Note that provid</text:span><text:span text:style-name="T201">ed</text:span><text:span text:style-name="T187"> the source code make</text:span><text:span text:style-name="T201">s</text:span><text:span text:style-name="T187"> correct usage of &gt;&gt;SOURCE FIXED/</text:span><text:span text:style-name="T207">VARIABLE/</text:span><text:span text:style-name="T187">FREE cobxref should work correctly.</text:span><text:span text:style-name="T208"> It does not support any other of the possible formats that could be used with the GnuCobol compiler cobc. the &gt;&gt;SOURCE line should be the first line of source code but you may have a need to switch to other formats within the source code and cobxref will follow such changes.</text:span></text:p>
      <text:p text:style-name="P196"/>
      <text:p text:style-name="P199">If you get such an error, first check if you are using the correct format specification, Fixed<text:span text:style-name="T207">, Variable</text:span> or Free<text:span text:style-name="T208"> and that you have specified it as indicated above</text:span>.</text:p>
      <text:p text:style-name="P189"/>
      <text:h text:style-name="P211" text:outline-level="1"><text:bookmark-start text:name="__RefHeading___Toc12031_2248077203"/>Copy Support <text:span text:style-name="T201">from </text:span>(v2.0<text:span text:style-name="T87">0</text:span>)<text:bookmark-end text:name="__RefHeading___Toc12031_2248077203"/></text:h>
      <text:p text:style-name="P1"/>
      <text:p text:style-name="P11">Case is not sensitive, so ' COPY ' ' copy ' and any variation is OK, same as in <text:span text:style-name="T44">GnuCOBOL</text:span>.<text:span text:style-name="T141"> Both types of quotes (single and double but not mixed) as in "foo'.</text:span><text:span text:style-name="T180"> All COPY statements MUST end with a period / full stop as per Cobol specifications.</text:span></text:p>
      <text:p text:style-name="P1"/>
      <text:p text:style-name="P1"><text:s/>1:<text:span text:style-name="T140"><text:tab/></text:span>COPY foo.</text:p>
      <text:p text:style-name="P11"><text:s/>2:<text:span text:style-name="T140"><text:tab/></text:span>COPY "foo"<text:span text:style-name="T139"> <text:s/>(or 'foo')</text:span>.</text:p>
      <text:p text:style-name="P47"/>
      <text:p text:style-name="P47"><text:s/>3:<text:span text:style-name="T140"><text:tab/></text:span>COPY "foo<text:span text:style-name="T142">.</text:span>ext". <text:s/><text:tab/><text:tab/>different .ext <text:span text:style-name="T4">NOT</text:span> searched for<text:span text:style-name="T176">.</text:span></text:p>
      <text:p text:style-name="P13"><text:s/><text:span text:style-name="T129">4</text:span>:<text:span text:style-name="T140"><text:tab/></text:span>COPY foo<text:span text:style-name="T142">.ext<text:tab/><text:tab/></text:span>different .ext <text:span text:style-name="T4">NOT</text:span> searched for<text:span text:style-name="T129"> (same as in 3).</text:span></text:p>
      <text:p text:style-name="P13"/>
      <text:p text:style-name="P14"><text:span text:style-name="T143"><text:s/>5:<text:tab/>for any COPY options adding </text:span><text:s/>IN<text:span text:style-name="T139"> | </text:span>OF "../par"<text:span text:style-name="T139"> <text:s/>fully supported.</text:span></text:p>
      <text:p text:style-name="P14"><text:s/><text:span text:style-name="T143">6:<text:tab/></text:span>COPY filename.ext | IN | OF path | “relative path” <text:span text:style-name="T143">| </text:span>SUPPRESS | SUPPRESS PRINTING<text:span text:style-name="T176">.</text:span></text:p>
      <text:p text:style-name="P51"><text:tab/><text:tab/><text:tab/><text:tab/>The SUPPRESS options only used for a report<text:span text:style-name="T144"> otherwise ignored</text:span>.</text:p>
      <text:p text:style-name="P51"/>
      <text:p text:style-name="P12"><text:s/><text:span text:style-name="T129">7</text:span>.<text:span text:style-name="T140"><text:tab/></text:span>Support for REPLACING sub clause<text:span text:style-name="T176">:</text:span></text:p>
      <text:p text:style-name="P12">Form <text:s/>1A<text:span text:style-name="T143">::</text:span> <text:s/>Word <text:s text:c="13"/><text:tab/><text:tab/>by word</text:p>
      <text:p text:style-name="P12"><text:tab/>1B<text:span text:style-name="T143">::</text:span> <text:s/>Literal <text:s text:c="11"/><text:tab/><text:tab/>by literal</text:p>
      <text:p text:style-name="P12"><text:s text:c="4"/><text:tab/>1C<text:span text:style-name="T143">::</text:span> <text:s/>Identifier <text:s text:c="7"/><text:tab/><text:tab/>by Identifier</text:p>
      <text:p text:style-name="P12"><text:s text:c="5"/><text:tab/>1D<text:span text:style-name="T143">::</text:span> <text:s/>==pseudo-text-1== <text:s/><text:tab/>by ==pseudo-text-2==</text:p>
      <text:p text:style-name="P12"><text:tab/><text:span text:style-name="T143">1E::</text:span> <text:s/>==text-3== <text:s text:c="8"/><text:tab/>by ==text-4==</text:p>
      <text:p text:style-name="P12"/>
      <text:p text:style-name="P12">Cases 1<text:span text:style-name="T142"> and 2</text:span> <text:s/>(if not found, <text:span text:style-name="T48">then </text:span>searched with .ext<text:span text:style-name="T77">ension</text:span>s of .CPY, .CBL, .COB (<text:span text:style-name="T143">as well as</text:span> lower case<text:span text:style-name="T141"> version of the same</text:span>)<text:span text:style-name="T143">. This is not done if the extension is provided.</text:span></text:p>
      <text:p text:style-name="P12"/>
      <text:p text:style-name="P58">For 1D support for LEADING and TRAILING providing both fields are the same size.</text:p>
      <text:p text:style-name="P60">This is because the <text:span text:style-name="T177">GnuCOBOL </text:span>function SUBSTITUTE does not have a LEADING or TRAILING function<text:span text:style-name="T177"> but it is now defined as such in the latest COBOL standard</text:span>.<text:span text:style-name="T177"> </text:span></text:p>
      <text:p text:style-name="P61">[When this is changed in the compiler, this function will be fully supported providing some one tells me.]</text:p>
      <text:p text:style-name="P14">All <text:span text:style-name="T144">all </text:span>cases<text:span text:style-name="T177">,</text:span> searched in current directory and all search paths in order supplied<text:span text:style-name="T143"> up to a maximum of 10 paths only.</text:span></text:p>
      <text:p text:style-name="P52">If both GnuCobol environment variables (COBCPY and COB_COPY_DIR) are set and they are the same, only one will be used otherwise search paths are added in read order with COBCPY first.</text:p>
      <text:p text:style-name="P14"/>
      <text:p text:style-name="P17">As per the Cobol standards<text:span text:style-name="T4"> ALL COPY</text:span> statements <text:span text:style-name="T4">MUST</text:span> be followed directly with '.' (period).</text:p>
      <text:p text:style-name="P78"/>
      <text:p text:style-name="P18"><text:span text:style-name="T26">Note</text:span>: <text:tab/>In 1 through <text:span text:style-name="T143">6</text:span>) the <text:span text:style-name="T26">copy file name</text:span> and the <text:span text:style-name="T26">copy library</text:span> is <text:span text:style-name="T4">case sensitive</text:span>.</text:p>
      <text:p text:style-name="P18"><text:tab/><text:span text:style-name="T4">Replacing</text:span> all, <text:span text:style-name="T29">other</text:span> than literals are <text:span text:style-name="T4">NOT</text:span> case sensitive.</text:p>
      <text:p text:style-name="P18"><text:tab/>Literals must be on same line. There is no support for continuation on the COPY statements</text:p>
      <text:p text:style-name="P18"><text:tab/>or the source target but this allows for partial line by line replacement.</text:p>
      <text:p text:style-name="P18"/>
      <text:p text:style-name="P84">Warning:</text:p>
      <text:p text:style-name="P17"/>
      <text:p text:style-name="P94"><text:span text:style-name="T36">W</text:span><text:span text:style-name="T31">hen using fixed format source</text:span><text:span text:style-name="T32">,</text:span><text:span text:style-name="T31"> it is the programmers </text:span><text:span text:style-name="T26">responsibility</text:span><text:span text:style-name="T31"> to ensure that the replacing clause element fits within the area available and does NOT exceed column 72.</text:span></text:p>
      <text:p text:style-name="P1">The same applies to the compiler. (See the <text:span text:style-name="T166">ISO </text:span>Cobol standards manual).</text:p>
      <text:p text:style-name="P52"/>
      <text:p text:style-name="P52">This means the result of a replace that exceeds column 72 is undefined but could extend beyond the Form B area.<text:span text:style-name="T156"> Also note that cc7 '-' is ignored. and replacing will use '" &amp;' at end of source (cc70) and next line will have a quote on cc12.</text:span></text:p>
      <text:p text:style-name="P24"/>
      <text:p text:style-name="P47">This does not effect the operation of Cobxref which does not work with literals cross referenc<text:span text:style-name="T144">ing</text:span> wise.</text:p>
      <text:p text:style-name="P54">Well that's the theory anyway.</text:p>
      <text:h text:style-name="P205" text:outline-level="1"><text:bookmark-start text:name="__RefHeading___Toc3427_1707365915"/>Pre usage actions on first install<text:bookmark-end text:name="__RefHeading___Toc3427_1707365915"/></text:h>
      <text:p text:style-name="P17"/>
      <text:h text:style-name="P212" text:outline-level="2"><text:bookmark-start text:name="__RefHeading___Toc8942_2248077203"/>Program Source code Set up<text:bookmark-end text:name="__RefHeading___Toc8942_2248077203"/></text:h>
      <text:p text:style-name="P40">1.<text:tab/>As of version 2.0<text:span text:style-name="T166">,</text:span> Cobxref uses the compilers CDF facility and there are system changes that happen at the start of the source file that the various nested programs access to adjust the default set ups <text:s/>and these are within the section marked as CONFIGURATION SETTINGS.</text:p>
      <text:p text:style-name="P222"><text:span text:style-name="T88">You can change the first one if needed but the others are only there for programmer testing, but if changed can and will produce a </text:span><text:span text:style-name="T27">lot</text:span><text:span text:style-name="T88"> of output on screen and in the output files.</text:span></text:p>
      <text:p text:style-name="P221">The same is said if compiling cobxref with full debugging such as '-d -g -ftraceall' as the trace file will be LARGE - such as over 2Gb when running cobxref against itself and will be slow in running, possibly over five minutes depending on speed of your cpu and will slow down any other applications running.</text:p>
      <text:p text:style-name="P23"/>
      <text:p text:style-name="P27"><text:span text:style-name="T4">1.</text:span><text:tab/>See the line starting with:</text:p>
      <text:p text:style-name="P23">&gt;&gt;<text:span text:style-name="T202">SET C</text:span>ONSTANT C-Compiler-Line-Cnt <text:s text:c="2"/>AS 55</text:p>
      <text:p text:style-name="P23"/>
      <text:p text:style-name="P27">Change the number 55 if and <text:span text:style-name="T4">only</text:span> if the following applies:</text:p>
      <text:p text:style-name="P27"/>
      <text:p text:style-name="P27">Cobxref uses the field Compiler-Line-Cnt to hold the default cobc report page size of 55 so if you have changed the one in cobc sources<text:span text:style-name="T89"> or with a compiler option for any reason</text:span>, <text:span text:style-name="T156">you should consider </text:span>chang<text:span text:style-name="T156">ing</text:span> this field to match before compiling it by changing the value as shown above which is <text:span text:style-name="T112">pre</text:span>set as 55.<text:span text:style-name="T180"> There is built in support for use of Letter paper so that the above count is reduced by 4</text:span><text:span text:style-name="T187"> assuming you are printing in portrait mode for landscape change the value appropriately bearing in mind the difference in Letter format, if used.</text:span></text:p>
      <text:p text:style-name="P27"/>
      <text:p text:style-name="P28">As Cobxref produces a print file with the name of the source file and extension of .lst you can pass it to your printer<text:span text:style-name="T187">,</text:span> however another option is to use the supplied extra script prtpdf to create a pdf file.</text:p>
      <text:p text:style-name="P28">To use it you must also install enscript and <text:span text:style-name="T90">ghostscript which if you are using Linux, obtain </text:span><text:span text:style-name="T208">them </text:span><text:span text:style-name="T90">from your distributions repositories and you might want to amend the prtpdf file to match up with your requirements but it is seriously recommended you only do </text:span><text:span text:style-name="T28">ONE</text:span><text:span text:style-name="T90"> change at a time before testing</text:span><text:span text:style-name="T187"> as it is easy to mess it up.</text:span></text:p>
      <text:p text:style-name="P1"/>
      <text:p text:style-name="P43"><text:span text:style-name="T4">2.</text:span><text:tab/>See line starting with :</text:p>
      <text:p text:style-name="P43">&gt;&gt;<text:span text:style-name="T202">SET</text:span> CONSTANT C-OS-Delimiter <text:s/>AS "/"</text:p>
      <text:p text:style-name="P43"/>
      <text:p text:style-name="P157"><text:span text:style-name="T55">This is set for use in *nix environments which includes Linux</text:span><text:span text:style-name="T59">, OSX</text:span><text:span text:style-name="T55"> and </text:span>MSYS/MinGW<text:span text:style-name="T55"> etc</text:span><text:span text:style-name="T61">.</text:span></text:p>
      <text:p text:style-name="P55">I understand it will also work with Windows v10<text:span text:style-name="T207">/11</text:span>.</text:p>
      <text:p text:style-name="P43"/>
      <text:p text:style-name="P176"><text:span text:style-name="T49">Change it for "\" if and </text:span><text:span text:style-name="T70">only</text:span><text:span text:style-name="T49"> if, you are using a native version of the Cobol compiler built </text:span><text:span text:style-name="T59">using</text:span><text:span text:style-name="T49"> Microsoft Visual Studio</text:span><text:span text:style-name="T56"> or a similar compiler</text:span><text:span text:style-name="T49">.</text:span></text:p>
      <text:p text:style-name="P44"/>
      <text:p text:style-name="P67">There are other &gt;&gt;SET statements that are remarked out for use when testing.</text:p>
      <text:p text:style-name="P44"/>
      <text:p text:style-name="P63">Cobxref does check the value in the environment variables TMPDIR, TMP and TEMP in that order for a directory to store the working files at the same time it verifies the OS delimiter for being "\" or "/" as a safeguard.<text:span text:style-name="T189"> You must have full access to this temporary directory for create, read, write and delete.</text:span></text:p>
      <text:p text:style-name="P63"/>
      <text:p text:style-name="P1"><text:span text:style-name="T7">3</text:span>.<text:span text:style-name="T89"><text:tab/>The program will </text:span><text:span text:style-name="T188">also </text:span><text:span text:style-name="T89">examine the Environment Variable LC_TIME for producing the date printed in your local format and the values are :</text:span></text:p>
      <text:p text:style-name="P35">en_GB to set to <text:span text:style-name="T89">using the </text:span>UK <text:s/>format (<text:span text:style-name="T89">dd/mm/yyyy</text:span>)</text:p>
      <text:p text:style-name="P35">en_US to set to <text:span text:style-name="T89">using the </text:span>USA format (<text:span text:style-name="T89">mm/dd/yyyy</text:span>)</text:p>
      <text:p text:style-name="P35"><text:s/>anything else<text:span text:style-name="T113">,</text:span> it is left as 3 = International <text:span text:style-name="T89">and </text:span>Unix format<text:span text:style-name="T89"> (yyyy/mm/dd)</text:span>.</text:p>
      <text:p text:style-name="P36">You can add a check for other value/s for your country/region but please let the programmer<text:span text:style-name="T123"> </text:span>know <text:span text:style-name="T123">[by </text:span><text:soft-page-break/><text:span text:style-name="T123">email with subject Cobxref</text:span><text:span text:style-name="T188">, </text:span>so it can be added to the main source files <text:span text:style-name="T123">held at the SF website areas.</text:span></text:p>
      <text:p text:style-name="P7"/>
      <text:p text:style-name="P46">If you do not normally use these two<text:span text:style-name="T130">,</text:span> you can <text:span text:style-name="T122">also </text:span>run <text:span text:style-name="T130">C</text:span>obxref within a script that sets the LC_TIME value up using <text:span text:style-name="T130">the command </text:span><text:s/>'export LC_TIME<text:span text:style-name="T130">=en_ABC' etc, <text:s/></text:span>before running <text:span text:style-name="T130">C</text:span>obxref.</text:p>
      <text:p text:style-name="P36"/>
      <text:p text:style-name="P1">In all cases this<text:span text:style-name="T89">,</text:span> along with the time <text:span text:style-name="T82">as hh:mm:ss:nn </text:span>is printed in the headings.</text:p>
      <text:p text:style-name="P7"/>
      <text:p text:style-name="P45">Note that the time is updated for each heading printed as it acts as a simple way of seeing just how long it takes in milliseconds to run<text:span text:style-name="T188">,</text:span> looking at the first and last heading times.</text:p>
      <text:p text:style-name="P7"/>
      <text:p text:style-name="P5"><text:span text:style-name="T7">4</text:span>.<text:span text:style-name="T89"><text:tab/></text:span>You are now ready to compile <text:span text:style-name="T89">and there is a supplied Linux script that will do it named</text:span></text:p>
      <text:p text:style-name="P5"><text:span text:style-name="T89"><text:s/></text:span><text:span text:style-name="T125">comp-cobxref.sh</text:span><text:span text:style-name="T89"> which just runs</text:span>:</text:p>
      <text:p text:style-name="P1"/>
      <text:p text:style-name="P162">cobc -x cobxref.cbl</text:p>
      <text:p text:style-name="P171">chmod +x cobxref</text:p>
      <text:p text:style-name="P153"/>
      <text:p text:style-name="P114">You can now run :</text:p>
      <text:p text:style-name="P114"/>
      <text:p text:style-name="P172">mv <text:span text:style-name="T89">cobxref</text:span> <text:s/>~/bin</text:p>
      <text:p text:style-name="P172"/>
      <text:p text:style-name="P115">or whatever other bin directory that is in your environment path variable.</text:p>
      <text:p text:style-name="P115"/>
      <text:p text:style-name="P20">The program has been tested with <text:span text:style-name="T167">the Gnu</text:span>C<text:span text:style-name="T89">obol</text:span> v<text:span text:style-name="T89">3 series of compilers.</text:span></text:p>
      <text:p text:style-name="P20"/>
      <text:p text:style-name="P1"><text:span text:style-name="T7">5</text:span>. You can now use it from any working directory<text:span text:style-name="T113"> for which you have full access</text:span>.</text:p>
      <text:p text:style-name="P1"/>
      <text:p text:style-name="P1"><text:span text:style-name="T7">6</text:span><text:span text:style-name="T4">.</text:span> Read the following notes on requirements and usage.</text:p>
      <text:p text:style-name="P135"/>
      <text:h text:style-name="P205" text:outline-level="1"><text:bookmark-start text:name="__RefHeading___Toc3429_1707365915"/><text:span text:style-name="T108">Cobxref</text:span><text:tab/>Program Usage<text:bookmark-end text:name="__RefHeading___Toc3429_1707365915"/></text:h>
      <text:p text:style-name="P17"/>
      <text:p text:style-name="P21">Caution: This program has only been tested against source files that have gone through the GnuC<text:span text:style-name="T163">obol</text:span> compiler with <text:span text:style-name="T4">no</text:span> reported errors<text:span text:style-name="T167"> including missing space or periods (full stops)</text:span> and I recommend that you do the same.<text:span text:style-name="T180"> If in doubt use cobc -W to build the program source first.</text:span></text:p>
      <text:p text:style-name="P37">The GnuCobol compiler (cobc) must be in the executables path as it is called by Cobxref.</text:p>
      <text:p text:style-name="P21"/>
      <text:p text:style-name="P1">Parameters for running <text:span text:style-name="T114">C</text:span>obxref are in the form:</text:p>
      <text:p text:style-name="P1"/>
      <text:p text:style-name="P1"><text:span text:style-name="T114">c</text:span>obxref 1 [<text:span text:style-name="T108"> </text:span>2 3 4 5 6 7 8<text:span text:style-name="T108"> 9 10 12</text:span>] where param<text:span text:style-name="T114">eter</text:span>s <text:span text:style-name="T132">3</text:span> through <text:span text:style-name="T186">10</text:span> are all optional<text:span text:style-name="T132"> with 1</text:span><text:span text:style-name="T186">1</text:span><text:span text:style-name="T132"> &amp; 1</text:span><text:span text:style-name="T186">2</text:span><text:span text:style-name="T132"> and possibly hidden ones, only when requested by Cobxref technical support.</text:span></text:p>
      <text:p text:style-name="P1"/>
      <text:p text:style-name="P1">Note: <text:span text:style-name="T108"><text:tab/></text:span>Param <text:span text:style-name="T132"><text:s text:c="4"/></text:span>1 <text:span text:style-name="T180"><text:s/></text:span><text:span text:style-name="T4">M</text:span><text:span text:style-name="T6">ust</text:span> be first param<text:span text:style-name="T114">eter</text:span>, 2 through 8 can be in any order.</text:p>
      <text:p text:style-name="P1"><text:span text:style-name="T108"><text:tab/>P</text:span>aram <text:span text:style-name="T132"><text:s text:c="4"/></text:span>2<text:span text:style-name="T180"> </text:span><text:s/><text:span text:style-name="T4">Must</text:span> be specified if using Free <text:span text:style-name="T207">or Variable </text:span>format sources<text:span text:style-name="T168"> in your program</text:span>.</text:p>
      <text:p text:style-name="P37"><text:tab/>Param<text:span text:style-name="T132">s <text:s/></text:span><text:s/>3<text:span text:style-name="T180"> </text:span><text:span text:style-name="T132"><text:s/>through <text:s/>8</text:span> <text:span text:style-name="T132">as</text:span> needed.</text:p>
      <text:p text:style-name="P1"><text:span text:style-name="T108"><text:tab/></text:span>Param<text:span text:style-name="T132"> <text:s text:c="3"/></text:span><text:s/><text:span text:style-name="T132">9</text:span><text:span text:style-name="T180"> </text:span><text:s/>for testing against other <text:span text:style-name="T91">cross </text:span>ref<text:span text:style-name="T91">erence</text:span> products only<text:span text:style-name="T186">.</text:span></text:p>
      <text:p text:style-name="P62"><text:tab/>Param <text:s text:c="2"/>10 <text:s/>Same as 9 followed by normal xref. </text:p>
      <text:p text:style-name="P6"><text:span text:style-name="T108"><text:tab/>P</text:span>aram<text:span text:style-name="T114">s</text:span> <text:span text:style-name="T132">1</text:span><text:span text:style-name="T186">1</text:span><text:span text:style-name="T180"> </text:span><text:span text:style-name="T132"><text:s/>and 1</text:span><text:span text:style-name="T186">2</text:span><text:span text:style-name="T132"> are</text:span> for <text:span text:style-name="T91">programmer </text:span>testing ONLY.</text:p>
      <text:p text:style-name="P50"><text:tab/>Param <text:s text:c="2"/>1<text:span text:style-name="T186">3</text:span><text:span text:style-name="T180"> </text:span><text:s/>For help the same as shown below.</text:p>
      <text:p text:style-name="P6"/>
      <text:p text:style-name="P1">1: <text:span text:style-name="T91"><text:tab/></text:span>SFN <text:span text:style-name="T186"><text:tab/><text:tab/></text:span>[Source File name]<text:span text:style-name="T207"> including any extensions</text:span> (<text:span text:style-name="T26">Mandatory</text:span>)</text:p>
      <text:p text:style-name="P1"/>
      <text:p text:style-name="P1">2: <text:span text:style-name="T91"><text:tab/></text:span>-FREE<text:span text:style-name="T108"><text:tab/></text:span>Format selection if using the free source format.</text:p>
      <text:p text:style-name="P1"><text:span text:style-name="T108"><text:tab/><text:tab/><text:tab/></text:span>Omit if <text:span text:style-name="T4">only</text:span> using the fixed source format<text:span text:style-name="T189"> - just the same as for cobc.</text:span></text:p>
      <text:p text:style-name="P64"><text:tab/><text:tab/><text:tab/>Incorrect usage of this parameter <text:span text:style-name="T189">could </text:span>produce a lot of error messages<text:span text:style-name="T189"> if N</text:span><text:span text:style-name="T200">OT</text:span></text:p>
      <text:p text:style-name="P66"><text:tab/><text:tab/><text:tab/>using the CDF options &gt;&gt;SOURCE FIXED | FREE<text:span text:style-name="T200"> | VARIABLE</text:span> at the beginning</text:p>
      <text:p text:style-name="P66"><text:span text:style-name="T200"><text:tab/><text:tab/><text:tab/></text:span>of the<text:span text:style-name="T200"> </text:span>source file<text:span text:style-name="T200"> and elsewhere when needed, on change of format, i.e.,</text:span></text:p>
      <text:p text:style-name="P66"><text:span text:style-name="T200"><text:tab/><text:tab/><text:tab/>copybook inclusion</text:span>.</text:p>
      <text:p text:style-name="P223"><text:tab/>-VARIABLE<text:tab/>Same as FIXED but source can be up to 256 chars where cc73-80<text:span text:style-name="T208"> -- 256</text:span> is also</text:p>
      <text:p text:style-name="P223"><text:span text:style-name="T208"><text:tab/><text:tab/><text:tab/></text:span>source<text:span text:style-name="T208"> </text:span>code and not the reference area. See the GnuCobol Programming Guide</text:p>
      <text:p text:style-name="P223"><text:span text:style-name="T208"><text:tab/><text:tab/><text:tab/></text:span>for<text:span text:style-name="T208"> </text:span>more details. </text:p>
      <text:p text:style-name="P1"/>
      <text:p text:style-name="P1">3: <text:span text:style-name="T91"><text:tab/></text:span>-R<text:tab/>Do not print out the source code.</text:p>
      <text:p text:style-name="P1"><text:span text:style-name="T108"><text:tab/><text:tab/></text:span>Omit<text:span text:style-name="T207"> this option</text:span> and cobxref will always do so<text:span text:style-name="T181">,</text:span> prior to the<text:span text:style-name="T108"> </text:span>cross reference listings.</text:p>
      <text:p text:style-name="P1"/>
      <text:p text:style-name="P1">4: <text:span text:style-name="T91"><text:tab/></text:span>-L<text:span text:style-name="T108"><text:tab/></text:span>Reports all in lowercase (defaults to uppercase or actual case used).</text:p>
      <text:p text:style-name="P1"/>
      <text:p text:style-name="P3"><text:span text:style-name="T130">5</text:span>: <text:span text:style-name="T91"><text:tab/></text:span>-DR<text:span text:style-name="T108"><text:tab/></text:span>Displays <text:span text:style-name="T4">All</text:span> reserved words<text:span text:style-name="T92">, followed by Functions then system calls</text:span> <text:span text:style-name="T92">and</text:span> then stops.</text:p>
      <text:p text:style-name="P3"><text:span text:style-name="T92"><text:tab/><text:tab/>You </text:span><text:span text:style-name="T4">Must</text:span> still specify a<text:span text:style-name="T92"> </text:span>source file even if a dummy<text:span text:style-name="T92"> (non existent file)</text:span>.</text:p>
      <text:p text:style-name="P9"/>
      <text:p text:style-name="P69"><text:span text:style-name="T131">6</text:span>.<text:tab/>-VT<text:tab/>Do not display messages when updating any reserved word tables.</text:p>
      <text:p text:style-name="P68"><text:tab/><text:tab/>It is recommended, not to use this option so that you have confirmation that these have</text:p>
      <text:p text:style-name="P68"><text:tab/><text:tab/>been updated.</text:p>
      <text:p text:style-name="P59"><text:tab/><text:tab/><text:span text:style-name="T207">Warning:</text:span> <text:span text:style-name="T207">A</text:span>ny new release of the compiler usually adds new reserved words, etc.</text:p>
      <text:p text:style-name="P59"/>
      <text:p text:style-name="P16"><text:span text:style-name="T131">7</text:span>: <text:span text:style-name="T91"><text:tab/></text:span>-<text:span text:style-name="T131">E<text:tab/>Create compressed source file (same as cobc -E)</text:span><text:span text:style-name="T207">, </text:span><text:span text:style-name="T91">by</text:span> produc<text:span text:style-name="T157">ing</text:span> fr<text:span text:style-name="T207">ee </text:span>format <text:span text:style-name="T157">sou</text:span>rc<text:span text:style-name="T157">e</text:span> in</text:p>
      <text:p text:style-name="P224"><text:span text:style-name="T207"><text:tab/><text:tab/></text:span>filename.src<text:span text:style-name="T157">.</text:span><text:span text:style-name="T181"> Mostly used for testing cobxref</text:span><text:span text:style-name="T207"> otherwise not useful</text:span><text:span text:style-name="T181">.</text:span><text:span text:style-name="T208"> Note that a extra file</text:span></text:p>
      <text:p text:style-name="P224"><text:span text:style-name="T208"><text:tab/><text:tab/>is created named SFN.pro that contains the extended sources with all COPY libraries</text:span></text:p>
      <text:p text:style-name="P224"><text:span text:style-name="T208"><text:tab/><text:tab/>included, it is overwritten every time cobxref is run. Useful if you wish to pass on to <text:s/>any</text:span></text:p>
      <text:p text:style-name="P224"><text:span text:style-name="T208"><text:tab/><text:tab/>one a copy of your source file with the COPY entries included.</text:span></text:p>
      <text:p text:style-name="P56"/>
      <text:p text:style-name="P48">8:<text:tab/>-AX<text:tab/>Produce Xrefs at end<text:span text:style-name="T168">,</text:span> of all program listings<text:span text:style-name="T168">.</text:span></text:p>
      <text:p text:style-name="P49"><text:tab/><text:tab/>This is not yet implemented - depends on requests.</text:p>
      <text:p text:style-name="P49"/>
      <text:p text:style-name="P4"><text:span text:style-name="T131">9</text:span>: <text:span text:style-name="T91"><text:tab/></text:span>-G<text:span text:style-name="T108"><text:tab/></text:span>Produces group print out in addition to normal so that<text:span text:style-name="T108"> </text:span>comparing xref's</text:p>
      <text:p text:style-name="P4"><text:soft-page-break/><text:span text:style-name="T108"><text:tab/><text:tab/></text:span>with Microfocus or IBM can be more easily done.<text:span text:style-name="T181"> Used for testing</text:span><text:span text:style-name="T208"> Only</text:span><text:span text:style-name="T181">.</text:span></text:p>
      <text:p text:style-name="P9"/>
      <text:p text:style-name="P62">10:<text:tab/>-BOTH<text:tab/>Produces xref report as for -G followed by normal xref lists.</text:p>
      <text:p text:style-name="P62"/>
      <text:p text:style-name="P8"><text:span text:style-name="T131">1</text:span><text:span text:style-name="T186">1</text:span>: <text:span text:style-name="T91"><text:tab/></text:span>-TEST<text:span text:style-name="T108"><text:tab/><text:tab/></text:span>Produces testing info (and this can be a <text:span text:style-name="T29">lot </text:span>of output).</text:p>
      <text:p text:style-name="P8"><text:span text:style-name="T91"><text:tab/><text:tab/><text:tab/></text:span>Used for Debugging by or on behalf of programmer<text:span text:style-name="T108">s</text:span>.</text:p>
      <text:p text:style-name="P10"/>
      <text:p text:style-name="P8"><text:span text:style-name="T130">1</text:span><text:span text:style-name="T186">2</text:span>: <text:span text:style-name="T91"><text:tab/></text:span>-V<text:span text:style-name="T108"><text:tab/></text:span>Verbose output - for testing only - can be a <text:span text:style-name="T29">lot </text:span>of output.</text:p>
      <text:p text:style-name="P8"/>
      <text:p text:style-name="P221">Note where comment 'for testing' is shown they will not apply unless in testing mode.</text:p>
      <text:p text:style-name="P221"/>
      <text:p text:style-name="P68">Running just as cobxref will produce above help list.</text:p>
      <text:p text:style-name="P68"/>
      <text:p text:style-name="P1">Normally, just call as 'cobxref <text:span text:style-name="T95"><text:s/>sfn</text:span>.cbl<text:span text:style-name="T95"> </text:span><text:s/>-FREE'<text:span text:style-name="T169"> (if your program sources are in the free format).</text:span></text:p>
      <text:p text:style-name="P1"/>
      <text:p text:style-name="P29">Where sfn = <text:s/>source<text:span text:style-name="T109"> </text:span>file<text:span text:style-name="T109"> </text:span>name.</text:p>
      <text:p text:style-name="P1"/>
      <text:p text:style-name="P1"><text:span text:style-name="T93">Cobxref</text:span> will <text:span text:style-name="T94">normally </text:span>produce two files:</text:p>
      <text:p text:style-name="P1">sourcefilename.pro<text:span text:style-name="T93"><text:tab/><text:tab/></text:span>The output from copying over all copybooks <text:span text:style-name="T120">(</text:span>if present<text:span text:style-name="T120">)</text:span>.<text:span text:style-name="T94"> Can be deleted.</text:span></text:p>
      <text:p text:style-name="P68"><text:tab/><text:tab/><text:tab/><text:tab/>The file includes all found copybooks. that can be used as input to the</text:p>
      <text:p text:style-name="P68"><text:tab/><text:tab/><text:tab/><text:tab/>compiler or cobxref etc.</text:p>
      <text:p text:style-name="P1">sourcefilename,lst<text:span text:style-name="T93"><text:tab/><text:tab/></text:span>The file containing the source and cross reference listings<text:span text:style-name="T207"> as requested.</text:span>.</text:p>
      <text:p text:style-name="P1"/>
      <text:p text:style-name="P34"><text:span text:style-name="T189">Cobxref also </text:span><text:span text:style-name="T120">creates</text:span> :</text:p>
      <text:p text:style-name="P29">Part<text:span text:style-name="T181">nn</text:span>.tmp<text:tab/><text:tab/><text:tab/>Temporary work file<text:span text:style-name="T115"> holding unsorted xref data</text:span>.</text:p>
      <text:p text:style-name="P31">Part<text:span text:style-name="T181">nn</text:span>.tmp<text:tab/><text:tab/><text:tab/>Temporary sorted work file<text:span text:style-name="T115"> holding sorted xref data</text:span>.<text:span text:style-name="T115"> <text:s/>Both files are small.</text:span></text:p>
      <text:p text:style-name="P34">These files are stored on your temporary directory<text:span text:style-name="T120">,</text:span> location depends on compiler set up but often in <text:s/><text:span text:style-name="T120">~/</text:span>tmp. They can be deleted if you need to, but can help if <text:span text:style-name="T169">Cobxref </text:span>bugs are suspected or found.</text:p>
      <text:p text:style-name="P87">nn is 01 and 02 for the first nested program, incremented by 2 for all others in the source file.</text:p>
      <text:p text:style-name="P34"/>
      <text:p text:style-name="P65">The use of these files is because Cobol programs can exceed 500,000 lines of code and the use of tables requires a declared limit and that (Murphy 's Law says) <text:s/>will be exceeded regardless of size.</text:p>
      <text:p text:style-name="P34"/>
      <text:p text:style-name="P34">This <text:span text:style-name="T115">next </text:span>file is only created <text:s/>if <text:span text:style-name="T133">requested by usage of parameter -E</text:span>.</text:p>
      <text:p text:style-name="P30">sfn.src<text:tab/><text:tab/><text:tab/><text:tab/>Contains free formatted source with extra spaces removed and file is<text:span text:style-name="T109"> the</text:span></text:p>
      <text:p text:style-name="P33"><text:span text:style-name="T109"><text:tab/><text:tab/><text:tab/><text:tab/></text:span>same as running cobc with --save-temps<text:span text:style-name="T115"> but without blank or comment</text:span></text:p>
      <text:p text:style-name="P38"><text:s/><text:tab/><text:tab/><text:tab/><text:tab/>lines as well as trailing comments. This file which is smaller than the cobol</text:p>
      <text:p text:style-name="P42"><text:tab/><text:tab/><text:tab/><text:tab/>source file can also be deleted unless needed for bug reporting.</text:p>
      <text:p text:style-name="P65"><text:tab/><text:tab/><text:tab/><text:tab/>There is not a lot of use for this file but as the data is created for use</text:p>
      <text:p text:style-name="P65"><text:tab/><text:tab/><text:tab/><text:tab/>internally it is available in a file at the end of run. This option <text:span text:style-name="T208">has <text:s/></text:span>be<text:span text:style-name="T208">en</text:span></text:p>
      <text:p text:style-name="P65"><text:tab/><text:tab/><text:tab/><text:tab/>removed<text:span text:style-name="T208"> so is file is deleted at end of run</text:span>.</text:p>
      <text:p text:style-name="P32"/>
      <text:p text:style-name="P41">Cobxref will during the run, produce up to three displays reporting on the updating of the internal tables of the various reserved word types against the installed version of GnuCOBOL compiler see <text:bookmark-ref text:reference-format="text" text:ref-name="__RefHeading___Toc2642_3483836878">Messages used in get-reserved-lists within Cobxref</text:bookmark-ref><text:s/>page <text:bookmark-ref text:reference-format="page" text:ref-name="__RefHeading___Toc2642_3483836878">18</text:bookmark-ref><text:s/>for more information. </text:p>
      <text:p text:style-name="P41"/>
      <text:p text:style-name="P41">These displays <text:span text:style-name="T207">will</text:span> be:</text:p>
      <text:p text:style-name="P41"/>
      <text:p text:style-name="P41">Msg13 Intrinsic word table was successfully updated</text:p>
      <text:p text:style-name="P41">Msg14 Reserve word table was successfully updated</text:p>
      <text:p text:style-name="P41">Msg1<text:span text:style-name="T198">5</text:span> System word table was successfully updated</text:p>
      <text:p text:style-name="P32"/>
      <text:p text:style-name="P41">It is normal for the<text:span text:style-name="T190">se</text:span> to appear for GnuCOBOL v3<text:span text:style-name="T169">.</text:span><text:span text:style-name="T181">n</text:span><text:span text:style-name="T190"> and later</text:span>.</text:p>
      <text:p text:style-name="P68">If these messages do NOT appear check that the GC program cobc is accessible in the directory you are using.</text:p>
      <text:p text:style-name="P68"/>
      <text:p text:style-name="P42"><text:soft-page-break/>This action can be turned off by parameter '-VT' if required<text:span text:style-name="T207"> but it is recommended that you do not</text:span>.</text:p>
      <text:p text:style-name="P1"/>
      <text:p text:style-name="P1"><text:span text:style-name="T95">When processing copy libraries, the contents of the</text:span> <text:span text:style-name="T45">GnuCOBOL</text:span> environment variables<text:span text:style-name="T109"> </text:span>COBCPY and COB_COPY_DIR<text:span text:style-name="T95"> <text:s/>are searched for the libraries after looking in the current directory.</text:span></text:p>
      <text:p text:style-name="P39"/>
      <text:p text:style-name="P1">Note that if both env. vars. are found and have the same contents<text:span text:style-name="T116">,</text:span> <text:span text:style-name="T95">then </text:span>just one is used, otherwise they are searched in order of COPCPY then COB_COPY_DIR</text:p>
      <text:p text:style-name="P1"/>
      <text:p text:style-name="P1">There is a total of 10 paths allowed<text:span text:style-name="T95">,</text:span> <text:span text:style-name="T95">s</text:span>o only the first 10 are used.</text:p>
      <text:p text:style-name="P1">e.g., if both env<text:span text:style-name="T95">. variables</text:span> are used and you have:</text:p>
      <text:p text:style-name="P1"/>
      <text:p text:style-name="P161">COBCPY=a:b:c:d:e:f</text:p>
      <text:p text:style-name="P161">COB_COPY_DIR=g:h:i:j:k:l:m</text:p>
      <text:p text:style-name="P1"/>
      <text:p text:style-name="P1"><text:span text:style-name="T73">O</text:span>nly<text:span text:style-name="T190">,</text:span> a through <text:span text:style-name="T133">i</text:span> are search<text:span text:style-name="T95">ed</text:span><text:span text:style-name="T190">,</text:span><text:span text:style-name="T95"> as well as the directory containing the source program.</text:span></text:p>
      <text:p text:style-name="P79"/>
      <text:p text:style-name="P85">Any errors found during processing such as not finding a copy book along with any warnings or information messages will appear in the updated source file (.pro) and in the cobxref listings.</text:p>
      <text:p text:style-name="P85"/>
      <text:p text:style-name="P86">These messages are prefixed with the comment flags <text:span text:style-name="T182">'</text:span><text:span text:style-name="T124">*&gt;</text:span><text:span text:style-name="T126">"</text:span> <text:span text:style-name="T121">or '</text:span><text:span text:style-name="T126">*&gt;&gt;&gt;"</text:span><text:span text:style-name="T121"> </text:span>so they do not get flagged by the compiler<text:span text:style-name="T190"> if using the .pro file as input</text:span>.<text:span text:style-name="T121"> </text:span></text:p>
      <text:p text:style-name="P86"/>
      <text:p text:style-name="P86"><text:span text:style-name="T121">The prefix's </text:span><text:span text:style-name="T126">"**&gt;&gt;E ",</text:span><text:span text:style-name="T121"> or </text:span><text:span text:style-name="T126">"*~&gt;&gt;P "</text:span><text:span text:style-name="T121"> is used to high light possible issues. There are others.</text:span></text:p>
      <text:p text:style-name="P80"/>
      <text:p text:style-name="P67">Cobxref processes all &gt;&gt;SET and &gt;&gt;DEFINE CONSTANT statements and treats the<text:span text:style-name="T208">m</text:span> the same as GLOBAL but they are active until the next END PROGRAM statement is read, as this is what the compiler does according to Simon, However these are used within cobxref at the start and appear to be active for all of the nested programs. So, if this is valid then the way cobxref deals with them can be wrong as the cross reference listing will only show them until the END PROGRAM is read.</text:p>
      <text:p text:style-name="P67"/>
      <text:p text:style-name="P67">So, either cobc is wrong or cobxref. !</text:p>
      <text:p text:style-name="P81"/>
      <text:h text:style-name="P205" text:outline-level="1"><text:bookmark-start text:name="__RefHeading___Toc3431_1707365915"/>Compiler Requirements<text:span text:style-name="T117"> for building Cobxref</text:span><text:bookmark-end text:name="__RefHeading___Toc3431_1707365915"/></text:h>
      <text:p text:style-name="P17"/>
      <text:p text:style-name="P17">Any version that supports:</text:p>
      <text:list text:style-name="L1">
        <text:list-header>
          <text:p text:style-name="P217"/>
          <text:p text:style-name="P240">Function<text:span text:style-name="T96">s:</text:span> </text:p>
        </text:list-header>
        <text:list-item>
          <text:p text:style-name="P242">SUBSTITUTE</text:p>
        </text:list-item>
        <text:list-item>
          <text:p text:style-name="P242">SUBSTITUTE-CASE</text:p>
        </text:list-item>
        <text:list-item>
          <text:p text:style-name="P243">CURRENT-DATE</text:p>
        </text:list-item>
        <text:list-item>
          <text:p text:style-name="P244">UPPER-CASE</text:p>
        </text:list-item>
        <text:list-item>
          <text:p text:style-name="P242">LOWER-CASE</text:p>
        </text:list-item>
        <text:list-item>
          <text:p text:style-name="P242">S<text:span text:style-name="T163">TORED</text:span>-C<text:span text:style-name="T163">HAR</text:span>-L<text:span text:style-name="T163">ENGTH</text:span></text:p>
          <text:p text:style-name="P243"/>
          <text:p text:style-name="P241">Called Procedures:</text:p>
        </text:list-item>
        <text:list-item>
          <text:p text:style-name="P243">SYSTEM</text:p>
        </text:list-item>
        <text:list-item>
          <text:p text:style-name="P243">CBL_CHECK_FILE_EXIST</text:p>
        </text:list-item>
        <text:list-item>
          <text:p text:style-name="P243">CBL_CLOSE_FILE</text:p>
        </text:list-item>
        <text:list-item>
          <text:p text:style-name="P244">CBL_DELETE_FILE</text:p>
        </text:list-item>
        <text:list-item>
          <text:p text:style-name="P244">CBL_GET_CURRENT_DIR</text:p>
        </text:list-item>
        <text:list-item>
          <text:p text:style-name="P243">CBL_OPEN_FILE</text:p>
        </text:list-item>
        <text:list-item>
          <text:p text:style-name="P243">CBL_READ_FILE</text:p>
          <text:p text:style-name="P243"/>
        </text:list-item>
        <text:list-item>
          <text:p text:style-name="P217">Environment variable capture e.g.:</text:p>
        </text:list-item>
      </text:list>
      <text:p text:style-name="P17"><text:tab/>accept <text:s/>Cobcpy <text:s text:c="7"/><text:tab/>from Environment "COBCPY".</text:p>
      <text:p text:style-name="P17"><text:tab/>accept <text:s/>Cob_Copy_Dir <text:s/><text:tab/>from Environment "COB_COPY_DIR"</text:p>
      <text:p text:style-name="P17"><text:tab/>accept <text:s/>Arg-Number <text:s text:c="3"/><text:tab/>from argument-number.</text:p>
      <text:p text:style-name="P17"><text:tab/>accept <text:s/>Arg-Value <text:span text:style-name="T158"><text:tab/></text:span> <text:tab/>from argument-value</text:p>
      <text:p text:style-name="P17"/>
      <text:list text:continue-numbering="true" text:style-name="L1">
        <text:list-item>
          <text:p text:style-name="P218">The Compiler fully supports the runtime directives :</text:p>
          <text:p text:style-name="P218">-list-reserved</text:p>
          <text:p text:style-name="P218">-list-intrinsics</text:p>
          <text:p text:style-name="P218">-list-system</text:p>
        </text:list-item>
      </text:list>
      <text:p text:style-name="P17"/>
      <text:p text:style-name="P15">As far as I know all versions <text:span text:style-name="T97">from </text:span>v2 do so, but not tested against <text:span text:style-name="T83">older ones.</text:span> There <text:span text:style-name="T178">will</text:span> be a problem with v1.1 and Substitute if you do not have the patches installed<text:span text:style-name="T178">, and it will not support (</text:span><text:span text:style-name="T13">15</text:span><text:span text:style-name="T178">) any way</text:span>.</text:p>
      <text:p text:style-name="P53"/>
      <text:p text:style-name="P53">It is recommended that you upgrade your compiler to version 2.2 or <text:span text:style-name="T178">better still, to v3.</text:span><text:span text:style-name="T207">2</text:span><text:span text:style-name="T183"> or later.</text:span></text:p>
      <text:p text:style-name="P22"/>
      <text:p text:style-name="P22">All <text:span text:style-name="T97">current </text:span>development<text:span text:style-name="T158">, </text:span><text:s/>testing<text:span text:style-name="T158"> and production</text:span> is with <text:span text:style-name="T169">the </text:span>v3<text:span text:style-name="T183">.</text:span><text:span text:style-name="T190">2</text:span><text:span text:style-name="T169"> series</text:span><text:span text:style-name="T208"> and final specifically</text:span>.</text:p>
      <text:p text:style-name="P1"/>
      <text:p text:style-name="P1"/>
      <text:h text:style-name="P206" text:outline-level="1"><text:bookmark-start text:name="__RefHeading___Toc3433_1707365915"/>TODO List in Copy library processing (within PrintCbl)<text:bookmark-end text:name="__RefHeading___Toc3433_1707365915"/></text:h>
      <text:p text:style-name="P17"/>
      <text:list text:style-name="L2">
        <text:list-item>
          <text:p text:style-name="P219">None.</text:p>
        </text:list-item>
      </text:list>
      <text:p text:style-name="P57"/>
      <text:h text:style-name="P212" text:outline-level="2"><text:bookmark-start text:name="__RefHeading___Toc3435_1707365915"/>Noticeable changes <text:span text:style-name="T159">since</text:span> v1.0<text:span text:style-name="T153">7</text:span><text:bookmark-end text:name="__RefHeading___Toc3435_1707365915"/></text:h>
      <text:p text:style-name="P4"><text:span text:style-name="T5">1</text:span>. Support for multiple depths for copy statements instead of 1<text:span text:style-name="T108">, </text:span>i.e., copy within a copy is depth 2. </text:p>
      <text:p text:style-name="P4">It will now go to a depth of 9, e.g., source <text:span text:style-name="T145">with</text:span> nine copy within copy.</text:p>
      <text:p text:style-name="P1"/>
      <text:p text:style-name="P1">According to the Cobol standards, <text:span text:style-name="T74">GnuCOBOL</text:span> should go to 5 levels at least.<text:span text:style-name="T108"> which when last checked it does but that was some versions ago.</text:span></text:p>
      <text:p text:style-name="P1"/>
      <text:p text:style-name="P1"><text:span text:style-name="T5">2</text:span>. Support for up to 50 REPLACING sub-clauses per COPY.</text:p>
      <text:p text:style-name="P1"/>
      <text:p text:style-name="P17"><text:span text:style-name="T5">3</text:span>. Limitations for current version based on tables sizes etc.:</text:p>
      <text:p text:style-name="P88"><text:tab/><text:span text:style-name="T4">A</text:span>. <text:s/>Total number of copy's with copy's within original source file <text:span text:style-name="T117">9</text:span>, e.g., depth 9.</text:p>
      <text:p text:style-name="P88"><text:tab/><text:span text:style-name="T4">B</text:span>. <text:s/>Maximum number of REPLACING clauses with a COPY: 50.</text:p>
      <text:p text:style-name="P88"><text:tab/><text:span text:style-name="T4">C</text:span>. <text:s/>Maximum size of a Replacing Source or Target field: 2048 bytes/Chars.</text:p>
      <text:p text:style-name="P88"><text:tab/><text:span text:style-name="T4">D</text:span>. <text:s/>Maximum size of complete COPY statement: 1 MB (1024 * 1024).</text:p>
      <text:p text:style-name="P88"><text:tab/><text:span text:style-name="T4">E</text:span>. <text:s/>Maximum file buffer size: 1 MB. [Source files are read in 1 MB blocks].</text:p>
      <text:p text:style-name="P88"><text:tab/><text:span text:style-name="T4">F.</text:span> <text:s/>Warning, Error, Caution messages held in table currently 10 in English.</text:p>
      <text:p text:style-name="P237"><text:tab/><text:span text:style-name="T4">G</text:span>. Maximum size of a free format source line: 255 Chars [as per Cobol standards].<text:span text:style-name="T208"> Ditto</text:span></text:p>
      <text:p text:style-name="P237"><text:span text:style-name="T208"><text:tab/> <text:s text:c="4"/>Variable format.</text:span></text:p>
      <text:p text:style-name="P88"><text:s/><text:tab/><text:span text:style-name="T4">H</text:span>. Maximum number of source file extensions: 7 [cpy<text:span text:style-name="T117">, </text:span>CPY<text:span text:style-name="T117">, </text:span>cbl<text:span text:style-name="T117">, </text:span>CBL<text:span text:style-name="T117">, </text:span>cob<text:span text:style-name="T117">, </text:span>COB] and space.</text:p>
      <text:p text:style-name="P88"/>
      <text:p text:style-name="P19"><text:span text:style-name="T159">4. </text:span>Support for REPLACING LEADING, TRAILING sub-clauses<text:span text:style-name="T159"> added</text:span>.</text:p>
      <text:p text:style-name="P19">These are processed by the program <text:span text:style-name="T159">providing both source and target are the </text:span><text:span text:style-name="T16">same</text:span><text:span text:style-name="T159"> size.</text:span></text:p>
      <text:p text:style-name="P88"/>
      <text:p text:style-name="P89">Special source <text:span text:style-name="T117">user </text:span>changes now <text:span text:style-name="T117">only </text:span>done at the source file beginning in GnuCOBOL CDF section.</text:p>
      <text:p text:style-name="P90">See <text:bookmark-ref text:reference-format="text" text:ref-name="__RefHeading___Toc8942_2248077203">Program Source code Set up</text:bookmark-ref><text:s/>page <text:bookmark-ref text:reference-format="page" text:ref-name="__RefHeading___Toc8942_2248077203">8</text:bookmark-ref>.</text:p>
      <text:p text:style-name="P90"/>
      <text:p text:style-name="P92">Msg17 added if cobxref find bad Cobol syntax i.e., missing space between words.</text:p>
      <text:p text:style-name="P92"/>
      <text:p text:style-name="P91">Also see Appendix A for more information on changes.</text:p>
      <text:p text:style-name="P93"/>
      <text:p text:style-name="P93">4. Support for CDF &gt;&gt;DEFINE CONSTANT variable and &gt;&gt;SET CONSTANT variable as of v2.03.</text:p>
      <text:p text:style-name="P91"/>
      <text:p text:style-name="P238">5. As for 4. they remain active until a END PROGRAM is read. See comments above regarding this.</text:p>
      <text:p text:style-name="P239">Note this may work correctly or the same as the GnuCobol compiler. I guarantee nothing :)</text:p>
      <text:h text:style-name="P205" text:outline-level="1"><text:bookmark-start text:name="__RefHeading___Toc3437_1707365915"/>Literal <text:span text:style-name="T108">t</text:span>reatment<text:span text:style-name="T97"> within PrintCbl module</text:span><text:bookmark-end text:name="__RefHeading___Toc3437_1707365915"/></text:h>
      <text:p text:style-name="P97">Please note the way (or not) literals are processed.</text:p>
      <text:p text:style-name="P97">No processing takes place of continuation of literals both in the COPY clause or the source code as such.</text:p>
      <text:p text:style-name="P97">So if you need to change one line of literal you only need to specify the content of that one line in a COPY statement<text:span text:style-name="T208"> (but only for cobxref)</text:span>.</text:p>
      <text:p text:style-name="P97">E.g., <text:span text:style-name="T78">copy library </text:span>source code:</text:p>
      <text:p text:style-name="P97">03 <text:s/>filler pic x any len<text:span text:style-name="T46">g</text:span>th value “This is an example of left hand heads”</text:p>
      <text:p text:style-name="P97">03 <text:s/>filler pic x any length value “ <text:s/>but this is an extension line of more rubbish” &amp;</text:p>
      <text:p text:style-name="P97"><text:s text:c="20"/>“ as such makes absolutely no sense”.</text:p>
      <text:p text:style-name="P97">COPY foo.bar replacing</text:p>
      <text:p text:style-name="P97">“This is an example of left hand heads” by “Top form for Fred”</text:p>
      <text:p text:style-name="P97">“ <text:s/>but this is an extension line of more rubbish” by “Centre heading 1”</text:p>
      <text:p text:style-name="P97">“ as such makes absolutely no sense” by “Page number “.</text:p>
      <text:p text:style-name="P97"/>
      <text:p text:style-name="P97">Also if in line 3 of source, started in fixed form as:</text:p>
      <text:p text:style-name="P97"><text:s text:c="6"/>- <text:s text:c="8"/>“ as such makes absolutely no sense”.</text:p>
      <text:p text:style-name="P97">It should also work.</text:p>
      <text:p text:style-name="P98">NOTE that it has always been the responsibility of the programmer that when using fixed format sources to ensure that replacing clauses will result in the same limitations of no line exceeding column 72. This applies to the compiler as well as per the Cobol standards.</text:p>
      <text:p text:style-name="P100">Therefore PrintCbl does not check it<text:span text:style-name="T160"> <text:s/>under all circumstances however the replacing clauses are checked and correct sizing maintained, where ever possible.</text:span></text:p>
      <text:p text:style-name="P100"/>
      <text:p text:style-name="P99">Within cobxref<text:span text:style-name="T203">,</text:span> literals are ignored for cross reference processing anyway<text:span text:style-name="T198"> but the listing might look a bit strange and can be ignored</text:span>.</text:p>
      <text:p text:style-name="P99"/>
      <text:h text:style-name="P207" text:outline-level="1"><text:bookmark-start text:name="__RefHeading___Toc3439_1707365915"/>Messages used<text:span text:style-name="T102"> in Cobxref</text:span><text:bookmark-end text:name="__RefHeading___Toc3439_1707365915"/></text:h>
      <text:h text:style-name="P212" text:outline-level="2"><text:bookmark-start text:name="__RefHeading___Toc3441_1707365915"/><text:span text:style-name="T99">P</text:span><text:span text:style-name="T98">rocessing breakdown</text:span><text:bookmark-end text:name="__RefHeading___Toc3441_1707365915"/></text:h>
      <text:p text:style-name="P173">The caution, warning and error messages are broken down by what sub system within Cobxref produced them namely Cobxref itself, get-reserved-lists or printcbl.</text:p>
      <text:p text:style-name="P174">To help understand them<text:span text:style-name="T108">,</text:span> a simple indication of the steps run is now <text:span text:style-name="T108">provided</text:span>:</text:p>
      <text:p text:style-name="P174"/>
      <text:p text:style-name="P174">Cobxref starts by running get-reserved-lists which in turn runs cobc to output the various sets of reserved words and these are <text:span text:style-name="T107">then </text:span>used to update the one's held<text:span text:style-name="T118"> within its tables</text:span>.</text:p>
      <text:p text:style-name="P174">Then the parameters passed to Cobxref are read in and verified, next printcbl is run<text:span text:style-name="T118">,</text:span> to include any copy verbs creating a new source file (.pro) and this is then used by Cobxref <text:span text:style-name="T118">as input to create a compressed file with all excess spaces (more than one) removed which </text:span><text:span text:style-name="T183">is </text:span>t<text:span text:style-name="T134">hen used as source t</text:span>o produce the cross references.<text:span text:style-name="T134"> </text:span><text:span text:style-name="T183">The pro file is used for listing the sources. </text:span><text:span text:style-name="T134">The compressed file can be retained using -E and is named with the file extension of .src but it does not look pretty but is exactly what the compiler does to your source file.</text:span><text:span text:style-name="T183"> <text:s/>A later version of cobxref may well not retain this file as its main usage is for testing cobxref.</text:span></text:p>
      <text:p text:style-name="P174"/>
      <text:p text:style-name="P163">The messages are mostly prefixed by a message number in the form of Msgnn where nn <text:span text:style-name="T134">is :</text:span></text:p>
      <text:p text:style-name="P163">01 through 10, 18 &amp; 19 <text:span text:style-name="T170">and these </text:span>are from Cobxref.</text:p>
      <text:p text:style-name="P163">11 through 16 <text:s/>are from get-reserved-lists.</text:p>
      <text:p text:style-name="P163">21 through 31 are from printcbl.</text:p>
      <text:p text:style-name="P175">Some of these messages are output to the updated source file by PrintCbl prefixed by '<text:span text:style-name="T124">*&gt;&gt; '</text:span>.</text:p>
      <text:h text:style-name="Heading_20_2" text:outline-level="2"><text:bookmark-start text:name="__RefHeading___Toc3443_1707365915"/><text:span text:style-name="T33">Display</text:span><text:span text:style-name="T31">s</text:span><text:span text:style-name="T34"> from Cobxref:</text:span><text:bookmark-end text:name="__RefHeading___Toc3443_1707365915"/></text:h>
      <text:p text:style-name="P82"><text:span text:style-name="T8"><text:s text:c="2"/>1</text:span><text:span text:style-name="T135">.<text:tab/></text:span><text:span text:style-name="T136">Msg1 <text:s/>Aborting: No input stream</text:span></text:p>
      <text:p text:style-name="P73"><text:span text:style-name="T8"><text:s text:c="2"/>2</text:span><text:span text:style-name="T134">.<text:tab/></text:span>Msg2 <text:s/>Aborting: Early eof on source</text:p>
      <text:p text:style-name="P76"><text:s text:c="2"/>3<text:tab/>Msg3 <text:s/>Aborting: Git table Error before sort</text:p>
      <text:p text:style-name="P73"><text:span text:style-name="T8"><text:s text:c="2"/></text:span><text:span text:style-name="T14">4</text:span><text:span text:style-name="T134">.<text:tab/></text:span>Msg4 <text:s/>Logic Error:Lost1 wsFoundWord2 numeric? = <text:span text:style-name="T106">xyz</text:span></text:p>
      <text:p text:style-name="P73"><text:span text:style-name="T8"><text:s text:c="2"/></text:span><text:span text:style-name="T14">5</text:span><text:span text:style-name="T134">.<text:tab/></text:span>Msg5 <text:s/>Logic Error:Lost2 wsFoundWord2 =<text:span text:style-name="T106"> xyz</text:span></text:p>
      <text:p text:style-name="P73"><text:span text:style-name="T8"><text:s text:c="2"/></text:span><text:span text:style-name="T14">6</text:span><text:span text:style-name="T134">.<text:tab/></text:span>Msg6 <text:s/>Error: Con table size needs &gt; 5000</text:p>
      <text:p text:style-name="P73"><text:span text:style-name="T8"><text:s text:c="2"/></text:span><text:span text:style-name="T14">7</text:span><text:span text:style-name="T134">.<text:tab/></text:span>Msg7 <text:s/>bb050 Error: Logic error</text:p>
      <text:p text:style-name="P73"><text:span text:style-name="T8"><text:s text:c="2"/></text:span><text:span text:style-name="T14">8</text:span><text:span text:style-name="T134">.<text:tab/></text:span>Msg8 <text:s/>Error: Eof on source again<text:span text:style-name="T209"> - This can appear once, when processing nested programs.</text:span></text:p>
      <text:p text:style-name="P73"><text:span text:style-name="T8"><text:s text:c="2"/></text:span><text:span text:style-name="T14">9</text:span><text:span text:style-name="T134">.<text:tab/></text:span>Msg9 <text:s/>Error: File not present Try Again!</text:p>
      <text:p text:style-name="P73"><text:span text:style-name="T14">10</text:span><text:span text:style-name="T134">.<text:tab/></text:span>Msg10 Error: Git Table size exceeds 10,000</text:p>
      <text:p text:style-name="P73"><text:span text:style-name="T12">1</text:span><text:span text:style-name="T14">1</text:span><text:span text:style-name="T12">.</text:span><text:span text:style-name="T164"><text:tab/></text:span>Msg17 Error: Cobol Syntax missing space</text:p>
      <text:p text:style-name="P73"><text:span text:style-name="T9">1</text:span><text:span text:style-name="T14">2</text:span><text:span text:style-name="T106">.<text:tab/></text:span>Msg18 Error: Eof on source possible logic error at aa047 ASSUMING again</text:p>
      <text:p text:style-name="P73"><text:span text:style-name="T9">1</text:span><text:span text:style-name="T14">3</text:span><text:span text:style-name="T106">.<text:tab/></text:span>Msg19 Possible prob. with cobc and therefore with no reserved word list</text:p>
      <text:h text:style-name="P214" text:outline-level="2"><text:bookmark-start text:name="__RefHeading___Toc3445_1707365915"/>Message Explanations:<text:bookmark-end text:name="__RefHeading___Toc3445_1707365915"/></text:h>
      <text:list xml:id="list878537355" text:style-name="L3">
        <text:list-item>
          <text:p text:style-name="P227">No data found in sorted temporary work file, unless an empty source file was used should not happen possibly a Cobol sort error - attempts to continue but more mesg1 can occur<text:span text:style-name="T184">.</text:span></text:p>
        </text:list-item>
        <text:list-item>
          <text:p text:style-name="P228">Unexpected end of copy source file - Aborted processing.</text:p>
        </text:list-item>
        <text:list-item>
          <text:p text:style-name="P230">Unexpected problem prior to sorting the GIT table as count is negative.</text:p>
          <text:p text:style-name="P230">Suspected programming error <text:span text:style-name="T193"><text:s/>- report </text:span>the error and counts to <text:span text:style-name="T193">support (see inside front cover) - Aborted.</text:span></text:p>
        </text:list-item>
        <text:list-item>
          <text:p text:style-name="P228">Suspected programming error - report to support (see inside front cover) - Aborted.</text:p>
        </text:list-item>
        <text:list-item>
          <text:p text:style-name="P228">Suspected programming error - report to support (see inside front cover) - Aborted.</text:p>
        </text:list-item>
        <text:list-item>
          <text:p text:style-name="P246"><text:span text:style-name="T63">Conditions table of 5,000 exceeded - continues but new one's found will not be added. This table records 88 levels against their corresponding variable data element. Report it as you have a </text:span><text:span text:style-name="T71">very</text:span><text:span text:style-name="T63"> large program needing this table to be set higher.</text:span></text:p>
        </text:list-item>
        <text:list-item>
          <text:p text:style-name="P228">Suspected programming error - report to support (see inside front cover) - Continuing.</text:p>
        </text:list-item>
        <text:list-item>
          <text:p text:style-name="P247"><text:span text:style-name="T63">Got a EOF (end of file) condition more than once</text:span><text:span text:style-name="T67">,</text:span><text:span text:style-name="T63"> suspected programming error</text:span><text:span text:style-name="T65"> - report to support (see inside front cover) </text:span><text:span text:style-name="T63">but attempting to continue</text:span><text:span text:style-name="T68"> but check that you have specified </text:span><text:soft-page-break/><text:span text:style-name="T68">the source format in cobxref parameters such as FIXED, VARIABLE, FREE</text:span><text:span text:style-name="T63">.</text:span><text:span text:style-name="T69"> This can occur once if running with nested programs in the source file.</text:span></text:p>
        </text:list-item>
        <text:list-item>
          <text:p text:style-name="P231">Cannot open the file created by printcbl containing copy libraries if any - Aborted.</text:p>
        </text:list-item>
        <text:list-item>
          <text:p text:style-name="P247"><text:span text:style-name="T63">Global Data table exceeds 10,000 will attempt to continue but xref will be inaccurate.</text:span><text:span text:style-name="T65"> </text:span><text:span text:style-name="T63">R</text:span><text:span text:style-name="T65">eport to support (see inside front cover)</text:span><text:span text:style-name="T63"> - should not be happening!</text:span></text:p>
        </text:list-item>
        <text:list-item>
          <text:p text:style-name="P232">Suspected missing space between words such as xfz)to where space should be before 'to'.</text:p>
          <text:p text:style-name="P232">This message continues with debug information displayed and inserted in the listing to help find the source line with the problem. Fix your source and rerun.</text:p>
        </text:list-item>
        <text:list-item>
          <text:p text:style-name="P229">Suspected programming error - report to support (see inside front cover) - Aborted.</text:p>
        </text:list-item>
        <text:list-item>
          <text:p text:style-name="P231">get-reserved-lists could not obtain the reserved word list whole or in part. - Continuing but also see msg 11, 12.</text:p>
        </text:list-item>
      </text:list>
      <text:p text:style-name="P74"/>
      <text:p text:style-name="P75">Some of the aborted messages such as msg2, 3, <text:span text:style-name="T192">5</text:span>, <text:span text:style-name="T192">7</text:span> and <text:span text:style-name="T192">8</text:span> can relate to not using the correct source format as a Cobxref parameter 2 i.e., -FREE<text:span text:style-name="T207">, -VARIABLE</text:span> or -FIXED <text:span text:style-name="T191">a</text:span><text:span text:style-name="T192">n</text:span><text:span text:style-name="T191">d you are not us</text:span><text:span text:style-name="T207">ing</text:span><text:span text:style-name="T191"> the CDF command &gt;&gt;SOURCE FREE | </text:span><text:span text:style-name="T207">VARIABLE | </text:span><text:span text:style-name="T191">FIXED, </text:span>or the source is incomplete.</text:p>
      <text:p text:style-name="P77"/>
      <text:p text:style-name="P77">Cobxref does not at this time support any other source format types.</text:p>
      <text:p text:style-name="P75">Check your program source and use the right one and retry.</text:p>
      <text:p text:style-name="P75"/>
      <text:p text:style-name="P75">Also check if all <text:span text:style-name="T4">four</text:span> divisions are present and <text:span text:style-name="T184">likewise </text:span>any <text:span text:style-name="T4">required</text:span> associated sections.</text:p>
      <text:p text:style-name="P235"/>
      <text:p text:style-name="P236">WARNING: Cobxref will not like very abbreviated sources as in a test program such as a basic hello world- <text:s/>- <text:s/>See previous comment.</text:p>
      <text:h text:style-name="P208" text:outline-level="1"><text:bookmark-start text:name="__RefHeading___Toc2642_3483836878"/>Messages used<text:span text:style-name="T102"> in get-reserved-lists within Cobxref</text:span><text:bookmark-end text:name="__RefHeading___Toc2642_3483836878"/></text:h>
      <text:h text:style-name="P216" text:outline-level="2"><text:bookmark-start text:name="__RefHeading___Toc3447_1707365915"/><text:span text:style-name="T105">Display</text:span>s<text:span text:style-name="T118"> from get-reserved-lists</text:span>:<text:bookmark-end text:name="__RefHeading___Toc3447_1707365915"/></text:h>
      <text:p text:style-name="P83"><text:span text:style-name="T10">1</text:span><text:span text:style-name="T137">.<text:tab/></text:span><text:span text:style-name="T138">Msg11 Cannot run 'cobc --list-intrinsics', cobc not in path?</text:span></text:p>
      <text:p text:style-name="P70"><text:span text:style-name="T10">2</text:span><text:span text:style-name="T104">.<text:tab/></text:span>Msg12 Cannot run 'cobc --list-reserved', cobc not in path?</text:p>
      <text:p text:style-name="P71"><text:span text:style-name="T15">3</text:span><text:span text:style-name="T104">.<text:tab/></text:span>Msg1<text:span text:style-name="T194">3</text:span> Cannot run 'cobc --list-sytem', cobc not in path?</text:p>
      <text:p text:style-name="P71"><text:span text:style-name="T15">4</text:span><text:span text:style-name="T104">.<text:tab/></text:span>Msg1<text:span text:style-name="T194">4</text:span> Intrinsic word table was successfully updated</text:p>
      <text:p text:style-name="P70"><text:span text:style-name="T15">5</text:span><text:span text:style-name="T104">.<text:tab/></text:span>Msg1<text:span text:style-name="T194">5</text:span> Reserve word table was successfully updated</text:p>
      <text:p text:style-name="P70"><text:span text:style-name="T10">6</text:span><text:span text:style-name="T104">.<text:tab/></text:span>Msg16 System word table was successfully updated</text:p>
      <text:p text:style-name="P72"><text:span text:style-name="T4">7</text:span>.<text:tab/>Msg19 <text:s/>Possible prob. with cobc and therefore with no reserved word list updates</text:p>
      <text:h text:style-name="P215" text:outline-level="2"><text:bookmark-start text:name="__RefHeading___Toc3449_1707365915"/>Message Explanations:<text:bookmark-end text:name="__RefHeading___Toc3449_1707365915"/></text:h>
      <text:list text:continue-numbering="true" text:style-name="L3">
        <text:list-item text:start-value="1">
          <text:p text:style-name="P245"><text:span text:style-name="T63">C</text:span><text:span text:style-name="T64">a</text:span><text:span text:style-name="T63">nnot run cobc aborting.</text:span><text:span text:style-name="T66"> Program is not in program search path. Correct and rerun.</text:span></text:p>
        </text:list-item>
        <text:list-item>
          <text:p text:style-name="P248">Same as 1.</text:p>
        </text:list-item>
        <text:list-item>
          <text:p text:style-name="P248">Information only.</text:p>
        </text:list-item>
        <text:list-item>
          <text:p text:style-name="P248">Information only.</text:p>
        </text:list-item>
        <text:list-item>
          <text:p text:style-name="P233">Same as 1.</text:p>
        </text:list-item>
        <text:list-item>
          <text:p text:style-name="P248">Information only.</text:p>
        </text:list-item>
        <text:list-item>
          <text:p text:style-name="P249">See 1, 2 &amp; 5 Cobxref will run without having an up to date reserved, function or system list<text:span text:style-name="T170"> but some references to reserved words, functions and system calls </text:span><text:span text:style-name="T207">w</text:span><text:span text:style-name="T170">ill be incorrect.</text:span></text:p>
        </text:list-item>
      </text:list>
      <text:p text:style-name="P160"/>
      <text:p text:style-name="P159"/>
      <text:p text:style-name="P198">When running v<text:span text:style-name="T203">ersions </text:span>3<text:span text:style-name="T170">.0</text:span> <text:span text:style-name="T203">and later,</text:span> <text:span text:style-name="T203">of </text:span>the compiler<text:span text:style-name="T203">,</text:span> it is normal for messages <text:span text:style-name="T191">4</text:span><text:span text:style-name="T203">, 5</text:span> and <text:span text:style-name="T191">6</text:span> to be displayed.</text:p>
      <text:p text:style-name="P198"/>
      <text:h text:style-name="P205" text:outline-level="1"><text:bookmark-start text:name="__RefHeading___Toc3451_1707365915"/>Messages used<text:span text:style-name="T102"> in PrintCbl within Cobxref</text:span><text:bookmark-end text:name="__RefHeading___Toc3451_1707365915"/></text:h>
      <text:h text:style-name="P216" text:outline-level="2"><text:bookmark-start text:name="__RefHeading___Toc3453_1707365915"/>Listings<text:span text:style-name="T118"> from PrintCbl module</text:span>:<text:bookmark-end text:name="__RefHeading___Toc3453_1707365915"/></text:h>
      <text:p text:style-name="P136"><text:span text:style-name="T8"><text:s/></text:span><text:span text:style-name="T4"><text:s/>1</text:span>.<text:tab/><text:span text:style-name="T101">Msg21 </text:span>Error: Too many levels (9) of COPY</text:p>
      <text:p text:style-name="P136"><text:span text:style-name="T8"><text:s/></text:span><text:span text:style-name="T4"><text:s/>3</text:span>.<text:tab/><text:span text:style-name="T101">Msg22 </text:span>Error: Copy File Not Found </text:p>
      <text:p text:style-name="P136"><text:span text:style-name="T8"><text:s/></text:span><text:span text:style-name="T4"><text:s/>4</text:span>.<text:tab/><text:span text:style-name="T101">Msg27 </text:span>Error: Cannot Find File, &amp; tried six different .Exts</text:p>
      <text:p text:style-name="P136"><text:span text:style-name="T8"><text:s/></text:span><text:span text:style-name="T4"><text:s/>5</text:span>.<text:tab/><text:span text:style-name="T101">Msg28 </text:span>Error: Abnormal end of input</text:p>
      <text:p text:style-name="P136"><text:span text:style-name="T8"><text:s/></text:span><text:span text:style-name="T4"><text:s/>6</text:span>.<text:tab/><text:span text:style-name="T101">Msg29 </text:span>Caution: One or more replacing sources not found</text:p>
      <text:p text:style-name="P136"><text:span text:style-name="T8"><text:s/></text:span><text:span text:style-name="T4"><text:s/>7</text:span>.<text:tab/><text:span text:style-name="T101">Msg25 </text:span>(P): On Read. Ret.code = nn</text:p>
      <text:p text:style-name="P136"><text:span text:style-name="T8"><text:s/></text:span><text:span text:style-name="T4"><text:s/>8</text:span>.<text:tab/>Info: Total Copy Depth Used = nn</text:p>
      <text:p text:style-name="P136"><text:span text:style-name="T8"><text:s/></text:span><text:span text:style-name="T4"><text:s/>9</text:span>.<text:tab/>Caution messages issued = nn</text:p>
      <text:p text:style-name="P140"><text:span text:style-name="T4">1</text:span><text:span text:style-name="T11">5</text:span>.<text:tab/>Msg32 Error: Recursive Copy File Name = <text:s text:c="3"/>CFN <text:s/>- Above is IGNORED</text:p>
      <text:h text:style-name="P213" text:outline-level="2"><text:bookmark-start text:name="__RefHeading___Toc3455_1707365915"/>Displays<text:span text:style-name="T118"> from </text:span><text:span text:style-name="T99">PrintCbl</text:span><text:span text:style-name="T100"> module</text:span>:<text:bookmark-end text:name="__RefHeading___Toc3455_1707365915"/></text:h>
      <text:p text:style-name="P138"><text:span text:style-name="T8"><text:s/></text:span><text:span text:style-name="T4"><text:s/>1</text:span>.<text:tab/><text:span text:style-name="T101">Msg21 </text:span>Error: Too many levels (9) of COPY</text:p>
      <text:p text:style-name="P136"><text:span text:style-name="T8"><text:s/></text:span><text:span text:style-name="T4"><text:s/>2</text:span>.<text:tab/><text:span text:style-name="T101">Msg23 </text:span>Error: File Not Found </text:p>
      <text:p text:style-name="P136"><text:span text:style-name="T8"><text:s/></text:span><text:span text:style-name="T4"><text:s/>5</text:span>.<text:tab/><text:span text:style-name="T101">Msg28 </text:span>Error: Abnormal end of input</text:p>
      <text:p text:style-name="P136"><text:span text:style-name="T8"><text:s/></text:span><text:span text:style-name="T4"><text:s/>7</text:span>.<text:tab/><text:span text:style-name="T101">Msg25 </text:span>(P): On Read. Ret.code = <text:s/>nn</text:p>
      <text:p text:style-name="P136"><text:span text:style-name="T4">11</text:span>.<text:tab/><text:span text:style-name="T101">Msg24 </text:span>(P): File Not Closed? = xxx.yyy</text:p>
      <text:p text:style-name="P136"><text:span text:style-name="T4">12</text:span>.<text:tab/><text:span text:style-name="T101">Msg26 </text:span>Error: When opening I/P file got = nn</text:p>
      <text:p text:style-name="P137"><text:span text:style-name="T4">13</text:span>.<text:tab/><text:span text:style-name="T101">Msg31 </text:span>(P): Bad RT on Get-Directory</text:p>
      <text:p text:style-name="P139"><text:span text:style-name="T4">14</text:span><text:tab/>Errors: Note and Hit return to quit</text:p>
      <text:h text:style-name="P212" text:outline-level="2"><text:bookmark-start text:name="__RefHeading___Toc3457_1707365915"/>Message Explanations:<text:bookmark-end text:name="__RefHeading___Toc3457_1707365915"/></text:h>
      <text:list text:style-name="L4">
        <text:list-item>
          <text:p text:style-name="P250">Your program exceeded nine levels of copy e.g., source file copy calls copy that calls 9+.</text:p>
        </text:list-item>
        <text:list-item>
          <text:p text:style-name="P250">Source file not found, program <text:span text:style-name="T102">aborts process or copy level</text:span>.</text:p>
        </text:list-item>
        <text:list-item>
          <text:p text:style-name="P251">Cannot find the file specified in the Copy statement that has <text:span text:style-name="T171">the</text:span> extension in the name.</text:p>
        </text:list-item>
        <text:list-item>
          <text:p text:style-name="P251">Cannot find the file specified in the Copy statement that does not have an extension.</text:p>
        </text:list-item>
        <text:list-item>
          <text:p text:style-name="P250">Unexpected end of file. You did <text:span text:style-name="T30">NOT</text:span> terminate a copy statement with a full stop / period!</text:p>
        </text:list-item>
        <text:list-item>
          <text:p text:style-name="P250">Listed after a copy statement when one or more replacing sources <text:span text:style-name="T207">possibly </text:span>NOT found in the copy file.</text:p>
        </text:list-item>
        <text:list-item>
          <text:p text:style-name="P250">Possible program issue, file terminated with unexpected error condition. Please report this to the lead programmer listed on inside front cover via email with any other helpful details.</text:p>
        </text:list-item>
        <text:list-item>
          <text:p text:style-name="P250">Information: As it says. Printed at end of <text:span text:style-name="T103">source</text:span> listing along with number of copy files not found (see line after each copy statement and warning if any Caution (see 6.) messages listed.</text:p>
        </text:list-item>
        <text:list-item>
          <text:p text:style-name="P250">Warning that one or more message 6. listed.<text:span text:style-name="T146"> Also see (8).</text:span></text:p>
        </text:list-item>
        <text:list-item>
          <text:p text:style-name="P252">Unused.</text:p>
        </text:list-item>
        <text:list-item>
          <text:p text:style-name="P250">Possible program issue, unexpected error value when closing file. Please report this to the lead programmer listed on inside front cover via email with any other helpful details.</text:p>
        </text:list-item>
        <text:list-item>
          <text:p text:style-name="P250">Possible program issue, unexpected error value when opening file but was tested present. Please report this to the lead programmer listed on inside front cover via email with any other helpful details<text:span text:style-name="T102"> - program aborts.</text:span></text:p>
        </text:list-item>
        <text:list-item>
          <text:p text:style-name="P253">Failure when trying to get the current directory. This would be caused by a compiler error.</text:p>
        </text:list-item>
        <text:list-item>
          <text:p text:style-name="P254">As it says and process will abort, issued after some of the above messages.</text:p>
        </text:list-item>
        <text:list-item>
          <text:p text:style-name="P255">Copy file name is used recursively<text:span text:style-name="T128">,</text:span> it is ignored.</text:p>
        </text:list-item>
      </text:list>
      <text:p text:style-name="P145"/>
      <text:p text:style-name="P147">Messages related to a file error could relate to a hard disk problem when reading or writing a file. </text:p>
      <text:p text:style-name="P147"><text:span text:style-name="T191">A</text:span>re <text:span text:style-name="T184">you</text:span> out of disk space<text:span text:style-name="T207"> or </text:span><text:span text:style-name="T209">has </text:span><text:span text:style-name="T207">your SDD has not been trimmed </text:span>?</text:p>
      <text:p text:style-name="P146"/>
      <text:p text:style-name="P142"><text:span text:style-name="T147">M</text:span>essages in the listing will be prefixed by <text:span text:style-name="T124">*&gt;&gt;</text:span>, <text:span text:style-name="T124">*&gt;&gt;&gt;</text:span>, <text:span text:style-name="T124">*&gt;C</text:span><text:span text:style-name="T134">, <text:s/></text:span><text:span text:style-name="T127">*&gt;&gt;E</text:span><text:span text:style-name="T134"> or </text:span><text:span text:style-name="T127">*&gt;&gt;P</text:span> so that they stand out.</text:p>
      <text:p text:style-name="P143">The prefix <text:span text:style-name="T124">"*&gt;C"</text:span><text:span text:style-name="T39"> </text:span>is for the original COPY statement that is remarked out in Free <text:span text:style-name="T207">and variable </text:span>format and for fixed just an asterisk in cc7.</text:p>
      <text:p text:style-name="P141">These is always an <text:span text:style-name="T39">'*</text:span><text:span text:style-name="T124">&gt;&gt;&gt; Info</text:span><text:span text:style-name="T39">'</text:span> message as the last entry in the source listing element giving totals.</text:p>
      <text:p text:style-name="P144"><text:soft-page-break/>Th<text:span text:style-name="T207">e</text:span>s<text:span text:style-name="T207">e</text:span> is ignored by the GnuCobol compiler.<text:span text:style-name="T191"> if the .pro file is used as input.</text:span></text:p>
      <text:h text:style-name="P209" text:outline-level="1"><text:bookmark-start text:name="__RefHeading___Toc3459_1707365915"/>Appendix A<text:span text:style-name="T150"> <text:s/>- <text:s/>Update Log</text:span><text:bookmark-end text:name="__RefHeading___Toc3459_1707365915"/></text:h>
      <text:h text:style-name="Heading_20_2" text:outline-level="2"><text:bookmark-start text:name="__RefHeading___Toc3461_1707365915"/>Since v<text:span text:style-name="T148">1</text:span>.0<text:span text:style-name="T148">7</text:span><text:bookmark-end text:name="__RefHeading___Toc3461_1707365915"/></text:h>
      <text:p text:style-name="P186"/>
      <text:list text:style-name="L5">
        <text:list-item>
          <text:p text:style-name="P256">Cobxref now accepts both fixed and free Cobol formats and does not process the sfn.i created from cobc -E option. This was a feature requested by Roger While and is no longer needed.</text:p>
          <text:p text:style-name="P256">Should never have removed the COPY processing code<text:span text:style-name="T152"> </text:span>!</text:p>
        </text:list-item>
        <text:list-item>
          <text:p text:style-name="P257">All COPY verbs <text:span text:style-name="T4">must</text:span> be terminated by a period / full stop as per the Cobol standard.</text:p>
        </text:list-item>
        <text:list-item>
          <text:p text:style-name="P257">Any Cobol source must go through the compiler error and <text:span text:style-name="T171">be </text:span>major warning free.</text:p>
        </text:list-item>
        <text:list-item>
          <text:p text:style-name="P257">Support for FUNCTION-ID in addition to PROGRAM-ID but all other sub<text:span text:style-name="T171"> </text:span>clauses are ignored.</text:p>
        </text:list-item>
        <text:list-item>
          <text:p text:style-name="P257">Full support for System calls as well as User defined one's and these are reported on.</text:p>
        </text:list-item>
        <text:list-item>
          <text:p text:style-name="P258">Clean up help screen.</text:p>
        </text:list-item>
        <text:list-item>
          <text:p text:style-name="P258"><text:span text:style-name="T151">A</text:span>dd to manual regarding default copy libs are from COBCPY and<text:span text:style-name="T151"> </text:span><text:span text:style-name="T57">COB_COPY_DIR as well as current source directory.</text:span></text:p>
        </text:list-item>
        <text:list-item>
          <text:p text:style-name="P259">Website address updated for linkpc.net.</text:p>
        </text:list-item>
        <text:list-item>
          <text:p text:style-name="P259">Updated copyright notices and replaced references to GnuCobol.</text:p>
        </text:list-item>
        <text:list-item>
          <text:p text:style-name="P259">Documentation clean ups.</text:p>
        </text:list-item>
        <text:list-item>
          <text:p text:style-name="P259"><text:span text:style-name="T148">Cobxref as well as the other modules,</text:span> now uses CDF facilities for preset user site variables. See start of source code<text:span text:style-name="T171"> for each module</text:span>.</text:p>
        </text:list-item>
        <text:list-item>
          <text:p text:style-name="P259">Debug lines copy statements now ignored both formats.</text:p>
        </text:list-item>
        <text:list-item>
          <text:p text:style-name="P259">Renamed warning and error messages to tie up with <text:span text:style-name="T148">Printcbl</text:span>.</text:p>
        </text:list-item>
        <text:list-item>
          <text:p text:style-name="P260">Code brought in to line with <text:span text:style-name="T148">Printcbl but with reporting code removed.</text:span></text:p>
        </text:list-item>
        <text:list-item>
          <text:p text:style-name="P260">Various bugs fixed regarding fixed format and CB (copy book) processing with non literal CB's and one's without extension specified.</text:p>
        </text:list-item>
        <text:list-item>
          <text:p text:style-name="P260">Minor listing tidy ups.</text:p>
        </text:list-item>
        <text:list-item>
          <text:p text:style-name="P261">At program start<text:span text:style-name="T172">,</text:span> use base source file name for headings until program / function ID found.</text:p>
        </text:list-item>
        <text:list-item>
          <text:p text:style-name="P261">Reporting multi programs (nested) by adding new field to sorting records <text:span text:style-name="T172">for </text:span>the current active program/function name. Reporting is still the same. </text:p>
        </text:list-item>
        <text:list-item>
          <text:p text:style-name="P261">New program parameter function to turn on block xrefs for nested program source. See (18).</text:p>
          <text:p text:style-name="P261">Activated by parameter -AX <text:s/>------- <text:s/>Not yet added as subject to user requests.</text:p>
        </text:list-item>
        <text:list-item>
          <text:p text:style-name="P261">Using new parameter option -E program will create a source file the same as cobc -E but without any blank or comment lines. This data is exactly the same as processed through Cobxref after COPY verbs processed and all extra spaces above one removed to aid processing. There are some possible bugs that could occur where this file output is handy for diagnostics otherwise of no use to most users.</text:p>
        </text:list-item>
        <text:list-item>
          <text:p text:style-name="P262">Cobxref no longer will process COPY words in comment areas (cobc does via -T option).</text:p>
        </text:list-item>
        <text:list-item>
          <text:p text:style-name="P262">All comments are ignored including floating.</text:p>
        </text:list-item>
        <text:list-item>
          <text:p text:style-name="P262">When replacing text without pseudo option it will only replace text with space before and after and not any text within text as only pseudo can. For more details on this and many others see the Changelog supplied with <text:span text:style-name="T172">the </text:span>program that gives a detailed breakdown of bugs,fixes and new features but this is <text:span text:style-name="T172">a </text:span>programmers aid<text:span text:style-name="T172"> only</text:span> !</text:p>
        </text:list-item>
        <text:list-item>
          <text:p text:style-name="P262">New parameter -VT <text:s/>to turn off messages for updating the various internal reserved word tables in module get-reserved-lists. I find it handy but when running many sources through cobxref it can get a little tiresome but it does prove that the compiler is installed a<text:span text:style-name="T172">nd is </text:span><text:s/><text:span text:style-name="T153">accessible.</text:span> </text:p>
        </text:list-item>
        <text:list-item>
          <text:p text:style-name="P263">Using pseudo replacing does on all examples of the from code and it is the only option that will.</text:p>
        </text:list-item>
        <text:list-item>
          <text:p text:style-name="P263">Replacing using literals does an exact match only with continuation characters ignored such as - in cc7 (fixed) and '&amp;' for both.</text:p>
        </text:list-item>
        <text:list-item>
          <text:p text:style-name="P263">Complete tidy up of all messages both displayed and printed - includes renaming<text:span text:style-name="T172"> same</text:span>.</text:p>
        </text:list-item>
        <text:list-item>
          <text:p text:style-name="P263">Lots more, see the Changelog if really interested.</text:p>
        </text:list-item>
        <text:list-item>
          <text:p text:style-name="P264">Updated printcbl module to match changes in printcbl program. Fixed bug regarding fixed format - using wrong field when testing for it and both fixed and free 88's clashed and GC did not report <text:span text:style-name="T158">the </text:span>issue.</text:p>
        </text:list-item>
        <text:list-item>
          <text:p text:style-name="P265"><text:soft-page-break/>Re-match messages against this manual etc.</text:p>
        </text:list-item>
        <text:list-item>
          <text:p text:style-name="P266">Replacing Leading | Trailing pseudo where size of both fields are exactly the same.</text:p>
        </text:list-item>
        <text:list-item>
          <text:p text:style-name="P267">Added support for user supplied name for data, section, paragraph, program &amp; module being up to 63 characters long. In the xref listings any thing over 32 is on a line of its own.</text:p>
        </text:list-item>
        <text:list-item>
          <text:p text:style-name="P267">Fixed bug if page number &gt; 127 (data field too small).</text:p>
        </text:list-item>
        <text:list-item>
          <text:p text:style-name="P268">Minor tidy up of grammar and fact in this manual, to match current issued Cobxref version.</text:p>
        </text:list-item>
        <text:list-item>
          <text:p text:style-name="P269">Additional comments in the manual regarding COPY processing and the SUBSTITUTE function as needed to handle correctly when it has 'LAST' and 'FIRST' functionality as per the current Cobol standards.</text:p>
        </text:list-item>
        <text:list-item>
          <text:p text:style-name="P270">Support for Global and External variables when using nested programs in source file.</text:p>
        </text:list-item>
        <text:list-item>
          <text:p text:style-name="P270">Support for CDF <text:span text:style-name="T195">DEFINE</text:span> and <text:span text:style-name="T196">SET</text:span> with CONSTANT only.</text:p>
        </text:list-item>
        <text:list-item>
          <text:p text:style-name="P271">Added new param -BOTH to provide xref as in -G followed by the normal xref by groups.</text:p>
        </text:list-item>
        <text:list-item>
          <text:p text:style-name="P272">Cleared out all outstanding bugs.</text:p>
        </text:list-item>
        <text:list-item>
          <text:p text:style-name="P273"><text:span text:style-name="T196">2.03.05: </text:span>Tidied up msg numbers for module get-reserved-lists as they were out of number<text:span text:style-name="T196">/logic</text:span> order.<text:span text:style-name="T196"> Moved the 'END PROGRAM statements to the end of source to protect any &gt;&gt;SET's to remain in scope. </text:span>Added support for out of scope of CDF SET and DEFINE vars by removing from GIT table on reading a END PROGRAM statement<text:span text:style-name="T196"> added extra message Msg3 (moving all other down one) to protect against error in the git-table-count not mapping to the delete-cnt before table-sort - No shouldn't happen but JIC</text:span>.</text:p>
          <text:p text:style-name="P274">I do not know if this is the way the compiler handles the scope of these as Simon says one thing and the compiler appears to do some thing different - see earlier comments regarding.</text:p>
        </text:list-item>
        <text:list-item>
          <text:p text:style-name="P275">2.03.06: - Support for VARIABLE source format<text:span text:style-name="T209"> with wource length same as FREE</text:span>, and $SET (treated as &gt;&gt;SET. for others see text file Changelog.</text:p>
        </text:list-item>
        <text:list-item>
          <text:p text:style-name="P275">2.03.14 - Removed parameter option -H &amp; --H. as processed without any parameters.</text:p>
        </text:list-item>
        <text:list-item>
          <text:p text:style-name="P280">2.03.15 - The code for "CALL" did not allow for words STATIC or STDCALL preceding routine name and therefore those names appeared in cross reference instead.</text:p>
          <text:p text:style-name="P276"/>
        </text:list-item>
      </text:list>
      <text:p text:style-name="P148"/>
      <text:h text:style-name="P209" text:outline-level="1"><text:bookmark-start text:name="__RefHeading___Toc3463_1707365915"/>Appendix <text:span text:style-name="T154">B <text:s/>- <text:s/></text:span><text:span text:style-name="T31">Copy statement </text:span><text:span text:style-name="T35">F</text:span><text:span text:style-name="T31">ormats</text:span><text:bookmark-end text:name="__RefHeading___Toc3463_1707365915"/></text:h>
      <text:p text:style-name="P177"><text:span text:style-name="T26">WARNING</text:span><text:span text:style-name="T29">:</text:span> This does NOT mean that all variants are implemented in a given version of <text:span text:style-name="T42">GnuCOBOL</text:span>.</text:p>
      <text:p text:style-name="P177"/>
      <text:p text:style-name="P177">With definitions as per <text:span text:style-name="T21">ISO/IEC 1989:20</text:span><text:span text:style-name="T22">14</text:span><text:span text:style-name="T21"> CD 1.1 (E)</text:span><text:span text:style-name="T23"> taken verbatim.</text:span></text:p>
      <text:p text:style-name="P178"/>
      <text:p text:style-name="P179">7.2.1.2 Source text and library text</text:p>
      <text:p text:style-name="P180">Source text is the primary input to the compiler for a single compilation group. Library text is secondary input to the compiler as a result of processing a COPY statement.</text:p>
      <text:p text:style-name="P180">The source text and library text processed by text manipulation consists of indicators, character-strings, comments, and separators. A character-string is either a text-word or the word 'COPY'.</text:p>
      <text:p text:style-name="P179"/>
      <text:p text:style-name="P179">7.2.1.3 Pseudo-text</text:p>
      <text:p text:style-name="P180">Pseudo-text is an operand in the REPLACE statement and in the REPLACING phrase of the COPY statement.</text:p>
      <text:p text:style-name="P180">Pseudo-text may be any sequence of zero or more text-words, comments, and the separator space bounded by, but not including, pseudo-text delimiters. The opening pseudo-text delimiter and the closing pseudo-text delimiter consist of the two contiguous COBOL characters '=='.</text:p>
      <text:p text:style-name="P179"/>
      <text:p text:style-name="P179">7.2.1.4 Text-words</text:p>
      <text:p text:style-name="P180">A text-word is a character-string in source text or in library text that constitutes an element processed by text manipulation. A text-word may be one of the following:</text:p>
      <text:p text:style-name="P180"/>
      <text:p text:style-name="P180">1) a separator, except for: a space; a pseudo-text delimiter; and the opening and closing delimiters for alphanumeric, boolean, and national literals. In determining which character sequences form text-words, the colon, the right parenthesis, and the left parenthesis characters, in any context except within alphanumeric or national literals, are treated as separators;</text:p>
      <text:p text:style-name="P180"/>
      <text:p text:style-name="P180">2) an alphanumeric, boolean, or national literal including the opening and closing delimiters that bound the literal;</text:p>
      <text:p text:style-name="P180"/>
      <text:p text:style-name="P180">3) any other sequence of contiguous COBOL characters bounded by separators, except for: comments and the word 'COPY'.</text:p>
      <text:p text:style-name="P179"/>
      <text:p text:style-name="P179">7.2.2 COPY statement</text:p>
      <text:p text:style-name="P180">The COPY statement incorporates library text into a COBOL compilation group.</text:p>
      <text:p text:style-name="P179"/>
      <text:p text:style-name="P179">7.2.2.1 General format</text:p>
      <text:p text:style-name="P179"/>
      <text:p text:style-name="P179">7.2.2.2 Syntax rules</text:p>
      <text:p text:style-name="P180">1) A COPY statement may be specified anywhere in source text or in library text that a character-string or a separator, other than the closing delimiter of a literal, may appear except that a COPY statement shall not appear within a COPY statement.</text:p>
      <text:p text:style-name="P180"/>
      <text:p text:style-name="P180">2) A COPY statement shall be preceded by a space except when it is the first statement in a compilation group.</text:p>
      <text:p text:style-name="P180"/>
      <text:p text:style-name="P180">3) Within one COBOL library, each text-name shall be unique.</text:p>
      <text:p text:style-name="P180"/>
      <text:p text:style-name="P180">4) A concatenation expression or figurative constant shall not be specified for literal-1, literal-2, literal-3, or literal-4.</text:p>
      <text:p text:style-name="P180"/>
      <text:p text:style-name="P180">5) Literal-1 and literal-2 shall be alphanumeric literals. The allowable value of literal-1 and literal-2 is defined by the <text:span text:style-name="T78">implementer.</text:span></text:p>
      <text:p text:style-name="P180"/>
      <text:p text:style-name="P180">6) Pseudo-text-1 shall contain one or more text-words, at least one of which shall be neither a <text:soft-page-break/>separator comma nor a separator semicolon.</text:p>
      <text:p text:style-name="P180"/>
      <text:p text:style-name="P180">7) Pseudo-text-2 shall contain zero, one, or more text-words.</text:p>
      <text:p text:style-name="P180">8) Character-strings within pseudo-text-1 and pseudo-text-2 may be continued in accordance with the rules of reference format.</text:p>
      <text:p text:style-name="P180"/>
      <text:p text:style-name="P180">9) Text-1 and text-2 shall be one of the following formats of identifiers: function-identifier, qualified-data-name with-subscripts, reference-modification, qualified-linage-counter, or qualified-report-counter.</text:p>
      <text:p text:style-name="P180">NOTE Text-1 and text-2 are archaic features and their use should be avoided.</text:p>
      <text:p text:style-name="P180">If subscripting is specified, it shall not include any arithmetic expressions as subscripts with the exception of a single literal or identifier, or an identifier plus or minus an integer. </text:p>
      <text:p text:style-name="P180"/>
      <text:p text:style-name="P180"/>
      <text:p text:style-name="P180">The format of any identifier specified in </text:p>
      <text:p text:style-name="P180"/>
      <text:p text:style-name="P180"><text:tab/>COPY <text:tab/><text:tab/>literal-1</text:p>
      <text:p text:style-name="P181"><text:span text:style-name="T24"> <text:tab/><text:tab/><text:tab/></text:span>text-name-1 <text:span text:style-name="T24"></text:span></text:p>
      <text:p text:style-name="P184"> <text:tab/><text:tab/><text:tab/><text:tab/>  <text:span text:style-name="T18">OF/IN</text:span></text:p>
      <text:p text:style-name="P184"><text:tab/><text:tab/><text:tab/><text:tab/><text:tab/><text:tab/><text:span text:style-name="T18">literal-2</text:span></text:p>
      <text:p text:style-name="P181"><text:span text:style-name="T24"><text:tab/><text:tab/><text:tab/><text:tab/><text:tab/><text:tab/></text:span>library-name-1 <text:span text:style-name="T24"></text:span></text:p>
      <text:p text:style-name="P184"/>
      <text:p text:style-name="P181"><text:span text:style-name="T24">  </text:span>[ SUPPRESS PRINTING ]</text:p>
      <text:p text:style-name="P181"><text:tab/>REPLACING</text:p>
      <text:p text:style-name="P181"><text:tab/><text:tab/><text:tab/><text:tab/>== pseudo-text-1 ==</text:p>
      <text:p text:style-name="P181"><text:tab/><text:tab/><text:tab/><text:tab/>text-1</text:p>
      <text:p text:style-name="P181"><text:tab/><text:tab/><text:tab/><text:tab/>literal-3</text:p>
      <text:p text:style-name="P181"><text:tab/><text:tab/><text:tab/><text:tab/>word-1</text:p>
      <text:p text:style-name="P181"><text:tab/><text:tab/><text:tab/><text:tab/><text:tab/><text:tab/>BY</text:p>
      <text:p text:style-name="P181"><text:tab/><text:tab/><text:tab/><text:tab/><text:tab/><text:tab/><text:tab/>== pseudo-text-2 ==</text:p>
      <text:p text:style-name="P181"><text:tab/><text:tab/><text:tab/><text:tab/><text:tab/><text:tab/><text:tab/>text-2</text:p>
      <text:p text:style-name="P181"><text:tab/><text:tab/><text:tab/><text:tab/><text:tab/><text:tab/><text:tab/><text:span text:style-name="T78">literal</text:span>-4</text:p>
      <text:p text:style-name="P181"><text:tab/><text:tab/><text:tab/><text:tab/><text:tab/><text:tab/><text:tab/>word-2</text:p>
      <text:p text:style-name="P184"><text:tab/> <text:span text:style-name="T18">LEADING/TRAILING</text:span></text:p>
      <text:p text:style-name="P184"> </text:p>
      <text:p text:style-name="P181"><text:tab/><text:tab/><text:tab/><text:tab/>== partial-word-1 == BY == partial-word-2 ==</text:p>
      <text:p text:style-name="P184"> </text:p>
      <text:p text:style-name="P181"/>
      <text:p text:style-name="P180"><text:span text:style-name="T76">S</text:span>ubscripts, reference modifiers, or function arguments shall be: a function-identifier, qualified-data-name with- subscripts, reference-modification, qualified-linage-counter, or qualified-report-counter. Function identifiers in text-1 or text-2 shall be intrinsic function references only.</text:p>
      <text:p text:style-name="P180"/>
      <text:p text:style-name="P180">10) Word-1 or word-2 may be any single COBOL word except 'COPY', the compiler directive indicator, or the comment indicator.</text:p>
      <text:p text:style-name="P180"/>
      <text:p text:style-name="P180">11) The length of a text-word within pseudo-text and within library text shall be from 1 through 65,535 character positions.</text:p>
      <text:p text:style-name="P180"/>
      <text:p text:style-name="P180">12) Compiler directive lines shall not be specified within pseudo-text-1, pseudo-text-2, partial-word-1, or partial-word-2.</text:p>
      <text:p text:style-name="P180"/>
      <text:p text:style-name="P180">13) Partial-word-1 shall consist of one text-word.</text:p>
      <text:p text:style-name="P180"/>
      <text:p text:style-name="P180">14) Partial-word-2 shall consist of zero or one text-word.</text:p>
      <text:p text:style-name="P180"/>
      <text:p text:style-name="P180">15) An alphanumeric, boolean, or national literal shall not be specified as partial-word-1 or partial-<text:soft-page-break/>word-2.</text:p>
      <text:p text:style-name="P179"/>
      <text:p text:style-name="P179">7.2.2.3 General rules</text:p>
      <text:p text:style-name="P180">1) Text-name-1 or literal-1 identifies the library text to be processed by the COPY statement.</text:p>
      <text:p text:style-name="P180"/>
      <text:p text:style-name="P180">2) Library-name-1 names a resource that shall be available to the compiler and shall provide access to the library text referenced by text name-1.</text:p>
      <text:p text:style-name="P180"/>
      <text:p text:style-name="P180">3) The <text:span text:style-name="T72">implementer</text:span> shall define the rules for locating the library text referenced by text-name-1 or literal-1. When neither library-name-1 nor literal-2 is specified, a default COBOL library is used. The <text:span text:style-name="T72">implementer</text:span> defines the mechanism for identifying the default COBOL library.</text:p>
      <text:p text:style-name="P180">4) If the SUPPRESS phrase is specified, library text incorporated as a result of COPY statement processing is not listed. If a listing is being produced, the COPY statement itself is listed.</text:p>
      <text:p text:style-name="P180"/>
      <text:p text:style-name="P180">5) At the completion of copying the library text into the compilation group, the LISTING directive that is in effect for the COPY statement itself is considered to be in effect, regardless of any LISTING directives in the library text.</text:p>
      <text:p text:style-name="P180"/>
      <text:p text:style-name="P180">6) The effect of processing a COPY statement is that the library text associated with text-name-1 or the value of literal-1 is copied into the compilation group, logically replacing the entire COPY statement beginning with the reserved word COPY and ending with the separator period, inclusive.</text:p>
      <text:p text:style-name="P180"/>
      <text:p text:style-name="P180">7) If the REPLACING phrase is not specified, the library text is included in the resultant text unchanged.</text:p>
      <text:p text:style-name="P180"/>
      <text:p text:style-name="P180">8) If the REPLACING phrase is specified, library text is modified during creation of the structured compilation group that is described in 7.2, Text manipulation. Each matched occurrence of pseudo-text-1, text-1, word-1, literal-3, or partial-word-1 in the library text is replaced by the corresponding pseudo-text-2, text-2, word-2, literal-4, or partial-word-2 in accordance with subsequent rules of the COPY statement.</text:p>
      <text:p text:style-name="P180"/>
      <text:p text:style-name="P180">9) For purposes of matching, text-1, word-1, and literal-3 are treated as pseudo-text containing only text-1, word-1, or literal-3, respectively.</text:p>
      <text:p text:style-name="P180"/>
      <text:p text:style-name="P180">10) The comparison operation to determine text replacement occurs in the following manner:</text:p>
      <text:p text:style-name="P180">a) The leftmost library text-word that is not a separator comma or a separator semicolon is the first text-word used for comparison. Any text-word or space preceding this text-word is copied into the resultant text.</text:p>
      <text:p text:style-name="P180">Starting with the first text-word for comparison and first pseudo-text-1, text-1, word-1, literal-3, or partial-word-1 that was specified in the REPLACING phrase, the entire REPLACING phrase operand that precedes the reserved word BY is compared to an equivalent number of contiguous library text-words.</text:p>
      <text:p text:style-name="P180"/>
      <text:p text:style-name="P180">b) Pseudo-text-1, text-1, word-1, or literal-3 match the library text only if the ordered sequence of text-words that forms pseudo-text-1, text-1, word-1, or literal-3 is equal, character for character, to the ordered sequence of library text-words. When the LEADING phrase is specified, partial-word-1 matches the library text only if the contiguous sequence of characters that forms partial-word-1 is equal, character for character, to an equal number of contiguous characters starting with the leftmost character position of a library text-word. When the TRAILING phrase is specified, partial-word-1 matches the library text only if the contiguous sequence of characters that forms partial-word-1 is equal, character for character, to an equal number of contiguous characters ending with the rightmost character position of a library text-word.</text:p>
      <text:p text:style-name="P180"/>
      <text:p text:style-name="P180">c) The following rules apply for the purpose of matching:</text:p>
      <text:p text:style-name="P180">1. Each occurrence of a separator comma, semicolon, or space in pseudo-text-1 or in the library text is considered to be a single space. Each sequence of one or more space separators is considered to <text:soft-page-break/>be a single space.</text:p>
      <text:p text:style-name="P180"/>
      <text:p text:style-name="P180">2. Each operand and operator of a concatenation expression is a separate text-word.</text:p>
      <text:p text:style-name="P180"/>
      <text:p text:style-name="P180">3. Except when used in the non-hexadecimal formats of alphanumeric and national literals, each</text:p>
      <text:p text:style-name="P180">alphanumeric character is equivalent to its corresponding national character and each lower case letter</text:p>
      <text:p text:style-name="P180">is equivalent to its corresponding upper case letter, as specified for the COBOL character repertoire in</text:p>
      <text:p text:style-name="P180">the COBOL character repertoire.</text:p>
      <text:p text:style-name="P180"/>
      <text:p text:style-name="P180">4. For alphanumeric, boolean and national literals:</text:p>
      <text:p text:style-name="P180">a. The two representations of the quotation symbol match when specified in the opening and</text:p>
      <text:p text:style-name="P180">closing delimiters of the literal.</text:p>
      <text:p text:style-name="P180">NOTE The opening and closing delimiters are required to be in the same representation.</text:p>
      <text:p text:style-name="P180">b. In the content of the literal, two contiguous occurrences of the character used as the quotation symbol in the opening delimiter are treated as a single occurrence of that character.</text:p>
      <text:p text:style-name="P180"/>
      <text:p text:style-name="P180">5. Each occurrence of a compiler directive line is treated as a single space.</text:p>
      <text:p text:style-name="P180"/>
      <text:p text:style-name="P180">6. Comments, if any, are treated as a single space.</text:p>
      <text:p text:style-name="P180">NOTE Because comments are removed during logical conversion, none are expected.</text:p>
      <text:p text:style-name="P180">d) If no match occurs, the comparison is repeated with each next successive pseudo-text-1, text-1, word-1, literal-3, or partial-word-1, if any, in the REPLACING phrase until either a match is found or there is no next successive REPLACING operand.</text:p>
      <text:p text:style-name="P180"/>
      <text:p text:style-name="P180">e) When all the REPLACING phrase operands have been compared and no match has occurred, the leftmost library text-word is copied into the resultant text. The next successive library text-word is then considered as the leftmost library text-word, and the comparison cycle starts again with the first pseudo-text-1, text-1, word-1, literal-3, or partial-word-1 specified in the REPLACING phrase.</text:p>
      <text:p text:style-name="P180"/>
      <text:p text:style-name="P180">f) When a match occurs between pseudo-text-1, text-1, word-1, or literal-3 and the library text, the<text:span text:style-name="T149"> </text:span>corresponding pseudo-text-2, text-2, word-2, or literal-4 is placed into the resultant text. When a match occurs between partial-word-1 and the library text-word, the library text-word is placed into the resultant text with the matched characters either replaced by partial-word-2 or deleted when partial-word-2 consists of zero text-words. The library text-word immediately following the rightmost text-word that participated in the match is then considered as the leftmost text-word. The comparison cycle starts again with the first pseudo-text-1, text-1, word-1, literal-3, or partial-word-1 specified in the REPLACING phrase.</text:p>
      <text:p text:style-name="P180"/>
      <text:p text:style-name="P180">g) The comparison operation continues until the rightmost text-word in the library text has either participated in a match or been considered as a leftmost library text-word and participated in a complete comparison cycle.</text:p>
      <text:p text:style-name="P180"/>
      <text:p text:style-name="P180">11) If the REPLACING phrase is specified, the library text shall not contain a COPY statement.</text:p>
      <text:p text:style-name="P180"/>
      <text:p text:style-name="P180">12) The resultant text after replacement shall be in logical free-form reference format. When copying text-words into the resultant text, additional spaces may be introduced only between text-words where there already exists a space or where a space is assumed.</text:p>
      <text:p text:style-name="P180">NOTE A space is assumed at the end of a source line.</text:p>
      <text:p text:style-name="P180"/>
      <text:p text:style-name="P180">13) If the REPLACING phrase is not specified, the library text may contain a COPY statement that does not include a REPLACING phrase. The implementation shall support nesting of at least 5 levels, including the first COPY statement in the sequence. The library text being copied shall not cause the processing of a COPY statement that directly or indirectly copies itself.</text:p>
      <text:p text:style-name="P180"/>
      <text:p text:style-name="P180"><text:soft-page-break/>14) The replacing action of a COPY statement shall not introduce a COPY statement, a SOURCE FORMAT directive, a comment, or a blank line.</text:p>
      <text:p text:style-name="P179"/>
      <text:p text:style-name="P179"/>
      <text:p text:style-name="P182">Well, that was well explained. You might want to read it again.</text:p>
      <text:p text:style-name="P180"/>
      <text:p text:style-name="P180"/>
      <text:p text:style-name="P185"><text:span text:style-name="T17">WARNING:</text:span><text:span text:style-name="T18"> <text:s/>Regardless of the above text, it does </text:span><text:span text:style-name="T25">not</text:span><text:span text:style-name="T18"> mean that these procedures have been implemented into this program, or for that matter </text:span><text:span text:style-name="T20">the </text:span><text:span text:style-name="T19">G</text:span><text:span text:style-name="T20">nu</text:span><text:span text:style-name="T18">C</text:span><text:span text:style-name="T20">OBOL compiler</text:span><text:span text:style-name="T18">.</text:span></text:p>
      <text:p text:style-name="P183"/>
      <text:p text:style-name="P183">What it does show is that when processing literals or text that goes over one line that this program may well adopt the free source format for the COPY libraries that are called for inclusion in order to expand said literals correctly and this format may well be used in the listings in a similar manner to <text:span text:style-name="T47">GnuCOBOL</text:span> (see the .i file when produced by various <text:span text:style-name="T79">G</text:span>C parameters including '--save-temps' , -E etc).</text:p>
      <text:p text:style-name="P183"/>
      <text:p text:style-name="P185"><text:span text:style-name="T18">See the other parts of this manual for what exactly, </text:span><text:span text:style-name="T25">is</text:span><text:span text:style-name="T18"> implemented for any specific version of the program.</text:span></text:p>
      <text:p text:style-name="P133"/>
      <text:p text:style-name="P95">The REPLACE clause <text:span text:style-name="T197">HAS now</text:span> been <text:span text:style-name="T185">implemented.</text:span></text:p>
      <text:p text:style-name="P133"/>
      <text:p text:style-name="P96">And now, <text:s text:c="2"/>the Copyright notices<text:span text:style-name="T119"> that apply to the documentation and the software</text:span>.</text:p>
      <text:p text:style-name="P96"/>
      <text:h text:style-name="P210" text:outline-level="1"><text:bookmark-start text:name="__RefHeading___Toc3465_1707365915"/>Appendix <text:span text:style-name="T148">C <text:s/>- <text:s/></text:span>GNU Free Documentation License<text:bookmark-end text:name="__RefHeading___Toc3465_1707365915"/></text:h>
      <text:p text:style-name="P132"/>
      <text:p text:style-name="P192">Version 1.3, 3 November 2008</text:p>
      <text:p text:style-name="Text_20_body">Copyright © 2000, 2001, 2002, 2007, 2008 Free Software Foundation, Inc. &lt;<text:a xlink:type="simple" xlink:href="http://fsf.org/" text:style-name="Internet_20_link" text:visited-style-name="Visited_20_Internet_20_Link">http://fsf.org/</text:a>&gt; </text:p>
      <text:p text:style-name="Text_20_body">Everyone is permitted to copy and distribute verbatim copies of this license document, but changing it is not allowed.</text:p>
      <text:p text:style-name="P104"><text:bookmark text:name="section0"/>0. PREAMBLE</text:p>
      <text:p text:style-name="P15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56">This License is a kind of "copyleft", which means that derivative works of the document must themselves be free in the same sense. It complements the GNU General Public License, which is a copyleft license designed for free software.</text:p>
      <text:p text:style-name="P15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93"><text:bookmark text:name="section1"/>1. APPLICABILITY AND DEFINITIONS</text:p>
      <text:p text:style-name="P15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56">A "Modified Version" of the Document means any work containing the Document or a portion of it, either copied verbatim, or with modifications and/or translated into another language.</text:p>
      <text:p text:style-name="P15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5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5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5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text:soft-page-break/>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5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56">The "publisher" means any person or entity that distributes copies of the Document to the public.</text:p>
      <text:p text:style-name="P15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5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93"><text:bookmark text:name="section2"/>2. VERBATIM COPYING</text:p>
      <text:p text:style-name="P15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56">You may also lend copies, under the same conditions stated above, and you may publicly display copies.</text:p>
      <text:p text:style-name="P193"><text:bookmark text:name="section3"/>3. COPYING IN QUANTITY</text:p>
      <text:p text:style-name="P15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56">If the required texts for either cover are too voluminous to fit legibly, you should put the first ones listed (as many as fit reasonably) on the actual cover, and continue the rest onto adjacent pages.</text:p>
      <text:p text:style-name="P15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text:soft-page-break/>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6">It is requested, but not required, that you contact the authors of the Document well before redistributing any large number of copies, to give them a chance to provide you with an updated version of the Document.</text:p>
      <text:p text:style-name="P193"><text:bookmark text:name="section4"/>4. MODIFICATIONS</text:p>
      <text:p text:style-name="P15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6">
        <text:list-item>
          <text:p text:style-name="P281"><text:span text:style-name="T4">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81"><text:span text:style-name="T4">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81"><text:span text:style-name="T4">C</text:span>. State on the Title page the name of the publisher of the Modified Version, as the publisher. </text:p>
        </text:list-item>
        <text:list-item>
          <text:p text:style-name="P281"><text:span text:style-name="T4">D</text:span>. Preserve all the copyright notices of the Document. </text:p>
        </text:list-item>
        <text:list-item>
          <text:p text:style-name="P281"><text:span text:style-name="T4">E</text:span>. Add an appropriate copyright notice for your modifications adjacent to the other copyright notices. </text:p>
        </text:list-item>
        <text:list-item>
          <text:p text:style-name="P281"><text:span text:style-name="T4">F.</text:span> Include, immediately after the copyright notices, a license notice giving the public permission to use the Modified Version under the terms of this License, in the form shown in the Addendum below. </text:p>
        </text:list-item>
        <text:list-item>
          <text:p text:style-name="P281"><text:span text:style-name="T4">G</text:span>. Preserve in that license notice the full lists of Invariant Sections and required Cover Texts given in the Document's license notice. </text:p>
        </text:list-item>
        <text:list-item>
          <text:p text:style-name="P281"><text:span text:style-name="T4">H</text:span>. Include an unaltered copy of this License. </text:p>
        </text:list-item>
        <text:list-item>
          <text:p text:style-name="P281"><text:span text:style-name="T4">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81"><text:span text:style-name="T4">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81"><text:span text:style-name="T4">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281"><text:span text:style-name="T4">L</text:span>. Preserve all the Invariant Sections of the Document, unaltered in their text and in their titles. Section numbers or the equivalent are not considered part of the section titles. </text:p>
        </text:list-item>
        <text:list-item>
          <text:p text:style-name="P281"><text:span text:style-name="T4">M</text:span>. Delete any section Entitled "Endorsements". Such a section may not be included in the Modified Version. </text:p>
        </text:list-item>
        <text:list-item>
          <text:p text:style-name="P281"><text:span text:style-name="T4">N</text:span>. Do not retitle any existing section to be Entitled "Endorsements" or to conflict in title with any Invariant Section. </text:p>
        </text:list-item>
        <text:list-item>
          <text:p text:style-name="P281"><text:soft-page-break/><text:span text:style-name="T4">O</text:span>. Preserve any Warranty Disclaimers. </text:p>
        </text:list-item>
      </text:list>
      <text:p text:style-name="P15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5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6">The author(s) and publisher(s) of the Document do not by this License give permission to use their names for publicity for or to assert or imply endorsement of any Modified Version.</text:p>
      <text:p text:style-name="P193"><text:bookmark text:name="section5"/>5. COMBINING DOCUMENTS</text:p>
      <text:p text:style-name="P15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93"><text:bookmark text:name="section6"/>6. COLLECTIONS OF DOCUMENTS</text:p>
      <text:p text:style-name="P15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93"><text:bookmark text:name="section7"/>7. AGGREGATION WITH INDEPENDENT WORKS</text:p>
      <text:p text:style-name="P15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6">If the Cover Text requirement of section 3 is applicable to these copies of the Document, then if the Document is less than one half of the entire aggregate, the Document's Cover Texts may be placed <text:soft-page-break/>on covers that bracket the Document within the aggregate, or the electronic equivalent of covers if the Document is in electronic form. Otherwise they must appear on printed covers that bracket the whole aggregate.</text:p>
      <text:p text:style-name="P193"><text:bookmark text:name="section8"/>8. TRANSLATION</text:p>
      <text:p text:style-name="P15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56">If a section in the Document is Entitled "Acknowledgements", "Dedications", or "History", the requirement (section 4) to Preserve its Title (section 1) will typically require changing the actual title.</text:p>
      <text:p text:style-name="P193"><text:bookmark text:name="section9"/>9. TERMINATION</text:p>
      <text:p text:style-name="P156">You may not copy, modify, sub-license, or distribute the Document except as expressly provided under this License. Any attempt otherwise to copy, modify, sub-license, or distribute it is void, and will automatically terminate your rights under this License.</text:p>
      <text:p text:style-name="P15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5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5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193"><text:bookmark text:name="section10"/>10. FUTURE REVISIONS OF THIS LICENSE</text:p>
      <text:p text:style-name="P15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15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93"><text:bookmark text:name="section11"/>11. RE-LICENSING</text:p>
      <text:p text:style-name="P15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56">"CC-BY-SA" means the Creative Commons Attribution-Share Alike 3.0 license published by Creative Commons Corporation, a not-for-profit corporation with a principal place of business in San <text:soft-page-break/>Francisco, California, as well as future copyleft versions of that license published by that same organization.</text:p>
      <text:p text:style-name="P156">"Incorporate" means to publish or republish a Document, in whole or in part, as part of another Document.</text:p>
      <text:p text:style-name="P15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56">The operator of an MMC Site may republish an MMC contained in the site under CC-BY-SA on the same site at any time before August 1, 2009, provided the MMC is eligible for re-licensing.</text:p>
      <text:p text:style-name="P156"><text:bookmark text:name="addendum"/></text:p>
      <text:p text:style-name="P194"/>
      <text:h text:style-name="P210" text:outline-level="1"><text:bookmark-start text:name="__RefHeading___Toc3467_1707365915"/>Appendix <text:span text:style-name="T148">D <text:s/>- <text:s/></text:span>GNU General Public License<text:bookmark-end text:name="__RefHeading___Toc3467_1707365915"/></text:h>
      <text:p text:style-name="P122">Version 3, 29 June 2007</text:p>
      <text:p text:style-name="Text_20_body"><text:span text:style-name="T39">Copyright © 2007 Free Software Foundation, Inc. &lt;</text:span><text:a xlink:type="simple" xlink:href="http://fsf.org/" text:style-name="Internet_20_link" text:visited-style-name="Visited_20_Internet_20_Link"><text:span text:style-name="T39">http://fsf.org/</text:span></text:a><text:span text:style-name="T39">&gt;</text:span></text:p>
      <text:p text:style-name="P123">Everyone is permitted to copy and distribute verbatim copies of this license document, but changing it is not allowed.</text:p>
      <text:p text:style-name="P107"><text:bookmark text:name="preamble"/>Preamble</text:p>
      <text:p text:style-name="P123">The GNU General Public License is a free, copyleft license for software and other kinds of works.</text:p>
      <text:p text:style-name="P123">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3">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3">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3">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3">Developers that use the GNU GPL protect your rights with two steps: (1) assert copyright on the software, and (2) offer you this License giving you legal permission to copy, distribute and/or modify it.</text:p>
      <text:p text:style-name="P123">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23">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3">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3">The precise terms and conditions for copying, distribution and modification follow.</text:p>
      <text:p text:style-name="P103"/>
      <text:p text:style-name="P102"><text:bookmark text:name="terms"/>TERMS AND CONDITIONS</text:p>
      <text:p text:style-name="P103"><text:bookmark text:name="section01"/>0. Definitions.</text:p>
      <text:p text:style-name="P123">“This License” refers to version 3 of the GNU General Public License.</text:p>
      <text:p text:style-name="P123">“Copyright” also means copyright-like laws that apply to other kinds of works, such as semiconductor masks.</text:p>
      <text:p text:style-name="P123">“The Program” refers to any copyrightable work licensed under this License. Each licensee is addressed as “you”. “Licensees” and “recipients” may be individuals or organizations.</text:p>
      <text:p text:style-name="P123">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3">A “covered work” means either the unmodified Program or a work based on the Program.</text:p>
      <text:p text:style-name="P123">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3">To “convey” a work means any kind of propagation that enables other parties to make or receive copies. Mere interaction with a user through a computer network, with no transfer of a copy, is not conveying.</text:p>
      <text:p text:style-name="P12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103"><text:bookmark text:name="section12"/>1. Source Code.</text:p>
      <text:p text:style-name="P123">The “source code” for a work means the preferred form of the work for making modifications to it. “Object code” means any non-source form of a work.</text:p>
      <text:p text:style-name="P12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3">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text:span text:style-name="T43">-</text:span>programs that the work is specifically designed to require, such as by intimate data communication or control flow between those sub<text:span text:style-name="T43">-</text:span>programs and other parts of the work.</text:p>
      <text:p text:style-name="P123">The Corresponding Source need not include anything that users can regenerate automatically from other parts of the Corresponding Source.</text:p>
      <text:p text:style-name="P123">The Corresponding Source for a work in source code form is that same work.</text:p>
      <text:p text:style-name="P103"><text:bookmark text:name="section21"/><text:soft-page-break/>2. Basic Permissions.</text:p>
      <text:p text:style-name="P123">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3">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3">Conveying under any other circumstances is permitted solely under the conditions stated below. Sub-licensing is not allowed; section 10 makes it unnecessary.</text:p>
      <text:p text:style-name="P103"><text:bookmark text:name="section31"/>3. Protecting Users' Legal Rights From Anti-Circumvention Law.</text:p>
      <text:p text:style-name="P12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03"><text:bookmark text:name="section41"/>4. Conveying Verbatim Copies.</text:p>
      <text:p text:style-name="P12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3">You may charge any price or no price for each copy that you convey, and you may offer support or warranty protection for a fee.</text:p>
      <text:p text:style-name="P103"><text:bookmark text:name="section51"/>5. Conveying Modified Source Versions.</text:p>
      <text:p text:style-name="P123">You may convey a work based on the Program, or the modifications to produce it from the Program, in the form of source code under the terms of section 4, provided that you also meet all of these conditions:</text:p>
      <text:list text:style-name="L7">
        <text:list-item>
          <text:p text:style-name="P282">a) The work must carry prominent notices stating that you modified it, and giving a relevant date. </text:p>
        </text:list-item>
        <text:list-item>
          <text:p text:style-name="P282">b) The work must carry prominent notices stating that it is released under this License and any conditions added under section 7. This requirement modifies the requirement in section 4 to “keep intact all notices”. </text:p>
        </text:list-item>
        <text:list-item>
          <text:p text:style-name="P28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82">d) If the work has interactive user interfaces, each must display Appropriate Legal Notices; however, if the Program has interactive interfaces that do not display Appropriate Legal Notices, your work need not make them do so. </text:p>
        </text:list-item>
      </text:list>
      <text:p text:style-name="P123"><text:soft-page-break/>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103"><text:bookmark text:name="section61"/>6. Conveying Non-Source Forms.</text:p>
      <text:p text:style-name="P123">You may convey a covered work in object code form under the terms of sections 4 and 5, provided that you also convey the machine-readable Corresponding Source under the terms of this License, in one of these ways:</text:p>
      <text:list text:style-name="L8">
        <text:list-item>
          <text:p text:style-name="P283">a) Convey the object code in, or embodied in, a physical product (including a physical distribution medium), accompanied by the Corresponding Source fixed on a durable physical medium customarily used for software interchange. </text:p>
        </text:list-item>
        <text:list-item>
          <text:p text:style-name="P28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8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8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83">e) Convey the object code using peer-to-peer transmission, provided you inform other peers where the object code and Corresponding Source of the work are being offered to the general public at no charge under subsection 6d. </text:p>
        </text:list-item>
      </text:list>
      <text:p text:style-name="P123">A separable portion of the object code, whose source code is excluded from the Corresponding Source as a System Library, need not be included in conveying the object code work.</text:p>
      <text:p text:style-name="P123">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u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3">“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3"><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3">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3">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03"><text:bookmark text:name="section71"/>7. Additional Terms.</text:p>
      <text:p text:style-name="P123">“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3">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3">Notwithstanding any other provision of this License, for material you add to a covered work, you may (if authorized by the copyright holders of that material) supplement the terms of this License with terms:</text:p>
      <text:list text:style-name="L9">
        <text:list-item>
          <text:p text:style-name="P284">a) Disclaiming warranty or limiting liability differently from the terms of sections 15 and 16 of this License; or </text:p>
        </text:list-item>
        <text:list-item>
          <text:p text:style-name="P284">b) Requiring preservation of specified reasonable legal notices or author attributions in that material or in the Appropriate Legal Notices displayed by works containing it; or </text:p>
        </text:list-item>
        <text:list-item>
          <text:p text:style-name="P284">c) Prohibiting misrepresentation of the origin of that material, or requiring that modified versions of such material be marked in reasonable ways as different from the original version; or </text:p>
        </text:list-item>
        <text:list-item>
          <text:p text:style-name="P284">d) Limiting the use for publicity purposes of names of licensor's or authors of the material; or </text:p>
        </text:list-item>
        <text:list-item>
          <text:p text:style-name="P284">e) Declining to grant rights under trademark law for use of some trade names, trademarks, or service marks; or </text:p>
        </text:list-item>
        <text:list-item>
          <text:p text:style-name="P28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3">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3"><text:soft-page-break/>If you add terms to a covered work in accord with this section, you must place, in the relevant source files, a statement of the additional terms that apply to those files, or a notice indicating where to find the applicable terms.</text:p>
      <text:p text:style-name="P123">Additional terms, permissive or non-permissive, may be stated in the form of a separately written license, or stated as exceptions; the above requirements apply either way.</text:p>
      <text:p text:style-name="P103"><text:bookmark text:name="section81"/>8. Termination.</text:p>
      <text:p text:style-name="P123">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3">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103"><text:bookmark text:name="section91"/>9. Acceptance Not Required for Having Copies.</text:p>
      <text:p text:style-name="P123">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103"><text:bookmark text:name="section101"/>10. Automatic Licensing of Downstream Recipients.</text:p>
      <text:p text:style-name="P123">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3">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3">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text:span text:style-name="T43">counter-claim</text:span> in a lawsuit) alleging that any patent claim is infringed by making, using, selling, offering for sale, or importing the Program or any portion of it.</text:p>
      <text:p text:style-name="P103"><text:bookmark text:name="section111"/>11. Patents.</text:p>
      <text:p text:style-name="P123">A “contributor” is a copyright holder who authorizes use under this License of the Program or a work on which the Program is based. The work thus licensed is called the contributor's “contributor version”.</text:p>
      <text:p text:style-name="P123">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text:soft-page-break/>would be infringed only as a consequence of further modification of the contributor version. For purposes of this definition, “control” includes the right to grant patent sub-licenses in a manner consistent with the requirements of this License.</text:p>
      <text:p text:style-name="P123">Each contributor grants you a non-exclusive, worldwide, royalty-free patent license under the contributor's essential patent claims, to make, use, sell, offer for sale, import and otherwise run, modify and propagate the contents of its contributor version.</text:p>
      <text:p text:style-name="P123">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text:p>
      <text:p text:style-name="P124"><text:s/>(1) cause the Corresponding Source to be so available, or </text:p>
      <text:p text:style-name="P124">(2) arrange to deprive yourself of the benefit of the patent license for this particular work, or</text:p>
      <text:p text:style-name="P124">(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3">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123">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3">Nothing in this License shall be construed as excluding or limiting any implied license or other <text:span text:style-name="T43">defences</text:span> to infringement that may otherwise be available to you under applicable patent law.</text:p>
      <text:p text:style-name="P103"><text:bookmark text:name="section121"/>12. No Surrender of Others' Freedom.</text:p>
      <text:p text:style-name="P123">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103"><text:bookmark text:name="section13"/>13. Use with the GNU Affero General Public License.</text:p>
      <text:p text:style-name="P123">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text:soft-page-break/>such.</text:p>
      <text:p text:style-name="P103"><text:bookmark text:name="section14"/>14. Revised Versions of this License.</text:p>
      <text:p text:style-name="P123">The Free Software Foundation may publish revised and/or new versions of the GNU General Public License from time to time. Such new versions will be similar in spirit to the present version, but may differ in detail to address new problems or concerns.</text:p>
      <text:p text:style-name="P123">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3">If the Program specifies that a proxy can decide which future versions of the GNU General Public License can be used, that proxy's public statement of acceptance of a version permanently authorizes you to choose that version for the Program.</text:p>
      <text:p text:style-name="P123">Later license versions may give you additional or different permissions. However, no additional obligations are imposed on any author or copyright holder as a result of your choosing to follow a later version.</text:p>
      <text:p text:style-name="P103"><text:bookmark text:name="section15"/>15. Disclaimer of Warranty.</text:p>
      <text:p text:style-name="P12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103"><text:bookmark text:name="section16"/>16. Limitation of Liability.</text:p>
      <text:p text:style-name="P12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03"><text:bookmark text:name="section17"/>17. Interpretation of Sections 15 and 16.</text:p>
      <text:p text:style-name="P123">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ce style:name="Univers" svg:font-family="Univers" style:font-family-generic="swiss"/>
    <style:font-face style:name="Univers-Bold" svg:font-family="Univers-Bold" style:font-family-generic="swiss"/>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4-19T13:44:17</meta:creation-date>
    <dc:date>2024-08-30T19:20:11.394234102</dc:date>
    <meta:editing-duration>P2DT5H18M</meta:editing-duration>
    <meta:editing-cycles>68</meta:editing-cycles>
    <meta:generator>LibreOffice/7.6.7.2$Linux_X86_64 LibreOffice_project/60$Build-2</meta:generator>
    <dc:creator>Vincent B Coen</dc:creator>
    <meta:print-date>2024-06-17T18:47:26.896087555</meta:print-date>
    <meta:printed-by>PDF files: Vincent B Coen</meta:printed-by>
    <meta:document-statistic meta:table-count="0" meta:image-count="2" meta:object-count="0" meta:page-count="41" meta:paragraph-count="773" meta:word-count="18136" meta:character-count="108738" meta:non-whitespace-character-count="90946"/>
  </office:meta>
</office:document-meta>
</file>